
<file path=META-INF/manifest.xml><?xml version="1.0" encoding="utf-8"?>
<manifest:manifest xmlns:manifest="urn:oasis:names:tc:opendocument:xmlns:manifest:1.0">
  <manifest:file-entry manifest:full-path="/"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http://www.w3.org/1999/xhtml"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urn:oasis:names:tc:opendocument:xmlns:svg-compatible:1.0" xmlns:number="urn:oasis:names:tc:opendocument:xmlns:datastyle:1.0" xmlns:meta="urn:oasis:names:tc:opendocument:xmlns:meta:1.0" xmlns:dc="http://purl.org/dc/elements/1.1/" xmlns:xlink="http://www.w3.org/1999/xlink" xmlns:fo="urn:oasis:names:tc:opendocument:xmlns:xsl-fo-compatible:1.0" xmlns:draw="urn:oasis:names:tc:opendocument:xmlns:drawing:1.0" xmlns:table="urn:oasis:names:tc:opendocument:xmlns:table:1.0" xmlns:text="urn:oasis:names:tc:opendocument:xmlns:text:1.0" xmlns:style="urn:oasis:names:tc:opendocument:xmlns:style:1.0" office:version="1.0">
  <office:scripts/>
  <office:font-face-decls>
    <style:font-face svg:font-family="StarSymbol" style:name="StarSymbol"/>
    <style:font-face style:font-pitch="variable" style:font-family-generic="roman" svg:font-family="'DejaVu Sans'" style:name="DejaVu Sans"/>
    <style:font-face style:font-pitch="variable" style:font-family-generic="swiss" svg:font-family="'DejaVu Sans'" style:name="DejaVu Sans1"/>
    <style:font-face style:font-pitch="variable" style:font-family-generic="system" svg:font-family="'DejaVu Sans'" style:name="DejaVu Sans2"/>
  </office:font-face-decls>
  <office:automatic-styles>
    <style:style style:list-style-name="L1" style:parent-style-name="Text_20_body" style:family="paragraph" style:name="P1"/>
    <style:style style:parent-style-name="Standard" style:family="paragraph" style:name="P3">
      <style:paragraph-properties style:justify-single-word="false" fo:text-align="center"/>
    </style:style>
    <style:style style:parent-style-name="Standard" style:family="paragraph" style:name="P4">
      <style:paragraph-properties style:justify-single-word="false" fo:text-align="end"/>
    </style:style>
    <style:style style:parent-style-name="Standard" style:family="paragraph" style:name="P5">
      <style:paragraph-properties style:justify-single-word="false" fo:text-align="justify"/>
    </style:style>
    <style:style style:family="text" style:name="T1">
      <style:text-properties style:font-weight-complex="bold" style:font-weight-asian="bold" fo:font-weight="bold"/>
    </style:style>
    <style:style style:family="text" style:name="T2">
      <style:text-properties style:font-style-complex="italic" style:font-style-asian="italic" fo:font-style="italic"/>
    </style:style>
    <style:style style:family="text" style:name="T3">
      <style:text-properties style:text-underline-color="font-color" style:text-underline-width="auto" style:text-underline-style="solid"/>
    </style:style>
    <text:list-style style:name="L1">
      <text:list-level-style-bullet text:bullet-char="●" style:num-suffix="." text:style-name="Bullet_20_Symbols" text:level="1">
        <style:list-level-properties text:min-label-width="0.635cm" text:space-before="0.635cm"/>
        <style:text-properties style:font-name="StarSymbol"/>
      </text:list-level-style-bullet>
      <text:list-level-style-bullet text:bullet-char="○" style:num-suffix="." text:style-name="Bullet_20_Symbols" text:level="2">
        <style:list-level-properties text:min-label-width="0.635cm" text:space-before="1.27cm"/>
        <style:text-properties style:font-name="StarSymbol"/>
      </text:list-level-style-bullet>
      <text:list-level-style-bullet text:bullet-char="■" style:num-suffix="." text:style-name="Bullet_20_Symbols" text:level="3">
        <style:list-level-properties text:min-label-width="0.635cm" text:space-before="1.905cm"/>
        <style:text-properties style:font-name="StarSymbol"/>
      </text:list-level-style-bullet>
      <text:list-level-style-bullet text:bullet-char="●" style:num-suffix="." text:style-name="Bullet_20_Symbols" text:level="4">
        <style:list-level-properties text:min-label-width="0.635cm" text:space-before="2.54cm"/>
        <style:text-properties style:font-name="StarSymbol"/>
      </text:list-level-style-bullet>
      <text:list-level-style-bullet text:bullet-char="○" style:num-suffix="." text:style-name="Bullet_20_Symbols" text:level="5">
        <style:list-level-properties text:min-label-width="0.635cm" text:space-before="3.175cm"/>
        <style:text-properties style:font-name="StarSymbol"/>
      </text:list-level-style-bullet>
      <text:list-level-style-bullet text:bullet-char="■" style:num-suffix="." text:style-name="Bullet_20_Symbols" text:level="6">
        <style:list-level-properties text:min-label-width="0.635cm" text:space-before="3.81cm"/>
        <style:text-properties style:font-name="StarSymbol"/>
      </text:list-level-style-bullet>
      <text:list-level-style-bullet text:bullet-char="●" style:num-suffix="." text:style-name="Bullet_20_Symbols" text:level="7">
        <style:list-level-properties text:min-label-width="0.635cm" text:space-before="4.445cm"/>
        <style:text-properties style:font-name="StarSymbol"/>
      </text:list-level-style-bullet>
      <text:list-level-style-bullet text:bullet-char="○" style:num-suffix="." text:style-name="Bullet_20_Symbols" text:level="8">
        <style:list-level-properties text:min-label-width="0.635cm" text:space-before="5.08cm"/>
        <style:text-properties style:font-name="StarSymbol"/>
      </text:list-level-style-bullet>
      <text:list-level-style-bullet text:bullet-char="■" style:num-suffix="." text:style-name="Bullet_20_Symbols" text:level="9">
        <style:list-level-properties text:min-label-width="0.635cm" text:space-before="5.715cm"/>
        <style:text-properties style:font-name="StarSymbol"/>
      </text:list-level-style-bullet>
      <text:list-level-style-bullet text:bullet-char="●" style:num-suffix="." text:style-name="Bullet_20_Symbols" text:level="10">
        <style:list-level-properties text:min-label-width="0.635cm" text:space-before="6.35cm"/>
        <style:text-properties style:font-name="StarSymbol"/>
      </text:list-level-style-bullet>
    </text:list-style>
  </office:automatic-styles>
  <office:body>
    <office:text>
<office:forms form:apply-design-mode="false" form:automatic-focus="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Title">Spring szkolenie</text:p>
<text:h text:style-name="Heading_20_1" text:outline-level="1">IntelIj - skróty</text:h>
<text:h text:style-name="Heading_20_2" text:outline-level="2">Tworzenie pola z parametru konstruktora:</text:h>
<text:h text:style-name="Heading_20_3" text:outline-level="3">Najedź na argument konstruktora -&gt; Alt+Enter</text:h>
<text:h text:style-name="Heading_20_2" text:outline-level="2">Tworzenie zmiennej lokalnej z metody:</text:h>
<text:h text:style-name="Heading_20_3" text:outline-level="3">Najedź na metodę potem -&gt; Alt+Enter</text:h>
<text:h text:style-name="Heading_20_2" text:outline-level="2">CTRL+ALT+INS  =&gt; utwórz klasę w danym pakiecie</text:h>
<text:h text:style-name="Heading_20_2" text:outline-level="2">ALT+ENTER (na metodzie interfejsu) =&gt; utwórz implementację</text:h>
<text:h text:style-name="Heading_20_2" text:outline-level="2">CTRL+SHIFT+T =&gt; skojarz metodę z testem i przełącz się</text:h>
<text:h text:style-name="Heading_20_2" text:outline-level="2">ALT+INSERT (na metodzie interfejsu) =&gt; utwórz test</text:h>
<text:h text:style-name="Heading_20_2" text:outline-level="2">CTRL+SHIFT+ Strzałka w górę =&gt; przenieś linijkę w górę</text:h>
<text:h text:style-name="Heading_20_2" text:outline-level="2">CTRL+SHIFT+Strzałka w dół =&gt; przenieś linijkę w dół</text:h>
<text:h text:style-name="Heading_20_2" text:outline-level="2">CTRL+ALT+T =&gt; otocz przez blok kodu</text:h>
<text:h text:style-name="Heading_20_2" text:outline-level="2">https://www.jetbrains.com/help/idea/2016.1/refactoring-source-code.html</text:h>
<text:p text:style-name="Standard">
<text:a xmlns:text="text" xmlns:xlink="xlink" xlink:type="simple" xlink:href="https://www.jetbrains.com/help/idea/2016.1/refactoring-source-code.html">https://www.jetbrains.com/help/idea/2016.1/refactoring-source-code.html</text:a>
</text:p>
<text:h text:style-name="Heading_20_1" text:outline-level="1">TODO</text:h>
<text:h text:style-name="Heading_20_1" text:outline-level="1">Linki</text:h>
<text:h text:style-name="Heading_20_2" text:outline-level="2">Prezentacja poświęcona TDD</text:h>
<text:p text:style-name="Standard">
<text:a xmlns:text="text" xmlns:xlink="xlink" xlink:type="simple" xlink:href="https://www.youtube.com/watch?v=wwi1wXOFaA8">https://www.youtube.com/watch?v=wwi1wXOFaA8</text:a>
</text:p>
<text:h text:style-name="Heading_20_2" text:outline-level="2">Spring boot kody na GitHub, lista starterów</text:h>
<text:p text:style-name="Standard">
<text:a xmlns:text="text" xmlns:xlink="xlink" xlink:type="simple" xlink:href="https://github.com/spring-projects/spring-boot/tree/master/spring-boot-project/spring-boot-starters">https://github.com/spring-projects/spring-boot/tree/master/spring-boot-project/spring-boot-starters</text:a>
</text:p>
<text:h text:style-name="Heading_20_2" text:outline-level="2">QueryDSL</text:h>
<text:p text:style-name="Standard">
<text:a xmlns:text="text" xmlns:xlink="xlink" xlink:type="simple" xlink:href="http://www.querydsl.com/">http://www.querydsl.com/</text:a>
</text:p>
<text:h text:style-name="Heading_20_2" text:outline-level="2">DDD by Examples</text:h>
<text:p text:style-name="Standard">
<text:a xmlns:text="text" xmlns:xlink="xlink" xlink:type="simple" xlink:href="https://github.com/ddd-by-examples/library">https://github.com/ddd-by-examples/library</text:a>
</text:p>
<text:h text:style-name="Heading_20_2" text:outline-level="2">Java agent (AOP)</text:h>
<text:p text:style-name="Standard">
<text:a xmlns:text="text" xmlns:xlink="xlink" xlink:type="simple" xlink:href="https://medium.com/olivers-tech-blog/profiling-with-java-agents-part-1-a-hello-world-example-d5531189c418">https://medium.com/olivers-tech-blog/profiling-with-java-agents-part-1-a-hello-world-example-d5531189c418</text:a>
</text:p>
<text:h text:style-name="Heading_20_2" text:outline-level="2">Reaktywne</text:h>
<text:h text:style-name="Heading_20_3" text:outline-level="3">Manifest programowania reaktywnego</text:h>
<text:p text:style-name="Standard">
<text:a xmlns:text="text" xmlns:xlink="xlink" xlink:type="simple" xlink:href="https://www.reactivemanifesto.org/">https://www.reactivemanifesto.org/</text:a>
</text:p>
<text:h text:style-name="Heading_20_3" text:outline-level="3">RatPack</text:h>
<text:p text:style-name="Standard">
<text:a xmlns:text="text" xmlns:xlink="xlink" xlink:type="simple" xlink:href="https://ratpack.io/manual/current/streams.html">https://ratpack.io/manual/current/streams.html</text:a>
</text:p>
<text:h text:style-name="Heading_20_4" text:outline-level="4">Prezentacja dotycząca Ratpack</text:h>
<text:p text:style-name="Standard">
<text:a xmlns:text="text" xmlns:xlink="xlink" xlink:type="simple" xlink:href="https://www.youtube.com/watch?v=gyMDRE_gg2k">https://www.youtube.com/watch?v=gyMDRE_gg2k</text:a>
</text:p>
<text:h text:style-name="Heading_20_3" text:outline-level="3">Reaktywne sterowniki do baz relacyjnych - projekt eksperymentalny</text:h>
<text:p text:style-name="Standard">
<text:a xmlns:text="text" xmlns:xlink="xlink" xlink:type="simple" xlink:href="https://github.com/r2dbc">https://github.com/r2dbc</text:a>
</text:p>
<text:h text:style-name="Heading_20_3" text:outline-level="3">How (not) to use Reactive Streams in Java 9+</text:h>
<text:p text:style-name="Standard">
<text:a xmlns:text="text" xmlns:xlink="xlink" xlink:type="simple" xlink:href="https://blog.softwaremill.com/how-not-to-use-reactive-streams-in-java-9-7a39ea9c2cb3">https://blog.softwaremill.com/how-not-to-use-reactive-streams-in-java-9-7a39ea9c2cb3</text:a>
</text:p>
<text:h text:style-name="Heading_20_3" text:outline-level="3">Understanding Marble Diagrams for Reactive Streams</text:h>
<text:p text:style-name="Standard">
<text:a xmlns:text="text" xmlns:xlink="xlink" xlink:type="simple" xlink:href="https://rxmarbles.com/">https://rxmarbles.com/</text:a>
</text:p>
<text:h text:style-name="Heading_20_2" text:outline-level="2">Java-Microbenchmark Current</text:h>
<text:p text:style-name="Standard">
<text:a xmlns:text="text" xmlns:xlink="xlink" xlink:type="simple" xlink:href="https://rieckpil.de/howto-java-benchmarking-with-jmh-java-microbenchmark-harness/">https://rieckpil.de/howto-java-benchmarking-with-jmh-java-microbenchmark-harness/</text:a>
</text:p>
<text:p text:style-name="Standard">
      Pozwala na mierzenie wydajności kodu w skali Micro. Izoluje od problemów z rozgrzewaniem maszyny.
    </text:p>
<text:h text:style-name="Heading_20_2" text:outline-level="2">JUnit5 User Guide</text:h>
<text:p text:style-name="Standard">
<text:a xmlns:text="text" xmlns:xlink="xlink" xlink:type="simple" xlink:href="https://junit.org/junit5/docs/current/user-guide/">https://junit.org/junit5/docs/current/user-guide/</text:a>
</text:p>
<text:h text:style-name="Heading_20_2" text:outline-level="2">MongoDB</text:h>
<text:p text:style-name="Standard">
<text:a xmlns:text="text" xmlns:xlink="xlink" xlink:type="simple" xlink:href="https://www.mongodb.com/">https://www.mongodb.com/</text:a>
</text:p>
<text:h text:style-name="Heading_20_2" text:outline-level="2">Architectural Drivers: Building Blocks for Decision Making</text:h>
<text:p text:style-name="Standard">
<text:a xmlns:text="text" xmlns:xlink="xlink" xlink:type="simple" xlink:href="https://www.neverletdown.net/2014/10/architectural-drivers.html">https://www.neverletdown.net/2014/10/architectural-drivers.html</text:a>
</text:p>
<text:h text:style-name="Heading_20_2" text:outline-level="2">Artykuły DDD</text:h>
<text:h text:style-name="Heading_20_3" text:outline-level="3">DDD aggregates and @DomainEvents | Baeldung</text:h>
<text:p text:style-name="Standard">
<text:a xmlns:text="text" xmlns:xlink="xlink" xlink:type="simple" xlink:href="https://www.baeldung.com/spring-data-ddd">https://www.baeldung.com/spring-data-ddd</text:a>
</text:p>
<text:h text:style-name="Heading_20_3" text:outline-level="3">Double Dispatch in DDD | Baeldung</text:h>
<text:p text:style-name="Standard">
<text:a xmlns:text="text" xmlns:xlink="xlink" xlink:type="simple" xlink:href="https://www.baeldung.com/ddd-double-dispatch">https://www.baeldung.com/ddd-double-dispatch</text:a>
</text:p>
<text:h text:style-name="Heading_20_3" text:outline-level="3">Persisting DDD Aggregates | Baeldung</text:h>
<text:p text:style-name="Standard">
<text:a xmlns:text="text" xmlns:xlink="xlink" xlink:type="simple" xlink:href="https://www.baeldung.com/spring-persisting-ddd-aggregates">https://www.baeldung.com/spring-persisting-ddd-aggregates</text:a>
</text:p>
<text:h text:style-name="Heading_20_2" text:outline-level="2">Prezentacja "obiekty gdzie jesteście"</text:h>
<text:p text:style-name="Standard">
<text:a xmlns:text="text" xmlns:xlink="xlink" xlink:type="simple" xlink:href="https://www.youtube.com/watch?v=wtY5MeMpgVM">https://www.youtube.com/watch?v=wtY5MeMpgVM</text:a>
</text:p>
<text:h text:style-name="Heading_20_1" text:outline-level="1">Repozytoria kodu</text:h>
<text:h text:style-name="Heading_20_2" text:outline-level="2">Root</text:h>
<text:p text:style-name="Standard">
<text:a xmlns:text="text" xmlns:xlink="xlink" xlink:type="simple" xlink:href="https://github.com/mikewojtyna">https://github.com/mikewojtyna</text:a>
</text:p>
<text:h text:style-name="Heading_20_2" text:outline-level="2">Efficient java - serwer NIO, minimalny system reaktywny</text:h>
<text:p text:style-name="Standard">
<text:a xmlns:text="text" xmlns:xlink="xlink" xlink:type="simple" xlink:href="https://github.com/mikewojtyna/efficient-java">https://github.com/mikewojtyna/efficient-java</text:a>
</text:p>
<text:p text:style-name="Standard">
      https://github.com/mikewojtyna/efficient-java/blob/master/src/main/java/pro/buildmysoftware/efficientjava/newio/server/EchoServer.java
    </text:p>
<text:h text:style-name="Heading_20_2" text:outline-level="2">DDD</text:h>
<text:p text:style-name="Standard">
<text:a xmlns:text="text" xmlns:xlink="xlink" xlink:type="simple" xlink:href="https://github.com/mikewojtyna/ddd-training">https://github.com/mikewojtyna/ddd-training</text:a>
</text:p>
<text:h text:style-name="Heading_20_2" text:outline-level="2">Rest API+HTEOAS(starsza wersja)</text:h>
<text:p text:style-name="Standard">
<text:a xmlns:text="text" xmlns:xlink="xlink" xlink:type="simple" xlink:href="https://github.com/mikewojtyna/rest-api-training">https://github.com/mikewojtyna/rest-api-training</text:a>
</text:p>
<text:h text:style-name="Heading_20_2" text:outline-level="2">WebFlux-nowy framework wobowy Spring</text:h>
<text:p text:style-name="Standard">
<text:a xmlns:text="text" xmlns:xlink="xlink" xlink:type="simple" xlink:href="https://github.com/mikewojtyna/webflux-training">https://github.com/mikewojtyna/webflux-training</text:a>
</text:p>
<text:p text:style-name="Standard">
      Jest w opozycji do Spring MVC, kontrolerem jest dowolna funkcja Consumer, odejście od adnotacji. W tym frameworku nie startuje tomcat tylko netty, bo ma lepsze wsparcie, wstaje aplikacja nasłuchująca.
    </text:p>
<text:p text:style-name="Standard"/>
<text:p text:style-name="Standard">
      Ciekawym typem jest typ MediaType.TEXT_EVENT_STREAM_VALUE
    </text:p>
<text:p text:style-name="Standard"/>@RestController<text:line-break/>@RequestMapping(<text:span text:style-name="T1">"/controller/hello"</text:span>)<text:line-break/>
<text:span text:style-name="T1">public class </text:span>ReactiveHelloController {<text:line-break/>    @GetMapping(produces = MediaType.TEXT_EVENT_STREAM_VALUE)<text:line-break/>
<text:span text:style-name="T1">public </text:span>Flux&lt;Hello&gt; allMsgs() {<text:line-break/>
<text:span text:style-name="T1">return </text:span>Flux.interval(Duration.ofSeconds(1))<text:line-break/>                .map(i -&gt; <text:span text:style-name="T1">new </text:span>Hello(<text:span text:style-name="T1">"Hello " </text:span>+ i));<text:line-break/>    }<text:line-break/>}<text:p text:style-name="Standard"/>
<text:p text:style-name="Standard"/>
<text:p text:style-name="Standard">
      Przeglądarka nigdy nie dostaje responsa, serwer pisze cały czas do tego kanału
    </text:p>
<text:h text:style-name="Heading_20_2" text:outline-level="2">Mongo</text:h>
<text:p text:style-name="Standard">
      https://github.com/mikewojtyna/mongodb-training
    </text:p>
<text:h text:style-name="Heading_20_2" text:outline-level="2">JPMS(Modularyzacja aplikacji springowej według JPMS)</text:h>
<text:p text:style-name="Standard">
<text:a xmlns:text="text" xmlns:xlink="xlink" xlink:type="simple" xlink:href="https://github.com/mikewojtyna/jpms-training">https://github.com/mikewojtyna/jpms-training</text:a>
</text:p>
<text:h text:style-name="Heading_20_1" text:outline-level="1">Architektura</text:h>
<text:h text:style-name="Heading_20_2" text:outline-level="2">Domain Driven Design</text:h>
<text:p text:style-name="Standard">
      DDD zakłada rozmowę z klientem, jeśli tego nie ma można zrobić DDD Lite.
    </text:p>
<text:p text:style-name="Standard"/>
<text:p text:style-name="Standard">
      Domena jest biznesem. Model jest rzutem domeny na oprogramowanie.Domena jest problematyką którą zajmuje się dany biznes. Domena określa problem do rozwiązania, model jest rozwiązaniem problemu tej domeny.
    </text:p>
<text:p text:style-name="Standard">
      Metodyka zakłada
    </text:p>
<text:p text:style-name="Standard"/>
<text:p text:style-name="Standard">
      Czym nie jest:
    </text:p>
<text:list text:style-name="L1">
<text:list-item>
<text:p text:style-name="P1">
        frameworkiem
      </text:p>
</text:list-item>
<text:list-item>
<text:p text:style-name="P1">
        nie narzauca architektury (chociaż może na nią wpływać)
      </text:p>
</text:list-item>
</text:list>
<text:p text:style-name="P3"/>
<text:p text:style-name="Standard"/>
<text:p text:style-name="Standard">
      Jest:
    </text:p>
<text:list text:style-name="L1">
<text:list-item>
<text:p text:style-name="P1">
        zbiorem technik wytwarzania w zgodzie z zapotrzebowaniem w taki sposób by domena była w centrum, by domena sterowała tym co powstaje, żebyśmy zaczynali od zachowań biznesowych, w celu stworzenia modelu , wspólnego języka domenowego dla wszystkich części naszego rozwiązćania
      </text:p>
</text:list-item>
<text:list-item>
<text:p text:style-name="P1">
        podejściem do tworzenia oprogramowania
      </text:p>
</text:list-item>
</text:list>
<text:p text:style-name="P3"/>
<text:p text:style-name="Standard">
      Kiedy stosować:
    </text:p>
<text:list text:style-name="L1">
<text:list-item>
<text:p text:style-name="P1">
        złożona domena, gdy występuje proces którym chcemy sterować
      </text:p>
</text:list-item>
</text:list>
<text:p text:style-name="P3"/>
<text:p text:style-name="Standard"/>
<text:p text:style-name="Standard"/>
<text:p text:style-name="Standard">
      Kiedy nie stosować
    </text:p>
<text:list text:style-name="L1">
<text:list-item>
<text:p text:style-name="P1">
        gdy logika jest czysto crudowa (np. formularz, stworzyć, znaleźć)
      </text:p>
</text:list-item>
<text:list-item>
<text:p text:style-name="P1">
        gdy nie ma złożonego procesu
      </text:p>
</text:list-item>
<text:list-item>
<text:p text:style-name="P1">
        gdy nie ma procesu którym chcemy sterować
      </text:p>
</text:list-item>
</text:list>
<text:p text:style-name="P3"/>
<text:p text:style-name="Standard"/>
<text:p text:style-name="Standard"/>
<text:p text:style-name="Standard">
      Może się zdarzyć że na początku dostaniemy wymagania pasujące do CRUDa , a potem wszystko się komplikuje.
    </text:p>
<text:p text:style-name="Standard"/>
<text:p text:style-name="Standard">
      W momencie gdy zaczynają pojawiać się pierwsze reguły należy zacząć drążyć dlaczego tak się dzieje.
    </text:p>
<text:h text:style-name="Heading_20_3" text:outline-level="3">Wypracowanie wspólnego języka</text:h>
<text:p text:style-name="Standard">
      Najważniejszy etap wdrażania DDD. Wypracowanie języka znaczeniowego wspólnego dla biznesu i technicznych. Deweloperzy rozmawiają tym samym językiem z biznesem.
    </text:p>
<text:p text:style-name="Standard">
<text:line-break/>
      Używamy pojęciami
    </text:p>
<text:h text:style-name="Heading_20_3" text:outline-level="3">Typy domen</text:h>
<text:p text:style-name="Standard">
      Biznes operuje na różnych domenach.  Wyróżniamy trzy rodzaje:
    </text:p>
<text:p text:style-name="Standard"/>
<text:list text:style-name="L1">
<text:list-item>
<text:p text:style-name="P1">
        Core domain - bez niej biznes nie mógłby funcjonować - to na czym się zarabia, to co generuje biznes, np. zarządzanie katalogiem dostaw produktów, sprzedaży
      </text:p>
</text:list-item>
<text:list-item>
<text:p text:style-name="P1">
        Supporting domain - domena wspomagająca domenę główną, bez tej domeny możemy funkcjonować
      </text:p>
</text:list-item>
<text:list-item>
<text:p text:style-name="P1">
        Generic domain - ważna potrzebna, ale bardzo ogólna, taka że można kupić, znaleźć rozwiązania gotowe konteneryzacja, bezpieczeństwo , księgowość
      </text:p>
</text:list-item>
</text:list>
<text:p text:style-name="P3"/>
<text:h text:style-name="Heading_20_3" text:outline-level="3">Mapa domenowa</text:h>
<text:p text:style-name="Standard">
      Diagram, rodzaj mapy myśli prezentujące domenę.
    </text:p>
<text:p text:style-name="Standard"/>
<text:p text:style-name="Standard">
      Jeśli kolejna iteracja naszego modelu nie powoduje rewolucyjnego wpływu na inne części domeny to znaczy że zbliżamy się do modelu dobrze opisującego domenę.
    </text:p>
<text:h text:style-name="Heading_20_3" text:outline-level="3">Agregat</text:h>
<text:p text:style-name="Standard">
      Bardzo ważne pojęcie - jest to najmniejsza grupa obiektów, która musi wejść ze sobą w interakcję, by spełnić cel biznesowy. Występuje jedna encja (rozumiana jako obiekt z tożsamością) pilnująca poprawności realizacji reguły.
    </text:p>
<text:p text:style-name="Standard"/>
<text:p text:style-name="Standard">
      Prawidłowe wyznaczenie agregatów wyewoluuje do zasięgu transakcji, może się okazać że komunikacja z zewnętrzem może odbywać się poza transakcją.
    </text:p>
<text:h text:style-name="Heading_20_2" text:outline-level="2">Architektura warstwowa vs heksagonalna Ports -Adapters</text:h>
<text:h text:style-name="Heading_20_2" text:outline-level="2">Test Driven Development i Ports Adapters</text:h>
<text:h text:style-name="Heading_20_2" text:outline-level="2"> Preferowany sposób konteneryzacji to mały kontener np tomcat, wrzucony na Dockera i zarządzany Qubernetesem).</text:h>
<text:h text:style-name="Heading_20_2" text:outline-level="2">JPMS(JIGSAW, Java Modules) </text:h>
<text:p text:style-name="Standard">
      Modularyzacja wprowadzona w java 9. Jedna z największych rewolucji w java, niestety na razie jest problem ze środowiskiem . Problem jest z bibliotekami, które zakładają swobodny dostęp (lombok, spring).
    </text:p>
<text:h text:style-name="Heading_20_2" text:outline-level="2">Modularny monolit podział na moduły</text:h>
<text:p text:style-name="Standard">
      Monolit jedna aplikacja zarządzająca wszystkim. W opozycji architektura microserwisów która stanowi odrębną funkcjonalność wystawiającą jakiś interfejs.
    </text:p>
<text:p text:style-name="Standard"/>
<text:p text:style-name="Standard">
      W przypadku gdy microserwisy podzieli się niewłaściwie,  z nadmierną liczbą powiązań. Integracji z innymi Microservisammi powinno być możliwie mało, gdy co chwilę trzeba się łączyć to coś jest źle z podziałem.
    </text:p>
<text:p text:style-name="Standard"/>
<text:p text:style-name="Standard">
      Najważniejsza jest odpowiedź czy jesteśmy w stanie skutecznie podzielić system na moduły. To pytanie jest kluczowe. Cechą dobrej architektury modułowej jest to, że decyzję o sposobie komunikacji pomiędzy modułami można odłożyć w czasie.
    </text:p>
<text:p text:style-name="Standard"/>
<text:p text:style-name="Standard">
      Jeśli w systemie jest błędna modularyzacja to wpadniemy w ogromne problemy.
    </text:p>
<text:p text:style-name="Standard"/>
<text:p text:style-name="Standard">
      W systemach rozproszonych nic nie jest lokalne, o wszystko musimy zadbać, odnalezienie serwisów, zakresy boundary transakcji, load balancing, zasoby. Należy zwrócić uwagę że nie mamy transakcji rozproszonej, tylko lokalna, bardzo ważne jest więc odpowiednio
    </text:p>
<text:p text:style-name="Standard">
      wydzielone ich zakresy.
    </text:p>
<text:p text:style-name="Standard"/>
<text:p text:style-name="Standard">
      Jednym z większych błędów jest adaptacja podejść ze względu na ich popularność, a nie wynikają one z prawdziwych potrzeb.
    </text:p>
<text:p text:style-name="Standard"/>
<text:p text:style-name="Standard">
      Dobre granice modułów nie mogą być wyznaczone przez programistów, muszą wynikać z rozmów z biznesem. Programista bierze udział w procesie. Jest to podstawa do wejścia w dialog, który jest podstawą do DDD.
    </text:p>
<text:p text:style-name="Standard"/>
<text:p text:style-name="Standard">
      Modularny monolit:
    </text:p>
<text:list text:style-name="L1">
<text:list-item>
<text:p text:style-name="P1">
        archunit - testowanie czy pomiędzy klasami i pakietami nie ma niedozwolonych powiązań. Narzędzie do JUnit pozwalające na pisanie testów do naszej architektury.
      </text:p>
</text:list-item>
</text:list>
<text:p text:style-name="P3"/>
<text:p text:style-name="Standard"/>
<text:p text:style-name="Standard"/>
<text:p text:style-name="Standard">
      Granicami mogą być (ale uwaga! przy pakietowaniu, modularyzacji musimy mieć z tyłu głowy że podziały nie mogą być warstwowe, ona muszą być wskrośne, pionowe, funkcjonalne)
    </text:p>
<text:list text:style-name="L1">
<text:list-item>
<text:p text:style-name="P1">
        pakiety - o ile zadbamy by obiekty z jednego pakietu nie za bardzo wiązały się z innymi pakietami
      </text:p>
</text:list-item>
<text:list-item>
<text:p text:style-name="P1">
        moduły javowe (od java9) - może, ale problemy ze springiem, lombokiem
      </text:p>
</text:list-item>
<text:list-item>
<text:p text:style-name="P1">
        moduły mavenowe, artefakty
      </text:p>
</text:list-item>
<text:list-item>
<text:p text:style-name="P1">
        może dałoby się w wyodrębnionych modułach wyróźnić pakiet api, który stanie się portem do innych modułów
      </text:p>
</text:list-item>
<text:list-item>
<text:p text:style-name="P1">
        potem umawiamy się że rozmawiamy przez pakiet api
      </text:p>
</text:list-item>
<text:list-item>
<text:p text:style-name="P1">
        z czasem większość artefaktów porozumiewa się przez api
      </text:p>
</text:list-item>
<text:list-item>
<text:p text:style-name="P1">
        po osiągnięciu dojrzałości technologicznej można pokusić się o użycie JPMS(JIGSAW, Java Modules) - tu możemy już powiedzieć że komunikacja MUSI odbywać się przez wyeksportowane API
      </text:p>
</text:list-item>
</text:list>
<text:p text:style-name="P3"/>
<text:p text:style-name="Standard">
      Architecture driver - to co jest
    </text:p>
<text:p text:style-name="Standard">
      Jednostka modularna musi być tak określona by jeden zespół mógł ogarnąć. Moduł jest driverem logicznym a mikroservice
    </text:p>
<text:h text:style-name="Heading_20_1" text:outline-level="1">Spring Boot i dobre praktyki konfiguracji</text:h>
<text:p text:style-name="Standard">
      Zbiór konwencji konfiugracyjnych pozwalający na niedookreślanie pewnych elementów np. wersji. To wspólny parent z określonymi dependencymanagement. Można nie używać parenta tylko zrobić sobie dependencymanagement sami.
    </text:p>
<text:p text:style-name="Standard"/>
<text:p text:style-name="Standard">
      Startery są paczkami , każda z nich ma wiele zależności.
    </text:p>
<text:p text:style-name="Standard"/>
<text:p text:style-name="Standard">
      Otwierając starter widziemy jego zależności. Starter ma pewną wersję. Na jej podstawie określa zgodność innych zależności.
    </text:p>
<text:p text:style-name="Standard"/>
<text:p text:style-name="Standard">
      Spring Boot ma też część javową. Zawiera serię autokonfiguratorów, które pod pewnymi warunkami (obecność na classpath, zmiennej,klasy, propertisa,obecność startera) załaduje odpowiednie biblioteki.
    </text:p>
<text:p text:style-name="Standard"/>
<text:p text:style-name="Standard"/>
<text:p text:style-name="Standard">
      mvn dependency:list | grep
    </text:p>
<text:p text:style-name="Standard">
      Jeśli nie przeszkadza to nie excludować.
    </text:p>
<text:p text:style-name="Standard"/>
<text:p text:style-name="Standard">
      Np
    </text:p>
<text:p text:style-name="Standard">
      spring-boot-starter-test dodaje dependency do junit4 i jupyter (junit5) -&gt; żeby nie mieszały się importy można wyekskludować junit &lt;exclusion&gt;&lt;groupId&gt;junit&lt;/groupId&gt;&lt;artifactId&gt;junit&lt;/artifactId&gt;&lt;/exclusion&gt;
    </text:p>
<text:h text:style-name="Heading_20_2" text:outline-level="2">Umbralla projects</text:h>
<text:p text:style-name="Standard">
      Projekty parasolowe których celem jest zarządzanie zależnościami.
    </text:p>
<text:h text:style-name="Heading_20_2" text:outline-level="2">Importowanie dependency management</text:h>
<text:p text:style-name="Standard">
      Jako parent nie musimy ustawiać spring boota, możemy zrobić projekt umbrella, który nie ma ustawionego parenta na spring boot ale dziedziczy z niego tylko
    </text:p>
<text:p text:style-name="Standard">
      dependency management (nie dostaniemy niczego co w SpringBoot jest dodane jako zwykłe &lt;dependency&gt;, poza DM) . W naszym projekcie jako parent ustawiamy ten nasz umbrella, a nie Spring Boot.
    </text:p>
<text:p text:style-name="Standard"/>
<text:p text:style-name="Standard">
      BOM - pom zawierający tylko wersje (xxx of materials)
    </text:p>
<text:p text:style-name="Standard"/>
<text:p text:style-name="Standard">
      Fragment pom z projektu umbrella dziedziczący dependencyManagement z projektu spring boota.
    </text:p>&lt;dependencyManagement&gt;<text:line-break/>		&lt;dependencies&gt;<text:line-break/>			&lt;dependency&gt;<text:line-break/>				&lt;groupId&gt;org.springframework.boot&lt;/groupId&gt;<text:line-break/>				&lt;artifactId&gt;spring-boot-dependencies&lt;/artifactId&gt;<text:line-break/>				&lt;version&gt;${spring-boot.version}&lt;/version&gt;<text:line-break/>				&lt;type&gt;pom&lt;/type&gt;<text:line-break/>				&lt;scope&gt;import&lt;/scope&gt;<text:line-break/>			&lt;/dependency&gt;<text:line-break/>		&lt;/dependencies&gt;<text:line-break/>	&lt;/dependencyManagement&gt;<text:h text:style-name="Heading_20_2" text:outline-level="2">Tworzenie nowego startera</text:h>
<text:p text:style-name="Standard">
      nazwa_naszego_startera-spring-boot-starter
    </text:p>
<text:p text:style-name="Standard">
      starter jest pomem który definiuje zależności wersje i benchmark-spring-boot-autoconfigure, jest to część realizująca warunkową konfigurację.
    </text:p>
<text:p text:style-name="Standard"/>
<text:p text:style-name="Standard">
      benchmark-spring-boot-autoconfigure - dostarcza automatycznej konfiguracji.
    </text:p>
<text:p text:style-name="Standard">
      Zawiera klasę oznaczoną @Configuration i tworzy warunkowo  beana.  Używa adnotacji warunkowych rozpoczynających się od Conditional....
    </text:p>
<text:p text:style-name="Standard"/>
<text:p text:style-name="Standard">
      @Conditional - adnotacja umożliwiająca na łączenie warunków (do sprawdzenia)
    </text:p>
<text:p text:style-name="Standard"/>
<text:p text:style-name="Standard">
      Obsługa propertisów:
    </text:p>
<text:p text:style-name="Standard">
      Tworzę klasę beana np. BenchmarkProperties, która będzie połączona z property. Prefix mówi że jeśli w propertisach będzie "benchmark_timeout"
    </text:p>@ConfigurationProperties(prefix = <text:span text:style-name="T1">"benchmark"</text:span>)<text:line-break/>
<text:span text:style-name="T1">public class </text:span>BenchmarkProperties {<text:line-break/>
<text:line-break/>
<text:span text:style-name="T1">private long </text:span>
<text:span text:style-name="T1">timeout</text:span>;<text:p text:style-name="Standard">
      }
    </text:p>
<text:p text:style-name="Standard"/>
<text:p text:style-name="Standard">
      Żeby spring mógł zainstancjonować autokonfiguracje konieczne jest dodanie pliku META-INF/spring.factories
    </text:p>
<text:span text:style-name="T1">org.springframework.boot.autoconfigure.EnableAutoConfiguration</text:span>=<text:span text:style-name="T1">pro</text:span>
<text:span text:style-name="T1">\<text:line-break/>  .buildmysoftware.spring.boot.benchmark.autoconfigure\<text:line-break/>  .BenchmarkAutoConfiguration</text:span>
<text:p text:style-name="Standard"/>
<text:p text:style-name="Standard">@TestConfiguration - na potrzeby testu tworzymy nową konfigurację przykrywającą beana</text:p>@TestConfiguration<text:line-break/>
<text:span text:style-name="T1">public static class </text:span>BenchmarkTestConfiguration {<text:line-break/>
<text:line-break/>@Bean<text:line-break/>
<text:span text:style-name="T1">public </text:span>Benchmark benchmark() {<text:line-break/>
<text:span text:style-name="T1">return new </text:span>CustomBenchmark();<text:line-break/>   }<text:line-break/>}<text:p text:style-name="Standard"/>
<text:h text:style-name="Heading_20_2" text:outline-level="2">Debugging ładowania autokonfiguracji</text:h>
<text:p text:style-name="Standard"/>
<text:p text:style-name="Standard">
      Możliwy jest debugging autokonfiguracji
    </text:p>
<text:p text:style-name="Standard"/>
<text:p text:style-name="Standard">
      Program arguments : --debug
    </text:p>
<text:p text:style-name="Standard">
      Dostajemy raport ze springboota który mówi nam o tym  jakie konfiguracje są załadowane: Conditions evaluation report - na podstawie conditional on spring rozpoznaje jakie moduły są aktywowane.
    </text:p>
<text:p text:style-name="Standard">
      Positive matches: mówi nam która autokonfiguracja się załadowała i co ważne dlaczego . np. (spring.aop.auto=true)  - czyli wystąpiła gdzieś ta własność z tą wartością.
    </text:p>
<text:p text:style-name="Standard">
      Jeśli wymienione są dwa Conditionale to pomiędzy nimi jest AND.
    </text:p>
<text:p text:style-name="Standard"/>
<text:p text:style-name="Standard">
      Negative matches: są to autokonfiguracje które są na classpathu ale nie aktywowały się dlatego że zabrakło spełnienia jakiegoś warunku.
    </text:p>
<text:p text:style-name="Standard"/>
<text:p text:style-name="Standard">
      Unconditional classes: - ładują się zawsze (jeśli warunek jest per metoda to autokonfiguracja załaduje się zawsze a warunek będzie sprawdzany na metodzie)
    </text:p>
<text:p text:style-name="Standard"/>
<text:p text:style-name="Standard">
      Jeśli aktywuje się coś więcej niż chcemy to możemy użyć adnotacji Exclude w konfiguracji, wtedy mimo że z warunków ładowania wyjdzie true, to zostanie ona excludowana.
    </text:p>
<text:h text:style-name="Heading_20_2" text:outline-level="2">Dziedziczenie dependecy management ze starterów i dodawanie zależności</text:h>
<text:h text:style-name="Heading_20_2" text:outline-level="2">SpringApplicationBuilder</text:h>
<text:p text:style-name="Standard">
<text:a xmlns:text="text" xmlns:xlink="xlink" xlink:type="simple" xlink:href="https://github.com/ddd-by-examples/library#spring">https://github.com/ddd-by-examples/library#spring</text:a>
</text:p>
<text:p text:style-name="Standard">
      Układanie configów, mamy modułki, artefakty mavenowe.
    </text:p>
<text:p text:style-name="Standard"/>
<text:p text:style-name="Standard"/>
<text:p text:style-name="Standard">
      Spring Framework seems to be the most popular Java framework ever used. Unfortunately it is also quite common to overuse its features in the business code. What you find in this project is that the domain packages are fully focused on modelling business problems, and are free from any DI, which makes it easy to unit-test it which is invaluable in terms of code reliability and maintainability. It does not mean, though, that we do not use Spring Framework - we do. Below you will find some details:
    </text:p>
<text:list text:style-name="L1">
<text:list-item>
<text:p text:style-name="P1">
        Each bounded context has its own independent application context. It means that we removed the runtime coupling, which is a step towards extracting modules (and microservices). How did we do that? Let's have a look:

        @SpringBootConfiguration
@EnableAutoConfiguration
public class LibraryApplication {

    public static void main(String[] args) {
        new SpringApplicationBuilder()
                .parent(LibraryApplication.class)
                .child(LendingConfig.class).web(WebApplicationType.SERVLET)
                .sibling(CatalogueConfiguration.class).web(WebApplicationType.NONE)
                .run(args);
    }
}</text:p>
</text:list-item>
<text:list-item>
<text:p text:style-name="P1">
        As you could see above, we also try not to use component scan wherever possible. Instead we utilize @Configuration classes where we define module specific beans in the infrastructure layer. Those configuration classes are explicitly declared in the main application class.
      </text:p>
</text:list-item>
</text:list>
<text:p text:style-name="P3"/>
<text:p text:style-name="Standard"/>
<text:list text:style-name="L1">
<text:list-item>
<text:p text:style-name="Standard"> </text:p>
</text:list-item>
</text:list>
<text:h text:style-name="Heading_20_2" text:outline-level="2">obraz</text:h>
<text:list text:style-name="L1">
<text:list-item/>
</text:list>
<text:h text:style-name="Heading_20_1" text:outline-level="1">Bazy rozproszone</text:h>
<text:p text:style-name="Standard">
      Wyodrębniamy dokument rozumiany jako zbiór atrybutów stanowiących całość.
    </text:p>
<text:p text:style-name="Standard"/>
<text:p text:style-name="Standard">
      Uzyskujemy ogromną skalowalność horyzontalną. Dokumenty nie są dzielone . Dany node może obsługiwać dokumenty o id mniejsze od n, następny od n+1 do 2n itd...
    </text:p>
<text:p text:style-name="Standard"/>
<text:p text:style-name="Standard">
      Różne zapytania mogą być kierowane do różnych części infrastruktury.
    </text:p>
<text:p text:style-name="Standard"/>
<text:h text:style-name="Heading_20_2" text:outline-level="2">Integracja z MongoDB</text:h>
<text:p text:style-name="Standard">
      Mongo ma dwa tryby reaktywne i niereaktywne
    </text:p>
<text:p text:style-name="Standard"/>
<text:p text:style-name="Standard">
      Są dwa dwa startery
    </text:p>&lt;<text:span text:style-name="T1">dependency</text:span>&gt;<text:line-break/>   &lt;<text:span text:style-name="T1">groupId</text:span>&gt;org.springframework.boot&lt;/<text:span text:style-name="T1">groupId</text:span>&gt;<text:line-break/>   &lt;<text:span text:style-name="T1">artifactId</text:span>&gt;spring-boot-starter-data-mongodb-reactive<text:line-break/>   &lt;/<text:span text:style-name="T1">artifactId</text:span>&gt;<text:line-break/>&lt;/<text:span text:style-name="T1">dependency</text:span>&gt;<text:p text:style-name="Standard"/>
<text:p text:style-name="Standard">
      i
    </text:p>
<text:p text:style-name="Standard"/>&lt;<text:span text:style-name="T1">dependency</text:span>&gt;<text:line-break/>   &lt;<text:span text:style-name="T1">groupId</text:span>&gt;org.springframework.boot&lt;/<text:span text:style-name="T1">groupId</text:span>&gt;<text:line-break/>   &lt;<text:span text:style-name="T1">artifactId</text:span>&gt;spring-boot-starter-data-mongodb<text:line-break/>   &lt;/<text:span text:style-name="T1">artifactId</text:span>&gt;<text:line-break/>&lt;/<text:span text:style-name="T1">dependency</text:span>&gt;<text:p text:style-name="Standard"/>
<text:p text:style-name="Standard">
      Mongodb dostarcza javowy driver jest on dostarczany przez Mongo. Dosyć niskopoziomowy. Spring integruje się przez przykrycie swoim interfejsem MongoOperation, a jego implementacja to MongoTemplate.
    </text:p>
<text:p text:style-name="Standard"/>
<text:p text:style-name="Standard">
      Mongo można używać za pomocą tego templatea,  lub bardziej wysokopoziomowym przy pomocy repositories.
    </text:p>
<text:p text:style-name="Standard"/>
<text:p text:style-name="Standard">
      Gdy chcemy zrobić coś na niskopoziomowym poziomie to używamy Template (np w klasie MongoInit) przy dostępie do danych korzystamy z Repository.
    </text:p>
<text:p text:style-name="Standard"/>
<text:p text:style-name="Standard">
      Repository:
    </text:p>
<text:p text:style-name="Standard">
      Tworzymy interfejs rozszerzający ReactiveMongoRepository, można robić MixIn, customowe metody, obowiązują te same zasady co dla innych repozytoriów. Można wydziedziczyć się z MongoRepository, to wtedy nie uzyskujemy obiektów reaktywnych.
    </text:p>
<text:h text:style-name="Heading_20_1" text:outline-level="1">Spring Framework</text:h>
<text:h text:style-name="Heading_20_2" text:outline-level="2">Interfejsy</text:h>
<text:h text:style-name="Heading_20_3" text:outline-level="3">ApplicationContext</text:h>
<text:p text:style-name="Standard">Daje więcej niż BeanFactory, ponieważ dokłada obsługę zdarzeń postprocessingowych </text:p>
<text:p text:style-name="Standard"/>
<text:p text:style-name="Standard">Central interface to provide configuration for an application. This is read-only while the application is running, but may be reloaded if the implementation supports this. </text:p>
<text:p text:style-name="Standard"/>
<text:p text:style-name="Standard">An ApplicationContext provides: </text:p>
<text:p text:style-name="Standard"/>
<text:p text:style-name="Standard">    Bean factory methods for accessing application components. Inherited from ListableBeanFactory. </text:p>
<text:p text:style-name="Standard">    The ability to load file resources in a generic fashion. Inherited from the ResourceLoader interface. </text:p>
<text:p text:style-name="Standard">    The ability to publish events to registered listeners. Inherited from the ApplicationEventPublisher interface. </text:p>
<text:p text:style-name="Standard">    The ability to resolve messages, supporting internationalization. Inherited from the MessageSource interface. </text:p>
<text:p text:style-name="Standard">    Inheritance from a parent context. Definitions in a descendant context will always take priority. This means, for example, that a single parent context can be used by an entire web application, while each servlet has its own child context that is independent of that of any other servlet. aa </text:p>
<text:p text:style-name="Standard"/>
<text:p text:style-name="Standard">All Known Subinterfaces: </text:p>
<text:p text:style-name="Standard">    ConfigurableApplicationContext, ConfigurableWebApplicationContext, WebApplicationContext </text:p>
<text:h text:style-name="Heading_20_3" text:outline-level="3">BeanFactory</text:h>
<text:p text:style-name="Standard">BeanFactory - abstrakcyjna fabryka beanów , jest to wzorzec Abstract Factory. Jest interfejsem wystarczającym do zarządzania beanami. </text:p>
<text:p text:style-name="Standard"/>
<text:p text:style-name="Standard">BeanFactory/a&gt; interface provides a simple, yet flexible configuration mechanism to manage objects of any nature via the Spring IoC container. Let's have a look at some basics before diving deep into this central Spring API.</text:p>
<text:h text:style-name="Heading_20_2" text:outline-level="2">Implementacja</text:h>
<text:h text:style-name="Heading_20_3" text:outline-level="3">AnnotationConfigApplicationContext</text:h>
<text:p text:style-name="Standard">
      Kontekst aplikacji standalone. Pozwala na wczytanie konfiguracji przy pomocy adnotacji. Podstawowy kontekst aplikacji SpringBoot.
    </text:p>
<text:h text:style-name="Heading_20_2" text:outline-level="2">Klasy/interfejsy pomocnicze</text:h>
<text:p text:style-name="Standard">
      Spring umożliwia wpinanie się do cyklu życia.
    </text:p>
<text:p text:style-name="Standard">
      Każda adnotacja typu Enable, najczęściej posiada klasę template *Support, a jeśli nie to interfejs *Cofigurer, z których wydziedziczenie się lub implementacja pozwala na zmianę domyślnego zachowania.
    </text:p>
<text:h text:style-name="Heading_20_3" text:outline-level="3">Interfejsy typu *Configurer"</text:h>
<text:h text:style-name="Heading_20_3" text:outline-level="3">Klasy pomocnicze typu *Support</text:h>
<text:p text:style-name="Standard">
      Są to klasy z metodami template, dzięki którym możliwe jest wpięcie się w cykl życia niektórych operacji i wyconanie pewnych customizacji.
    </text:p>
<text:h text:style-name="Heading_20_3" text:outline-level="3">ApplicationRunner</text:h>
<text:p text:style-name="Standard">
      Implementacja tego interfejsu powoduje że metoda run() jest uruchamiana raz, przy starcie aplikacji.
    </text:p>
<text:p text:style-name="Standard"/>
<text:p text:style-name="Standard">
      Przykład użycia:
    </text:p>
<text:p text:style-name="Standard">
      MongoInit
    </text:p>
<text:h text:style-name="Heading_20_2" text:outline-level="2">Aspekty</text:h>
<text:h text:style-name="Heading_20_3" text:outline-level="3">Java Instrumentation API</text:h>
<text:p text:style-name="Standard">
<text:a xmlns:text="text" xmlns:xlink="xlink" xlink:type="simple" xlink:href="https://www.baeldung.com/java-instrumentation">https://www.baeldung.com/java-instrumentation</text:a>
</text:p>
<text:p text:style-name="Standard">
      Pozwala na kontrolowanie mechanizmu agentów. Dodaje się do procesów JVM i umożliwia modyfikację bytecodu.
    </text:p>
<text:h text:style-name="Heading_20_4" text:outline-level="4">Agent</text:h>
<text:p text:style-name="Standard">
      In general, a java agent is just a specially crafted jar file. It utilizes the Instrumentation API that the JVM provides to alter existing byte-code that is loaded in a JVM.
    </text:p>
<text:p text:style-name="Standard"/>
<text:p text:style-name="Standard">
      For an agent to work, we need to define two methods:
    </text:p>
<text:p text:style-name="Standard"/>
<text:p text:style-name="Standard">
          premain – will statically load the agent using -javaagent parameter at JVM startup
    </text:p>
<text:p text:style-name="Standard">
          agentmain – will dynamically load the agent into the JVM using the Java Attach API
    </text:p>
<text:p text:style-name="Standard"/>
<text:p text:style-name="Standard">
      An interesting concept to keep in mind is that a JVM implementation, like Oracle, OpenJDK, and others, can provide a mechanism to start agents dynamically, but it is not a requirement.
    </text:p>
<text:p text:style-name="Standard"/>
<text:p text:style-name="Standard">
      First, let's see how we'd use an existing Java agent.
    </text:p>
<text:p text:style-name="Standard"/>
<text:p text:style-name="Standard">
      After that, we'll look at how we can create one from scratch to add the functionality we need in our byte-code.
    </text:p>
<text:p text:style-name="Standard"/>
<text:p text:style-name="Standard"/>
<text:p text:style-name="Standard">
      To be able to use the Java agent, we must first load it.
    </text:p>
<text:p text:style-name="Standard"/>
<text:p text:style-name="Standard">
      We have two types of load:
    </text:p>
<text:p text:style-name="Standard"/>
<text:p text:style-name="Standard">
          static – makes use of the premain to load the agent using -javaagent option
    </text:p>
<text:p text:style-name="Standard">
          dynamic – makes use of the agentmain to load the agent into the JVM using the Java Attach API
    </text:p>
<text:p text:style-name="Standard"/>
<text:p text:style-name="Standard">
      Next, we'll take a look at each type of load and explain how it works.
    </text:p>
<text:h text:style-name="Heading_20_3" text:outline-level="3">Sposoby realizacji aspektów</text:h>
<text:list text:style-name="L1">
<text:list-item>
<text:p text:style-name="P1">
            Like singh101 said, Spring AOP is proxy-based, more exactly based on Java SE dynamic proxies (for interfaces) or CGLIB proxies (for classes). It uses a subset of AspectJ syntax and is a kind of "AOP lite" approach basically limited to method execution pointcuts, missing many AspectJ pointcut types like method call, class member set/get, constructor call/execution and others. Technologically it is very much different from AspectJ and always incurs a runtime overhead due to the proxy approach (call indirection). Furthermore, it is limited to Spring Bean methods being called from outside the bean class, i.e. it does not work if a bean calls one of its own methods (because it does not go through the corresponding proxy) and it also does not work for non-Spring Bean classes (normal POJOs).<text:line-break/>
<text:line-break/>
</text:p>
</text:list-item>
<text:list-item>
<text:p text:style-name="P1">
         AspectJ on the other hand is a full-fledged AOP framework which does not rely on either proxies or the Spring framework. It can be easily included into Spring applications, though. It works by generating byte code directly via its own compiler (which is a superset of the Java compiler) or instrumenting existing byte code. AspectJ can be used during compile time (no runtime overhead) or during classloading (load time weaving, LTW). While LTW has a little overhead during application start-up time (but the same applies to Spring AOP), both AspectJ weaving approaches have no runtime overhead due to call indirection because there are no proxies involved.    The Spring manual chapter on AOP explains nicely how to integrate full AspectJ into Spring when Spring AOP is not powerful enough or simply too slow.
      </text:p>
</text:list-item>
</text:list>
<text:p text:style-name="P3"/>
<text:h text:style-name="Heading_20_4" text:outline-level="4">AspectJ</text:h>
<text:p text:style-name="Standard">
      Posiada dwa tryby działania:
    </text:p>
<text:p text:style-name="Standard"/>
<text:p text:style-name="Standard">
      statyczny - wkompilowuje fragmenty kodu do kodu wykonywalnego
    </text:p>
<text:p text:style-name="Standard">
      dynamiczny - long time weaving - wykorzystuje kod agentów
    </text:p>
<text:h text:style-name="Heading_20_4" text:outline-level="4">Spring</text:h>
<text:p text:style-name="Standard">
      Spring zaprojektował własne api do obsługi aspektów. Ma on służyć ułatwieniu Long Time Weaving bez konieczności używania Agentów (technika używana przez AspectJ, polegająca na wkopilowywaniu agentów do kodu wykonwywalnego). Realizuje aspekty przy pomocy proxy.
    </text:p>
<text:p text:style-name="Standard"/>
<text:h text:style-name="Heading_20_3" text:outline-level="3">Przykład</text:h>Dobrą praktyką jest posiadanie klasy konfiguracyjnej z samymi Pointcutami, które potem mogą być użyte w kodzie. 

@Aspect<text:line-break/>@Configuration<text:line-break/>
<text:span text:style-name="T1">public class </text:span>LoggingAspect {<text:line-break/>
<text:line-break/>   <text:span text:style-name="T1">private static final </text:span>Logger <text:span text:style-name="T1">
<text:span text:style-name="T2">logger </text:span>
</text:span>= LoggerFactory<text:line-break/>      .<text:span text:style-name="T2">getLogger</text:span>(LoggingAspect.<text:span text:style-name="T1">class</text:span>);<text:line-break/>
<text:line-break/>   @Before(<text:line-break/>      <text:span text:style-name="T2">// @formatter:off<text:line-break/>      </text:span>
<text:span text:style-name="T1">"Pointcuts.servicePointcut()"<text:line-break/>      </text:span>
<text:span text:style-name="T2">// @formatter:on<text:line-break/>   </text:span>)<text:line-break/>   <text:span text:style-name="T1">public void </text:span>logMethodCall(JoinPoint joinPoint) {<text:line-break/>      <text:span text:style-name="T1">
<text:span text:style-name="T2">logger</text:span>
</text:span>.info(<text:span text:style-name="T1">"Calling method {}"</text:span>, joinPoint.getSignature()<text:line-break/>         .getName());<text:line-break/>   }<text:line-break/>}<text:p text:style-name="Standard"/>
<text:p text:style-name="Standard"/>
<text:span text:style-name="T1">import </text:span>org.aspectj.lang.annotation.Pointcut;<text:line-break/>
<text:line-break/>
<text:span text:style-name="T1">public interface </text:span>Pointcuts {<text:line-break/>
<text:line-break/>
<text:span text:style-name="T2">// @formatter:off<text:line-break/>
</text:span>@Pointcut(<text:line-break/>
<text:span text:style-name="T1">"execution(* pro.buildmysoftware.spring.core.aop.service.*.*(..))"<text:line-break/>
</text:span>)<text:line-break/>
<text:span text:style-name="T2">// @formatter:on<text:line-break/>
</text:span>
<text:span text:style-name="T1">static void </text:span>servicePointcut() {<text:line-break/>
<text:line-break/>   }<text:line-break/>}<text:line-break/>
<text:p text:style-name="Standard"/>
<text:p text:style-name="Standard"/>@SpringBootTest<text:line-break/>
<text:span text:style-name="T1">class </text:span>LoggingAspectTest {<text:line-break/>
<text:line-break/>@Autowired<text:line-break/>
<text:span text:style-name="T1">private </text:span>HelloService <text:span text:style-name="T1">helloService</text:span>;<text:line-break/>
<text:line-break/>@DisplayName(<text:span text:style-name="T1">"should log using aspect"</text:span>)<text:line-break/>@Test<text:line-break/>
<text:span text:style-name="T1">void </text:span>test() <text:span text:style-name="T1">throws </text:span>Exception {<text:line-break/>
<text:span text:style-name="T2">// when<text:line-break/>
</text:span>
<text:span text:style-name="T1">helloService</text:span>.method();<text:line-break/>
<text:line-break/>
<text:span text:style-name="T2">// then<text:line-break/>      // should log<text:line-break/>
</text:span>}<text:p text:style-name="Standard">
      }
    </text:p>
<text:p text:style-name="Standard"/>
<text:p text:style-name="Standard">
      Wynik działania:
    </text:p>
<text:p text:style-name="Standard">
      2019-11-27 23:50:33.347  INFO 18828 --- [           main] p.b.s.core.aop.aspects.LoggingAspect     : Calling method method
    </text:p>
<text:p text:style-name="Standard">
      Hello
    </text:p>
<text:h text:style-name="Heading_20_2" text:outline-level="2">Proxy</text:h>
<text:h text:style-name="Heading_20_3" text:outline-level="3">CGLIB</text:h>
<text:p text:style-name="Standard">
      Domyślna strategia tworzenia Proxy, daje większe możliwości kontroli niż zwykłe javove dynamic proxy
    </text:p>
<text:h text:style-name="Heading_20_3" text:outline-level="3">Java Dynamic Proxy</text:h>
<text:p text:style-name="Standard">
      Używa natywnego javowego mechanizmu tworzenia proxy. Daje mniejsze możliwości kontroli.
    </text:p>
<text:h text:style-name="Heading_20_2" text:outline-level="2">Przetwarzanie asynchroniczne @Async</text:h>
<text:p text:style-name="Standard">
      @Async działa w  oparciu o mechanizm proxy.
    </text:p>
<text:p text:style-name="Standard"/>
<text:p text:style-name="Standard">
      Przekierowanie do zdefiniowanego egzekutora kodu oznaczonego tą adnotacją.
    </text:p>
<text:p text:style-name="Standard"/>
<text:p text:style-name="Standard">
      UWAGA! Wszystkie aspekty "before" wykonają się w wątku oryginalnym. Do nowego wątku trafi tylko to, co oznaczone zostało adnotacją.
    </text:p>
<text:h text:style-name="Heading_20_3" text:outline-level="3">AsyncConfigurerSupport</text:h>
<text:p text:style-name="Standard">
      Jest to klasa typu template pozwalająca na customizowanie metody dostarczającej egzekutora wykorzystywanego w @Async
    </text:p>
<text:p text:style-name="Standard"/>@SpringBootApplication<text:line-break/>@EnableAsync<text:line-break/>
<text:span text:style-name="T1">public class </text:span>AsyncApp <text:span text:style-name="T1">extends </text:span>AsyncConfigurerSupport {<text:line-break/>
<text:line-break/>
<text:span text:style-name="T1">public static void </text:span>main(String[] args) {<text:line-break/>      SpringApplication.<text:span text:style-name="T2">run</text:span>(AsyncApp.<text:span text:style-name="T1">class</text:span>, args);<text:line-break/>   }<text:line-break/>
<text:line-break/>@Override<text:line-break/>
<text:span text:style-name="T1">public </text:span>Executor getAsyncExecutor() {<text:line-break/>
<text:span text:style-name="T1">return super</text:span>.getAsyncExecutor();<text:line-break/>
<text:span text:style-name="T2">// configure the executor here<text:line-break/>      // return Executors.newSingleThreadExecutor();<text:line-break/>
</text:span>}<text:line-break/>}<text:line-break/>
<text:h text:style-name="Heading_20_3" text:outline-level="3">@EnableAsync na aplikacji</text:h>
<text:p text:style-name="Standard">
      Aby działały adnotacje @Async, tryb asynchroniczny musi zostać włączony przez adnotację @EnableAsync (na klasie aplikacji lub konfiguracyjnej).
    </text:p>
<text:p text:style-name="Standard">
      @EnableAsync samo podnosi egzekutory domyślne.
    </text:p>
<text:h text:style-name="Heading_20_3" text:outline-level="3">Uwaga! transakcje</text:h>
<text:p text:style-name="Standard">
      Metoda oznaczona jako @Async uruchamia się w osobnym wątku, więc transakcja nie spropaguje się z wątku rodzica.
    </text:p>
<text:p text:style-name="Standard"/>
<text:p text:style-name="Standard">
      Oznaczenie Transactional.NEW również nie wykona się właściwie.
    </text:p>
<text:h text:style-name="Heading_20_3" text:outline-level="3">Kontrolery asynchroniczne</text:h>
<text:p text:style-name="Standard">
      Kontrolery wspierają zwracanie obiektu
    </text:p>CompletableFuture<text:p text:style-name="Standard">
      który opakowuje wynik.
    </text:p>
<text:p text:style-name="Standard"/>
<text:p text:style-name="Standard">
      Z punktu widzenia klienta żądanie jest otwarte, widzi że ono się wykonuje, ale tak naprawdę po stronie serwera wątek obsługujący żądania jest zwalniany i może obsłużyć kolejne żądanie.
    </text:p>
<text:p text:style-name="Standard">
      Klient czeka i dopiero jak wątek wykonujący zadanie je zakończy to wtedy dostaje odpowiedź.
    </text:p>
<text:h text:style-name="Heading_20_3" text:outline-level="3">Przykład</text:h>@RestController<text:line-break/>@RequestMapping(<text:span text:style-name="T1">"/api/async"</text:span>)<text:line-break/>
<text:span text:style-name="T1">public class </text:span>AsyncController {<text:line-break/>
<text:line-break/>
<text:span text:style-name="T1">private </text:span>AsyncService <text:span text:style-name="T1">asyncService</text:span>;<text:line-break/>
<text:line-break/>
<text:span text:style-name="T1">public </text:span>AsyncController(AsyncService asyncService) {<text:line-break/>
<text:span text:style-name="T1">this</text:span>.<text:span text:style-name="T1">asyncService </text:span>= asyncService;<text:line-break/>   }<text:line-break/>
<text:line-break/>@GetMapping<text:line-break/>
<text:span text:style-name="T1">public </text:span>CompletableFuture&lt;Result&gt; async() {<text:line-break/>
<text:span text:style-name="T1">return </text:span>
<text:span text:style-name="T1">asyncService</text:span>.process();<text:line-break/>   }<text:line-break/>}<text:line-break/>
<text:p text:style-name="Standard"/>@Service<text:line-break/>
<text:span text:style-name="T1">public class </text:span>AsyncService {<text:line-break/>
<text:line-break/>@Async<text:line-break/>
<text:span text:style-name="T1">public </text:span>CompletableFuture&lt;Result&gt; process() {<text:line-break/>
<text:span text:style-name="T1">try </text:span>{<text:line-break/>         Thread.<text:span text:style-name="T2">sleep</text:span>(2000);<text:line-break/>
<text:span text:style-name="T1">return </text:span>CompletableFuture<text:line-break/>            .<text:span text:style-name="T2">completedFuture</text:span>(<text:span text:style-name="T1">new </text:span>Result(<text:span text:style-name="T1">"OK"</text:span>));<text:line-break/>      }<text:line-break/>
<text:span text:style-name="T1">catch </text:span>(InterruptedException e) {<text:line-break/>
<text:span text:style-name="T1">throw new </text:span>RuntimeException(e);<text:line-break/>      }<text:line-break/>   }<text:line-break/>}<text:p text:style-name="Standard"/>
<text:p text:style-name="Standard"/>@SpringBootTest<text:line-break/>
<text:span text:style-name="T1">class </text:span>AsyncServiceTest {<text:line-break/>
<text:line-break/>@Autowired<text:line-break/>
<text:span text:style-name="T1">private </text:span>AsyncService <text:span text:style-name="T1">asyncService</text:span>;<text:line-break/>
<text:line-break/>@DisplayName(<text:span text:style-name="T1">"async example"</text:span>)<text:line-break/>@Test<text:line-break/>
<text:span text:style-name="T1">void </text:span>test() <text:span text:style-name="T1">throws </text:span>Exception {<text:line-break/>
<text:span text:style-name="T2">// when<text:line-break/>
</text:span>CompletableFuture&lt;Result&gt; result = <text:span text:style-name="T1">asyncService</text:span>.process();<text:line-break/>
<text:line-break/>
<text:span text:style-name="T2">// then<text:line-break/>
</text:span>
<text:span text:style-name="T2">assertThat</text:span>(result.isDone()).isFalse(); <text:span text:style-name="T2">// should return<text:line-break/>      // immediately, since we are using @Async on AsyncService<text:line-break/>      // method<text:line-break/>
</text:span>
<text:span text:style-name="T2">assertThat</text:span>(result.get()).isEqualTo(<text:span text:style-name="T1">new </text:span>Result(<text:span text:style-name="T1">"OK"</text:span>));<text:line-break/>   }<text:line-break/>}<text:p text:style-name="Standard"/>
<text:h text:style-name="Heading_20_2" text:outline-level="2">Event Sourcing i Scheduler @Scheduled</text:h>
<text:p text:style-name="Standard">
      Przez zdarzenie rozumiemy raportowaną przez system zmianę stanu aplikacji, np:
    </text:p>
<text:list text:style-name="L1">
<text:list-item>
<text:p text:style-name="P1">
        złożono zamówienie
      </text:p>
</text:list-item>
<text:list-item>
<text:p text:style-name="P1">
        przygotowano zamówienie
      </text:p>
</text:list-item>
<text:list-item>
<text:p text:style-name="P1">
        wysłano paczkę
      </text:p>
</text:list-item>
</text:list>
<text:p text:style-name="P3"/>
<text:p text:style-name="Standard">
      Koncepcja:
    </text:p>
<text:p text:style-name="Standard">
      Gdybyśmy od startu systemu rejestrowali wszystkie zdarzenia to jesteśmy w stanie zarejestrować każdy stan systemu to jesteśmy w stanie odtworzyć stan systemu na dowolną chwilę t0.
    </text:p>
<text:p text:style-name="Standard"/>
<text:p text:style-name="Standard">
      e0-----e1-------e1000-----e2000
    </text:p>
<text:p text:style-name="Standard">
      Jeśli uznamy że nie iteresują nas stanysystemu sprzed jakiegoś czasu to np. można odtworzyć snapshot systemu dla e1000, będzie to stan początkowy i na niego nakładać nowe zdarzenia.
    </text:p>
<text:p text:style-name="Standard"/>
<text:p text:style-name="Standard">
      Scheduler może zostać wykorzystany do publikacji zdarzeń na jakiś czas.
    </text:p>
<text:p text:style-name="Standard"/>
<text:p text:style-name="Standard">
      Przykłąd:
    </text:p>
<text:p text:style-name="Standard">
      Chcielibyśmy by system publikował informację o zdarzeniu dopiero po zatwierdzeniu transakcji bazodanowej.
    </text:p>
<text:list text:style-name="L1">
<text:list-item>
<text:p text:style-name="P1">
        Sposób 1: Wykorzystać TransactionalEventListener
      </text:p>
</text:list-item>
<text:list-item>
<text:p text:style-name="P1">
        Sposób 2: Informacjęo zdarzeniu zapisać w bazie danych. Potem scheduler analizuje odłożone informacje, i dla każdej z nich wykonuje publikację zdarzenia (np do kolejki)
      </text:p>
</text:list-item>
</text:list>
<text:p text:style-name="P3"/>
<text:h text:style-name="Heading_20_3" text:outline-level="3">SchedulingConfigurer</text:h>
    Interfejs który może zostać zaimplementowany przez klasę configuracyjną . Implementacja może posłużyć do nadpisywania defaultowych Schedulerów. Optional interface to be implemented by @

    <text:p text:style-name="Standard">Configuration classes annotated with @EnableScheduling. Typically used for setting a specific TaskScheduler bean to be used when executing scheduled tasks or for registering scheduled tasks in a programmatic fashion as opposed to the declarative  approach of using the @Scheduled annotation. For example, this may be necessary when implementing Trigger-based tasks, which are not supported by the @Scheduled annotation.
    </text:p>
<text:p text:style-name="Standard">
      See @EnableScheduling for detailed usage examples.
    </text:p>
<text:h text:style-name="Heading_20_3" text:outline-level="3">@EnableScheduling - na aplikacji</text:h>
<text:p text:style-name="Standard">
      Adnotacja
    </text:p>@EnableScheduling<text:p text:style-name="Standard">
      aktywuje schedulery.
    </text:p>
<text:h text:style-name="Heading_20_3" text:outline-level="3">@Scheduled</text:h>
<text:p text:style-name="Standard">
      Służy do oznaczenia kodu wykonywanego przez Schedulera.
    </text:p>
<text:p text:style-name="Standard"/>@Scheduled(fixedDelay = 1000)<text:p text:style-name="Standard"/>
<text:p text:style-name="Standard">
      fixdelay- opóźnienie, przerwy w wykonaniu metody
    </text:p>
<text:p text:style-name="Standard">
      cron - można używać wyrażeń znanych z crona
    </text:p>
<text:h text:style-name="Heading_20_3" text:outline-level="3">Przykład</text:h>@SpringBootApplication<text:line-break/>@EnableScheduling<text:line-break/>
<text:span text:style-name="T1">public class </text:span>SchedulerApp <text:span text:style-name="T1">implements </text:span>SchedulingConfigurer {<text:line-break/>
<text:line-break/>
<text:span text:style-name="T1">public static void </text:span>main(String[] args) {<text:line-break/>      SpringApplication.<text:span text:style-name="T2">run</text:span>(SchedulerApp.<text:span text:style-name="T1">class</text:span>, args);<text:line-break/>   }<text:line-break/>
<text:line-break/>@Override<text:line-break/>
<text:span text:style-name="T1">public void </text:span>configureTasks(ScheduledTaskRegistrar scheduledTaskRegistrar) {<text:line-break/>
<text:line-break/>   }<text:line-break/>}<text:p text:style-name="Standard"/>
<text:p text:style-name="Standard"/>@Component<text:line-break/>
<text:span text:style-name="T1">public class </text:span>SimpleScheduler {<text:line-break/>
<text:line-break/>
<text:span text:style-name="T1">private </text:span>ScheduledActionHandler <text:span text:style-name="T1">handlingStrategy</text:span>;<text:line-break/>
<text:line-break/>
<text:span text:style-name="T1">public </text:span>SimpleScheduler(ScheduledActionHandler handlingStrategy) {<text:line-break/>
<text:span text:style-name="T1">this</text:span>.<text:span text:style-name="T1">handlingStrategy </text:span>= handlingStrategy;<text:line-break/>   }<text:line-break/>
<text:line-break/>@Scheduled(fixedDelay = 1000)<text:line-break/>
<text:span text:style-name="T1">void </text:span>run() {<text:line-break/>
<text:span text:style-name="T1">handlingStrategy</text:span>.handle();<text:line-break/>   }<text:line-break/>}<text:p text:style-name="Standard"/>
<text:span text:style-name="T1">public interface </text:span>ScheduledActionHandler {<text:line-break/>
<text:line-break/>
<text:span text:style-name="T1">void </text:span>handle();<text:line-break/>}<text:line-break/>
<text:p text:style-name="Standard"/>@SpringBootTest<text:line-break/>
<text:span text:style-name="T1">public class </text:span>SchedulerIntegrationTest {<text:line-break/>
<text:line-break/>@MockBean<text:line-break/>
<text:span text:style-name="T1">private </text:span>ScheduledActionHandler <text:span text:style-name="T1">handlerStrategy</text:span>;<text:line-break/>
<text:line-break/>
<text:span text:style-name="T2">// @formatter:off<text:line-break/>
</text:span>@DisplayName(<text:span text:style-name="T1">"run handler at least 3 times when running for 4 seconds"</text:span>)<text:line-break/>
<text:span text:style-name="T2">// @formatter:on<text:line-break/>
</text:span>@Test<text:line-break/>
<text:span text:style-name="T1">void </text:span>test() <text:span text:style-name="T1">throws </text:span>Exception {<text:line-break/>
<text:span text:style-name="T2">// when<text:line-break/>
</text:span>Thread.<text:span text:style-name="T2">sleep</text:span>(4000);<text:line-break/>
<text:line-break/>
<text:span text:style-name="T2">// then<text:line-break/>
</text:span>
<text:span text:style-name="T2">verify</text:span>(<text:span text:style-name="T1">handlerStrategy</text:span>, <text:span text:style-name="T2">atLeast</text:span>(3)).handle();<text:line-break/>   }<text:line-break/>}<text:p text:style-name="Standard"/>
<text:p text:style-name="Standard"/>
<text:p text:style-name="Standard">
      W teście dokonujemy mockowania strategii realizującej biznes. Testujemy zatem tylko infrastrukturę.
    </text:p>
<text:h text:style-name="Heading_20_3" text:outline-level="3">ApplicationEventPublisher</text:h>
<text:p text:style-name="Standard">
      Jest to interfejs umożliwiający wymianę eventów w ramach jednego kontekstu. Eventy te mogą być konsumowane przez Camel, Rabbit
    </text:p>
<text:h text:style-name="Heading_20_2" text:outline-level="2">Dokumentacja</text:h>
<text:p text:style-name="Standard">
      Przy nauce Springa należy zwrócić uwagę na fakt, że google promuje stare dokumentacje.
    </text:p>
<text:p text:style-name="Standard"/>
<text:p text:style-name="Standard">
      Należy sprawdzić czy w url występuje wersja current
    </text:p>
<text:p text:style-name="Standard">
      docs.spring.io/.../current/...
    </text:p>
<text:p text:style-name="Standard">
      Najlepiej sięgać do oficjalnej dokumentację, wybiera się wersję, np:
    </text:p>
<text:p text:style-name="Standard">
      wybieramy spring.io, spring data, overwiev, potem Learn, potem Reference documentation, potem znowu project, Learn i Reference do dokumentów
    </text:p>
<text:p text:style-name="Standard"/>
<text:p text:style-name="Standard">
      Spring Data JPA -&gt; samples
    </text:p>
<text:p text:style-name="Standard"/>
<text:p text:style-name="Standard">
      Bealdung - mocno weryfikowna platforma publikacyjna.
    </text:p>
<text:h text:style-name="Heading_20_2" text:outline-level="2">Spring Cloud Contract</text:h>
<text:p text:style-name="Standard">
      Jest to narzędzie springowe, które sprawdza czy dochowane są sygnatury metod różnych części serwisu.
    </text:p>
<text:h text:style-name="Heading_20_2" text:outline-level="2">Dynamiczne tworzenie beanów -adnotacja @Bean w klasach konfiguracji (@Configuration)</text:h>@Configuration<text:line-break/>
<text:span text:style-name="T1">public class </text:span>MessageServiceConfiguration {<text:line-break/>
<text:line-break/>@Bean(name = <text:span text:style-name="T1">"inMem"</text:span>)<text:line-break/>
<text:span text:style-name="T1">public </text:span>MessageService messageService() {<text:line-break/>
<text:span text:style-name="T1">return new </text:span>MessageService(inMemory());<text:line-break/>   }<text:line-break/>
<text:line-break/>@Bean<text:line-break/>
<text:span text:style-name="T1">public </text:span>MessageRepository messageRepo() {<text:line-break/>
<text:span text:style-name="T1">return </text:span>defaultImpl();<text:line-break/>   }<text:line-break/>
<text:line-break/>@Bean<text:line-break/>
<text:span text:style-name="T1">public </text:span>MessageService defaultMsgService(MessageRepository repo) {<text:line-break/>
<text:span text:style-name="T1">return new </text:span>MessageService(repo);<text:line-break/>   }<text:line-break/>
<text:line-break/>
<text:span text:style-name="T1">private </text:span>MessageRepository defaultImpl() {<text:line-break/>
<text:span text:style-name="T1">return null</text:span>;<text:line-break/>   }<text:line-break/>
<text:line-break/>
<text:span text:style-name="T1">private </text:span>MessageRepository inMemory() {<text:line-break/>
<text:span text:style-name="T1">return new </text:span>MessageRepository() {<text:line-break/>@Override<text:line-break/>
<text:span text:style-name="T1">public </text:span>&lt;S <text:span text:style-name="T1">extends </text:span>Message&gt; S save(S s) {<text:line-break/>
<text:span text:style-name="T1">return null</text:span>;<text:line-break/>         }<text:line-break/>
<text:line-break/>@Override<text:line-break/>
<text:span text:style-name="T1">public </text:span>&lt;S <text:span text:style-name="T1">extends </text:span>Message&gt; Iterable&lt;S&gt; saveAll(Iterable&lt;S&gt; iterable) {<text:line-break/>
<text:span text:style-name="T1">return null</text:span>;<text:line-break/>         }<text:line-break/>
<text:line-break/>@Override<text:line-break/>
<text:span text:style-name="T1">public </text:span>Optional&lt;Message&gt; findById(UUID uuid) {<text:line-break/>
<text:span text:style-name="T1">return </text:span>Optional.<text:span text:style-name="T2">empty</text:span>();<text:line-break/>         }<text:line-break/>
<text:line-break/>@Override<text:line-break/>
<text:span text:style-name="T1">public boolean </text:span>existsById(UUID uuid) {<text:line-break/>
<text:span text:style-name="T1">return false</text:span>;<text:line-break/>         }<text:line-break/>
<text:line-break/>@Override<text:line-break/>
<text:span text:style-name="T1">public </text:span>Iterable&lt;Message&gt; findAll() {<text:line-break/>
<text:span text:style-name="T1">return null</text:span>;<text:line-break/>         }<text:line-break/>
<text:line-break/>@Override<text:line-break/>
<text:span text:style-name="T1">public </text:span>Iterable&lt;Message&gt; findAllById(Iterable&lt;UUID&gt; iterable) {<text:line-break/>
<text:span text:style-name="T1">return null</text:span>;<text:line-break/>         }<text:line-break/>
<text:line-break/>@Override<text:line-break/>
<text:span text:style-name="T1">public long </text:span>count() {<text:line-break/>
<text:span text:style-name="T1">return </text:span>0;<text:line-break/>         }<text:line-break/>
<text:line-break/>@Override<text:line-break/>
<text:span text:style-name="T1">public void </text:span>deleteById(UUID uuid) {<text:line-break/>
<text:line-break/>         }<text:line-break/>
<text:line-break/>@Override<text:line-break/>
<text:span text:style-name="T1">public void </text:span>delete(Message message) {<text:line-break/>
<text:line-break/>         }<text:line-break/>
<text:line-break/>@Override<text:line-break/>
<text:span text:style-name="T1">public void </text:span>deleteAll(Iterable&lt;? <text:span text:style-name="T1">extends </text:span>Message&gt; iterable) {<text:line-break/>
<text:line-break/>         }<text:line-break/>
<text:line-break/>@Override<text:line-break/>
<text:span text:style-name="T1">public void </text:span>deleteAll() {<text:line-break/>
<text:line-break/>         }<text:line-break/>      };<text:line-break/>   }<text:line-break/>}<text:p text:style-name="Standard"/>
<text:p text:style-name="Standard"/>
<text:span text:style-name="T1">class </text:span>MessageServiceTest {<text:line-break/>
<text:line-break/>
<text:span text:style-name="T2">// @formatter:off<text:line-break/>
</text:span>@DisplayName(<text:span text:style-name="T1">"given any repo, then translate"</text:span>)<text:line-break/>
<text:span text:style-name="T2">// @formatter:on<text:line-break/>
</text:span>@Test<text:line-break/>   @Disabled(<text:span text:style-name="T1">"this is just a showcase how we could write tests without " </text:span>+ <text:span text:style-name="T1">"spring framework, not a working example"</text:span>)<text:line-break/>
<text:span text:style-name="T1">void </text:span>test() <text:span text:style-name="T1">throws </text:span>Exception {<text:line-break/>
<text:span text:style-name="T2">// given<text:line-break/>
</text:span>MessageKey key = key(<text:span text:style-name="T1">"hello.msg"</text:span>);<text:line-break/>      MessageRepository repo = inMemRepo();<text:line-break/>      MessageService messageService = <text:span text:style-name="T1">new </text:span>MessageService(repo);<text:line-break/>      Message expectedMsg = message(<text:span text:style-name="T1">"Hi!"</text:span>);<text:line-break/>
<text:line-break/>
<text:span text:style-name="T2">// when<text:line-break/>
</text:span>Optional&lt;Message&gt; translatedToEnglishMsg = messageService<text:line-break/>         .findAndTranslate(key, Language.<text:span text:style-name="T1">
<text:span text:style-name="T2">EN</text:span>
</text:span>);<text:line-break/>
<text:line-break/>
<text:span text:style-name="T2">// then<text:line-break/>
</text:span>
<text:span text:style-name="T2">assertThat</text:span>(translatedToEnglishMsg).isEqualTo(expectedMsg);<text:line-break/>   }<text:line-break/>
<text:line-break/>
<text:span text:style-name="T1">private </text:span>Message message(String s) {<text:line-break/>
<text:span text:style-name="T1">return null</text:span>;<text:line-break/>   }<text:line-break/>
<text:line-break/>
<text:span text:style-name="T1">private </text:span>MessageKey key(String key) {<text:line-break/>
<text:span text:style-name="T1">return new </text:span>MessageKey(key);<text:line-break/>   }<text:line-break/>
<text:line-break/>
<text:span text:style-name="T1">private </text:span>MessageRepository inMemRepo() {<text:line-break/>
<text:span text:style-name="T1">return new </text:span>MessageRepository() {<text:line-break/>@Override<text:line-break/>
<text:span text:style-name="T1">public </text:span>&lt;S <text:span text:style-name="T1">extends </text:span>Message&gt; S save(S s) {<text:line-break/>
<text:span text:style-name="T1">return null</text:span>;<text:line-break/>         }<text:line-break/>
<text:line-break/>@Override<text:line-break/>
<text:span text:style-name="T1">public </text:span>&lt;S <text:span text:style-name="T1">extends </text:span>Message&gt; Iterable&lt;S&gt; saveAll(Iterable&lt;S&gt; iterable) {<text:line-break/>
<text:span text:style-name="T1">return null</text:span>;<text:line-break/>         }<text:line-break/>
<text:line-break/>@Override<text:line-break/>
<text:span text:style-name="T1">public </text:span>Optional&lt;Message&gt; findById(UUID uuid) {<text:line-break/>
<text:span text:style-name="T1">return </text:span>Optional.<text:span text:style-name="T2">empty</text:span>();<text:line-break/>         }<text:line-break/>
<text:line-break/>@Override<text:line-break/>
<text:span text:style-name="T1">public boolean </text:span>existsById(UUID uuid) {<text:line-break/>
<text:span text:style-name="T1">return false</text:span>;<text:line-break/>         }<text:line-break/>
<text:line-break/>@Override<text:line-break/>
<text:span text:style-name="T1">public </text:span>Iterable&lt;Message&gt; findAll() {<text:line-break/>
<text:span text:style-name="T1">return null</text:span>;<text:line-break/>         }<text:line-break/>
<text:line-break/>@Override<text:line-break/>
<text:span text:style-name="T1">public </text:span>Iterable&lt;Message&gt; findAllById(Iterable&lt;UUID&gt; iterable) {<text:line-break/>
<text:span text:style-name="T1">return null</text:span>;<text:line-break/>         }<text:line-break/>
<text:line-break/>@Override<text:line-break/>
<text:span text:style-name="T1">public long </text:span>count() {<text:line-break/>
<text:span text:style-name="T1">return </text:span>0;<text:line-break/>         }<text:line-break/>
<text:line-break/>@Override<text:line-break/>
<text:span text:style-name="T1">public void </text:span>deleteById(UUID uuid) {<text:line-break/>
<text:line-break/>         }<text:line-break/>
<text:line-break/>@Override<text:line-break/>
<text:span text:style-name="T1">public void </text:span>delete(Message message) {<text:line-break/>
<text:line-break/>         }<text:line-break/>
<text:line-break/>@Override<text:line-break/>
<text:span text:style-name="T1">public void </text:span>deleteAll(Iterable&lt;? <text:span text:style-name="T1">extends </text:span>Message&gt; iterable) {<text:line-break/>
<text:line-break/>         }<text:line-break/>
<text:line-break/>@Override<text:line-break/>
<text:span text:style-name="T1">public void </text:span>deleteAll() {<text:line-break/>
<text:line-break/>         }<text:line-break/>      };<text:line-break/>   }<text:line-break/>}<text:h text:style-name="Heading_20_2" text:outline-level="2">Profile @Profile i @Configuration</text:h>
<text:p text:style-name="Standard">
      application.yml
    </text:p>
<text:p text:style-name="Standard">
      application-production.yml
    </text:p>
<text:p text:style-name="Standard">
      -production to parametr active profiles
    </text:p>
<text:p text:style-name="Standard">
      @Profile - działają razem z @Configuration. Można w ten sposób sterować  beanami, której się tworzą.
    </text:p>
<text:h text:style-name="Heading_20_2" text:outline-level="2">Klasy Templates</text:h>
<text:p text:style-name="Standard">
      Opakowanie nad driverem javowym, abstrakcja, uproszczenie, wrappery na drivery, np. JDBC Template, MongoTemplate.
    </text:p>
<text:p text:style-name="Standard"/>
<text:p text:style-name="Standard">
      Architektura wygląda tak:
    </text:p>
<text:p text:style-name="Standard"/>
<text:p text:style-name="Standard">
      Repository
    </text:p>
<text:p text:style-name="Standard">
          |
    </text:p>
<text:p text:style-name="Standard">
      Template
    </text:p>
<text:p text:style-name="Standard">
          |
    </text:p>
<text:p text:style-name="Standard">
      Driver (klasy interfejsy dostarczane przez producenta)
    </text:p>
<text:h text:style-name="Heading_20_2" text:outline-level="2">Dobre praktyki IoC i AOP</text:h>
<text:p text:style-name="Standard">
      IoC - koncept polegający na tym, że nie musimy mieć pełnej wiedzy o otoczeniu, możemy  założyć że otoczenie pewne potrzebne nam zależności dostarczy z zewnątrz
    </text:p>
<text:p text:style-name="Standard">
      DI - dependency injection - sposób realizacji konceptu IoC.
    </text:p>
<text:p text:style-name="Standard"/>
<text:p text:style-name="Standard">
      Dobrą praktyką jest używanie takich konstrukcji by dało się ich używać niezależnie od stosowanej technologii.
    </text:p>
<text:p text:style-name="Standard"/>
<text:p text:style-name="Standard">
      Sposoby realizacji DI:
    </text:p>
<text:list text:style-name="L2">
<text:list-item>
<text:p text:style-name="P2">
        adnotacja @Autowired na property
      </text:p>
</text:list-item>
<text:list-item>
<text:p text:style-name="P2">
        setter
      </text:p>
</text:list-item>
<text:list-item>
<text:p text:style-name="P2">
        konstruktor
      </text:p>
</text:list-item>
</text:list>
<text:p text:style-name="P3"/>
<text:p text:style-name="Standard">
      Adnotacja na property jest najgorsza, bo nie będzie zrealizowana  bez kontenera.Ogranicza nam realizację wstrzyknięć warunkowych.
    </text:p>
<text:p text:style-name="Standard">
      Setter jest lepszy ale należy pamiętać że nic nie gwarantuje jego wywołania
    </text:p>
<text:p text:style-name="Standard">
      Konstruktor zdecydowanie najlepszy da się używać poza kontenerem  (np przy testach)
    </text:p>
<text:h text:style-name="Heading_20_1" text:outline-level="1">Testy jednostkowe i integracyjne</text:h>
<text:p text:style-name="Standard">
      Testy jednostkowe vs testy integracyjne
    </text:p>
<text:p text:style-name="Standard"/>
<text:p text:style-name="Standard">
      Testy integracyjne - uruchomione w kontekście springa, podnosi kontekst, środowisko maksymalnie zbliżone do produkcyjnego. Mogą wstrzykiwać do kontenera jakiegoś beana
    </text:p>
<text:p text:style-name="Standard"/>
<text:p text:style-name="Standard">
      Test jednostkowy - testuje zachowanie biznesowe. Może to być jedna, dwie , trzy klasy które są zaangażowane w realizację jakiegoś działania biznesowego.
    </text:p>
<text:p text:style-name="Standard"/>
<text:p text:style-name="Standard">
      W testach jednostkowych jesteśmy w stanie sterować procesem tego co chcemy uzyskać. Sterujemy procesem przykładami.
    </text:p>
<text:p text:style-name="Standard"/>
<text:p text:style-name="Standard">
      W testach integracyjnych my tylko sprawdzamy czy coś dobrze działa.
    </text:p>
<text:p text:style-name="Standard"/>
<text:p text:style-name="Standard"/>
<text:p text:style-name="Standard"/>
<text:p text:style-name="Standard">
      Testcontainers - ciekawy projekt który pozwala z kodu podnieść kontener dockerowy https://www.testcontainers.org/
    </text:p>
<text:p text:style-name="Standard"/>
<text:p text:style-name="Standard">
      Stub - anonimowa implementacja interfejsu
    </text:p>
<text:p text:style-name="Standard"/>
<text:p text:style-name="Standard">
      Mock - coś co tworzy wydmuszkę klasy interfejsu i umożliwia śledzenie wywołań. Taki sam interfejs jak klasa jej obiekt, tworzy go na poziomie deklaracji, umożliwia odpalanie verify.
    </text:p>
<text:p text:style-name="Standard">
      Możemy tworzyć bardziej złożone konstrukcje, np. chcemy by określić że np. dana metoda ma się wykonać raz czy dwa razy.
    </text:p>
<text:p text:style-name="Standard">
      Mocki nie nadają się do testowania kodu biznesowego, ale dobrze do boundaries. Scenariusz w którym się sprawdzają to : Chcemy dowiedzieć się czy klient naszego systemu dostał jakąś tam wiadomość.
    </text:p>
<text:p text:style-name="Standard">
      Czyli chcemy dowiedzieć się o jakimś fakcie, czy zaszła współpraca, nie chcemy podnosić całego systemu.  W podejściu skrajnie mockowym tworzymy wiele mocków tworzy się hell.
    </text:p>
<text:p text:style-name="Standard">
      Jest kompletnie nieodporne na zmianę.
    </text:p>
<text:p text:style-name="Standard"/>
<text:p text:style-name="Standard">
      Spy - coś podobnego do mocka tylko działa na rzeczywistych obiektach, często wymaga instrumentacji bytecodowej
    </text:p>
<text:p text:style-name="Standard"/>
<text:p text:style-name="Standard">
      Uwaga! gdy uruchamiamy aplikację SpringBoot to skanowanie odbywa się w tym pakiecie i wszystkich jego podpakietach (bo tam spodziewamy się beanów, czyli konfiguracja jest niejako w root).
    </text:p>
<text:p text:style-name="Standard">
      W przypadku testu dzieje się odwrotnie. Szuka w tym pakiecie i jeśli nie znajdzie to szuka w parencie (bo zakłada że test uruchamia się w obrębie jakiejś konfiguracji  która jest na tej poziomie lub wyżej).
    </text:p>
<text:p text:style-name="Standard"/>
<text:p text:style-name="Standard">
      Adnotacja @SpringBootTest na teście powoduje że klasa uruchamiana jest przez adapter springowy, który jest świadomy jak je uruchamiać i tworzy beana z testu.
    </text:p>
<text:p text:style-name="Standard"/>
<text:p text:style-name="Standard">
      Szuka konfiguracji w src/main, szuka klas w tym samym pakiecie lub wyżej, wyszukuje klasy beanów i tworzy beana z klasy testowej. Bean testu jest zarządzany i jest świadom kontekstu, ma
    </text:p>
<text:p text:style-name="Standard">
      wszystko co normalny bean.
    </text:p>
<text:p text:style-name="Standard"/>
<text:p text:style-name="Standard"/>
<text:p text:style-name="Standard"/>
<text:p text:style-name="Standard">
      @ContextConfiguration - wskazuje klasy do załadowania
    </text:p>
<text:p text:style-name="Standard">
      @AutoConfigureMockMvc-w tym teście integracyjnym chcemy skofigurować kontekst webowy , filtry holdery itp... alternatywnie do testowania restów można użyć bezpośrednio klienta np. resttemplate, ale jest to typowy klient, brak jego wyspecjalizowania do obsługi testów. MockMvc jest bardzo wygodny pozwala na efektywne testowanie restów.
    </text:p>
<text:p text:style-name="Standard"/>@SpringBootTest<text:line-break/>@AutoConfigureMockMvc<text:line-break/>
<text:span text:style-name="T1">public class </text:span>TweetControllerIntegrationTest {<text:p text:style-name="Standard">
      }
    </text:p>
<text:p text:style-name="Standard"/>
<text:p text:style-name="Standard">
      MockMvc działa tak jakbyśmy uderzyli do serwisu z klienta ale nie ma komunikacji sieciowej. Ma taką samą strukturę jakby trafiło to z przeglądarki, ale zachowuje się tak jakgdyby ten request już znalazł się wewnątrz stosu. Komunikacja sieciowa jest pomijana.  Uruchomi się servlet, wszystkie filtry, dispatcher, handlery, jedynie nie da się zaobserwować ruchu sieciowego.
    </text:p>
<text:p text:style-name="Standard"/>
<text:p text:style-name="Standard">
      MockMvcRequestBuilder - jest to klasa dostarczająca RequestBuilder na potrzeby MockMvc. Np
    </text:p>
<text:span text:style-name="T1">public abstract class </text:span>MockMvcRequestBuilders {<text:line-break/>    <text:span text:style-name="T1">public </text:span>MockMvcRequestBuilders() {<text:line-break/>    }<text:line-break/>
<text:line-break/>    <text:span text:style-name="T1">public static </text:span>MockHttpServletRequestBuilder <text:span text:style-name="T1">get</text:span>(String urlTemplate, Object... uriVars) {<text:line-break/>        <text:span text:style-name="T1">return new </text:span>MockHttpServletRequestBuilder(HttpMethod.GET, urlTemplate, uriVars);<text:line-break/>    }
}

Użycie:<text:span text:style-name="T1">mockMvc</text:span>.perform(<text:span text:style-name="T2">
<text:span text:style-name="T1">get</text:span>
</text:span>(<text:span text:style-name="T1">"/api/tweets"</text:span>)).andExpect(<text:span text:style-name="T2">status</text:span>().isOk())<text:line-break/>   .andExpect(<text:span text:style-name="T2">jsonPath</text:span>(<text:span text:style-name="T1">"$"</text:span>, <text:span text:style-name="T2">hasSize</text:span>(1)))<text:line-break/>   .andExpect(<text:span text:style-name="T2">jsonPath</text:span>(<text:span text:style-name="T1">"$[0].message"</text:span>, <text:span text:style-name="T2">is</text:span>(<text:span text:style-name="T1">"hello"</text:span>)))<text:line-break/>   .andExpect(<text:span text:style-name="T2">jsonPath</text:span>(<text:span text:style-name="T1">"$[0].author"</text:span>, <text:span text:style-name="T2">is</text:span>(<text:span text:style-name="T1">"goobar"</text:span>)));<text:p text:style-name="Standard">
      jsonPath pozwala nam stwierdzić asercję na ciele odpowiedzi, jest używana konwencja z biblioteki jsonPath.
    </text:p>
<text:p text:style-name="Standard">
<text:line-break/>
</text:p>
<text:p text:style-name="Standard">
      Stateyczna metoda is pochodzi z pakietu
    </text:p>
<text:span text:style-name="T1">package </text:span>org.hamcrest;<text:p text:style-name="Standard"/>
<text:p text:style-name="Standard">
      Należy zwrócić uwagę by import nie dodał się z mockito.
    </text:p>
<text:p text:style-name="Standard"/>
<text:p text:style-name="Standard">
      $ to root jsona
    </text:p>
<text:p text:style-name="Standard"/>
<text:p text:style-name="Standard">
      {msg:"",profile:{name:"",adresses:[{city:""}]}} - $.profile.name,
    </text:p>
<text:p text:style-name="Standard">
      gdy odwolujemy sie do adresses która jest tablicą obiektów z polem city: $profile.adresses[0].city
    </text:p>
<text:p text:style-name="Standard"/>
<text:p text:style-name="Standard"/>
<text:p text:style-name="Standard">
      Do wyniku operacji można dobrać się również bardziej niskopoziomowo:
    </text:p>
<text:p text:style-name="Standard"/>@Autowired<text:line-break/>
<text:span text:style-name="T1">private </text:span>ObjectMapper <text:span text:style-name="T1">objectMapper</text:span>;<text:p text:style-name="Standard"/>MvcResult perform = <text:span text:style-name="T1">mockMvc</text:span>.perform(<text:span text:style-name="T2">get</text:span>(<text:span text:style-name="T1">"/api/tweets"</text:span>)).andReturn();<text:line-break/>String resultBody=perform.getResponse().getContentAsString();<text:line-break/>Tweet t=<text:span text:style-name="T1">objectMapper</text:span>.convertValue(resultBody,Tweet.<text:span text:style-name="T1">class</text:span>);<text:p text:style-name="Standard"/>
<text:p text:style-name="Standard">
      @MockBean
    </text:p>
<text:p text:style-name="Standard">
      private TweetAppService tweetService; - rejestruje mocka w kontenerze, jeśli go nie ma, ale jeśli jest to go zamieni na  fejkowy!!!!
    </text:p>
<text:p text:style-name="Standard"/>
<text:h text:style-name="Heading_20_2" text:outline-level="2">Testy integracyjne</text:h>
<text:p text:style-name="Standard">
      Przy testowaniu weba zwrócić należy uwagę na odpowiedzialność warstw.
    </text:p>
<text:p text:style-name="Standard"/>
<text:p text:style-name="Standard">
      web - odpowiada za serializacje, deserializację obsługę wyjątków, nie powinniśmy razem z nimi pisać testów logiki
    </text:p>
<text:p text:style-name="Standard">
       
    </text:p>
<text:p text:style-name="Standard">
      Testów logiki nie robimy na poziomie testowania metod z repository, bo nie ma sensu, powinny być realizowane na poziomie warstwy usług service które realizują nasze UseCase.
    </text:p>
<text:p text:style-name="Standard"/>
<text:p text:style-name="Standard">
      Web jest tylko adapterem modelu transportowego do modelu serwisowego, więc dobrze zaprojektowany kontroler powinnien mieć dostęp do jednego Primary Port (jeśli nasza usługa potrzebuje czegoś od innych to wtedy mamy doczynienia z Secondary Port, Secondary Adapter) , dlatego nie powinien wstrzykiwać wielu usług.
    </text:p>
<text:h text:style-name="Heading_20_2" text:outline-level="2">Slices annotations</text:h>
<text:p text:style-name="Standard">
      Można wskazać adnotacjami jaką część aplikacji możemy testować. Np. taka adnotacja to @WebMvcTest - czyli stworzy beany tylko z warstwy webowej, resztę trzeba zmockować.
    </text:p>
<text:p text:style-name="Standard">
      @DataJPATest - jest to adnotacja mówiąca o tym że załaduje się tylko zestaw beanów związanych z danymi, repozytoria, itd...
    </text:p>
<text:p text:style-name="Standard"/>
<text:p text:style-name="Standard">Test Slices are a Spring Boot feature introduced in the 1.4. The idea is fairly simple, Spring will create a reduced application context for a specific slice of your app.</text:p>
<text:p text:style-name="Standard">
      Also, the framework will take care of configuring the very minimum.
    </text:p>
<text:p text:style-name="Standard">
      There are a sensible number of slices available out of the box in Spring Boot and we can create our own too:
    </text:p>
<text:list text:style-name="L1">
<text:list-item>
<text:p text:style-name="P1">@JsonTest: Registers JSON relevant components
      </text:p>
</text:list-item>
<text:list-item>
<text:p text:style-name="P1"/>
</text:list-item>
<text:list-item>
<text:p text:style-name="P1">@DataJpaTest: Registers JPA beans, including the ORM available
      </text:p>
</text:list-item>
<text:list-item>
<text:p text:style-name="P1">@JdbcTest: Useful for raw JDBC tests, takes care of the data source and in memory DBs without ORM frills
      </text:p>
</text:list-item>
<text:list-item>
<text:p text:style-name="P1">@DataMongoTest: Tries to provide an in-memory mongo testing setup
      </text:p>
</text:list-item>
<text:list-item>
<text:p text:style-name="P1">@WebMvcTest: A mock MVC testing slice without the rest of the app
      </text:p>
</text:list-item>
<text:list-item>
<text:p text:style-name="P1">
        … (we can check the source to find them all)
      </text:p>
</text:list-item>
</text:list>
<text:p text:style-name="P3"/>
<text:p text:style-name="Standard">
      This particular feature if used wisely can help us build narrow tests without such a big penalty in terms of performance particularly for small/medium sized apps.
    </text:p>
<text:p text:style-name="Standard">
      However, if our application keeps growing it also piles up as it creates one (small) application context per slice.
    </text:p>
<text:p text:style-name="Standard"/>
<text:p text:style-name="Standard">
      https://www.baeldung.com/spring-tests
    </text:p>
<text:p text:style-name="Standard"/>
<text:p text:style-name="Standard">
      Uwaga ! Te adnotacje używa się nie łącznie tylko zamiast SpringBootTest
    </text:p>
<text:p text:style-name="Standard"/>
<text:h text:style-name="Heading_20_2" text:outline-level="2">Kiedy stosować testy, wyróżnianie jednostek DDD</text:h>
<text:p text:style-name="Standard">
      Jeśli widzimy klasy które mają niewiele kodu, który jest typowo glue code (infrastrukturalny), bardzo boilerplate to mockowanie tego nie będzie dobrym podejściem (bo mamy do czynienia z opakowaniem,
    </text:p>
<text:p text:style-name="Standard">
      nie ma żadnego procesu). Przy glue codzie, adapterze dopasowującym wywołania (np. proste wywołanie repository przez usługę jest tylko adapterem).
    </text:p>
<text:p text:style-name="Standard"/>
<text:p text:style-name="Standard">
      W opozycji do kodu który ma jakieś branche (if, else, reguła, polityka), jeśli mamy decyzyjność, wtedy można przymierzyć się do mockowania i testy jednostkowe. Ich zadaniem jest testowanie tej decyzyjności,
    </text:p>
<text:p text:style-name="Standard">
      procesu.
    </text:p>
<text:p text:style-name="Standard"/>
<text:p text:style-name="Standard">
      Czy jeśli dostajemy zależność którą dostajemy sama jest strategią, wtedy względnie łatwo można ją zmockować, bo decyzja o wywołaniach jest zawarta w samej strategii.
    </text:p>
<text:p text:style-name="Standard"/>
<text:p text:style-name="Standard">
      Repository nie jest strategią.
    </text:p>
<text:p text:style-name="Standard"/>
<text:p text:style-name="Standard">
      Jednostką jest coś wyodrębnione na podstawie przypadków użycia, biznesowym. Nie mockuje się bytów wchodzących w skład jednostek.
    </text:p>
<text:p text:style-name="Standard"/>
<text:p text:style-name="Standard">
      Mamy tendencję do patrzenia na  aplikację  warstwowo. W podejściu DDD logika jest w klasach domeny, application layer jest bardzo ograniczony , jest tylko adapterem. Czyli w tym podejściu
    </text:p>
<text:p text:style-name="Standard">
      nie mockujemy repository, testujemy go integracyjnie. Logikę testujemy na obiektach domenowych.
    </text:p>
<text:p text:style-name="Standard"/>
<text:p text:style-name="Standard">
      Kroki według DDD:
    </text:p>
<text:list text:style-name="L2">
<text:list-item>
<text:p text:style-name="P2">
        load aggregate (jeden reprezentant, agregat root przez który idzie komunikacja z tą grupą, nigdy nie można zrobić commanda na składowej agregatu inaczej niż za pomocą jego metody)
      </text:p>
</text:list-item>
<text:list-item>
<text:p text:style-name="P2">
        aggregate command() -&gt; wykonujemy akcję na agregacie - on zawiera wszystko co potrzebuje agregat do realizacji swego celu biznesowego
      </text:p>
</text:list-item>
<text:list-item>
<text:p text:style-name="P2">
        save aggregate() -&gt; utrwalamy stan
      </text:p>
</text:list-item>
<text:list-item>
<text:p text:style-name="P2">
        publish events()
      </text:p>
</text:list-item>
</text:list>
<text:p text:style-name="P3"/>
<text:p text:style-name="Standard">
      W tym procesie najważniejszy jest pkt.  2, tam wykonuje się logika dlatego ten krok należy przetestować oddzielnie. Ten krok należy wykonać w izolacji testem jednostkowym.  Resztę kroków testujemy testem integracyjnym.
    </text:p>
<text:p text:style-name="Standard">
      W DDD obiekty realizujące logikę nie gadają z repo, nie gadają z usługami, dostają tylko obiekty. Utrwalamy cały agregat.
    </text:p>
<text:p text:style-name="Standard"/>
<text:p text:style-name="Standard">
      W architekturze layer często mamy do czynienia z prostym modelem encyjnym, bez żadnej logiki a ta została przeniesiona do warstwy service/application bo gdzieś musi się pojawić to
    </text:p>
<text:h text:style-name="Heading_20_3" text:outline-level="3"> </text:h>
<text:h text:style-name="Heading_20_2" text:outline-level="2">Przykład złęgo mockowania</text:h>@DisplayName(<text:span text:style-name="T1">"find by message using mocks"</text:span>)<text:line-break/>@Test<text:line-break/>@Disabled<text:line-break/>
<text:span text:style-name="T1">void </text:span>testMock() <text:span text:style-name="T1">throws </text:span>Exception {<text:line-break/>
<text:span text:style-name="T2">// given<text:line-break/>
</text:span>TweetRepo tweetRepo = inMemoryFakeRepo(<text:span text:style-name="T2">tweetWithMsg</text:span>(<text:span text:style-name="T1">"hello"</text:span>),<text:line-break/>
<text:span text:style-name="T2">tweetWithMsg</text:span>(<text:span text:style-name="T1">"hello"</text:span>));<text:line-break/>   TweetAppService tweetAppService =<text:line-break/>
<text:span text:style-name="T1">new </text:span>TweetAppServiceRepoDelegatingImpl(tweetRepo);<text:line-break/>
<text:line-break/>
<text:span text:style-name="T2">// when<text:line-break/>
</text:span>Collection&lt;Tweet&gt; allTweets = tweetAppService<text:line-break/>      .findByMsg(<text:span text:style-name="T1">"hello"</text:span>);<text:line-break/>
<text:line-break/>
<text:span text:style-name="T2">// then<text:line-break/>
</text:span>
<text:span text:style-name="T2">assertThat</text:span>(allTweets).hasSize(2);<text:line-break/>}<text:line-break/>
<text:line-break/>
<text:span text:style-name="T1">private </text:span>TweetRepo inMemoryFakeRepo(Tweet... tweet) {<text:line-break/>
<text:span text:style-name="T2">// we should not mock any specific methods here, because we<text:line-break/>   // could implement the other way and still have exactly the<text:line-break/>   // same results (like findAll and call stream.filter())<text:line-break/>
</text:span>TweetRepo mock = <text:span text:style-name="T2">mock</text:span>(TweetRepo.<text:span text:style-name="T1">class</text:span>);<text:line-break/>
<text:span text:style-name="T2">when</text:span>(mock.findByMessage(<text:span text:style-name="T2">anyString</text:span>()))<text:line-break/>      .thenReturn(List.<text:span text:style-name="T2">of</text:span>(tweet));<text:line-break/>
<text:span text:style-name="T1">return </text:span>mock;<text:line-break/>}<text:p text:style-name="Standard"/>
<text:p text:style-name="Standard"/>@Service<text:line-break/>
<text:span text:style-name="T1">public class </text:span>TweetAppServiceRepoDelegatingImpl <text:span text:style-name="T1">implements </text:span>TweetAppService {<text:line-break/>
<text:line-break/>
<text:span text:style-name="T1">private </text:span>TweetRepo <text:span text:style-name="T1">tweetRepo</text:span>;<text:line-break/>
<text:line-break/>
<text:span text:style-name="T1">public </text:span>TweetAppServiceRepoDelegatingImpl(TweetRepo tweetRepo) {<text:line-break/>
<text:span text:style-name="T1">this</text:span>.<text:span text:style-name="T1">tweetRepo </text:span>= tweetRepo;<text:line-break/>   }<text:line-break/>
<text:line-break/>@Override<text:line-break/>
<text:span text:style-name="T1">public void </text:span>createNewTweet(String msg) {<text:line-break/>
<text:span text:style-name="T1">tweetRepo</text:span>.save(<text:span text:style-name="T1">new </text:span>Tweet(msg, defaultAuthor()));<text:line-break/>   }<text:line-break/>
<text:line-break/>@Override<text:line-break/>
<text:span text:style-name="T1">public </text:span>Collection&lt;Tweet&gt; findByMsg(String msg) {<text:line-break/>
<text:span text:style-name="T1">return </text:span>
<text:span text:style-name="T1">tweetRepo</text:span>.findAll().stream()<text:line-break/>         .filter(t -&gt; msg.equals(t.getMessage()))<text:line-break/>         .collect(Collectors.<text:span text:style-name="T2">toList</text:span>());<text:line-break/>
<text:span text:style-name="T2">// Now, try to uncomment this code and run test "find by<text:line-break/>      // message using mocks" again - now, this time it should pass<text:line-break/>      // return tweetRepo.findByMessage(msg);<text:line-break/>
</text:span>}<text:line-break/>
<text:line-break/>
<text:span text:style-name="T1">private </text:span>String defaultAuthor() {<text:line-break/>
<text:span text:style-name="T1">return </text:span>
<text:span text:style-name="T1">"goobar"</text:span>;<text:line-break/>   }<text:line-break/>}<text:h text:style-name="Heading_20_1" text:outline-level="1">Programowanie reaktywne</text:h>
<text:p text:style-name="Standard">
      Java 9 ma wsparcie do programowania reaktywnego:
    </text:p>
<text:p text:style-name="Standard"/>
<text:p text:style-name="Standard">
      Publisher,Subscriber, Subscription, Processor(Publisher+Subscriber) - standardowe interfejsy zgodne z specyfikacją Reactive Streams, póki co Reactive Streams korzysta ze swoich interfejsów, ale
    </text:p>
<text:p text:style-name="Standard">
      to się zmieni i przejdą na te które dostarczy Java.
    </text:p>
<text:p text:style-name="Standard"/>
<text:p text:style-name="Standard">
      Implementacji dostarczają dostawcy: RxJava2, ProjectReactor, AkkaStreams.
    </text:p>
<text:p text:style-name="Standard"/>
<text:p text:style-name="Standard">
      Te interfejsy są niewystarczające i komunikacja z ich pośrednictwem byłaby niewygodna.
    </text:p>
<text:p text:style-name="Standard"/>
<text:p text:style-name="Standard">
      Istnieje pewne podobieństwo pomiędzy strumieniami Java8 i Rx
    </text:p>
<text:list text:style-name="L1">
<text:list-item>
<text:p text:style-name="P1">
        jedne są push(rx) a drugie pop(java)
      </text:p>
</text:list-item>
<text:list-item>
<text:p text:style-name="P1">
        strumienie javowe są jednokrotne a rx wielokrotne
      </text:p>
</text:list-item>
</text:list>
<text:p text:style-name="P3"/>
<text:h text:style-name="Heading_20_2" text:outline-level="2">Standardowa obsługa żądania</text:h>
<text:p text:style-name="Standard">
<text:a xmlns:text="text" xmlns:xlink="xlink" xlink:type="simple" xlink:href="https://github.com/mikewojtyna/efficient-java/blob/master/src/main/java/pro/buildmysoftware/efficientjava/newio/server/EchoServer.java">https://github.com/mikewojtyna/efficient-java/blob/master/src/main/java/pro/buildmysoftware/efficientjava/newio/server/EchoServer.java</text:a>
</text:p>
<text:p text:style-name="Standard">
      Żądanie -&gt; serwer -&gt;start wątku-&gt;wywołanie zasobu w ramach wątku -&gt;wątek czeka -&gt; dostaje odpowiedź-&gt;odpowiedź do klienta
    </text:p>
<text:p text:style-name="Standard"/>
<text:p text:style-name="Standard">
      W programowaniu reaktywnym eliminujemy to oczekiwania. Zamiast tego wysyłamy sygnały że coś się dzieje, systemy reagują na zmianę i się informują.
    </text:p>
<text:p text:style-name="Standard"/>
<text:p text:style-name="Standard">
      Systemy działają w modelu push. Publisher wpycha informację do subscribera.
    </text:p>
<text:p text:style-name="Standard"/>
<text:p text:style-name="Standard">
      Retpack - framework do obsługi programowania reaktywnego.
    </text:p>
<text:p text:style-name="Standard"/>
<text:p text:style-name="Standard">
      Reaktywność ma sens jeśli cały stos jest reaktywny. Np. użycie bazy relacyjnej już ogranicza programowanie reaktywne. Bo będzie tam wątek który stanie się wąskim gardłem (nawet jeśli wołanie będzie asynchroniczne). Żeby uzyskać pełne wsparcie należałoby wyeliminować relacyjną bazę na bazę reaktywną np. MongoDB.
    </text:p>
<text:p text:style-name="Standard"/>
<text:p text:style-name="Standard">
      Komunikacja sieciowa:
    </text:p>
<text:p text:style-name="Standard">
      Serwer utrzymuje powiązanie prz wykorzystaniu NIO.  FileChannel i ByteBuffer. Jest to niskopoziomowy mechanizm obecny już w java 5. Mamy wiele otwartych połączeń i multiplexujemy pomiędzy nimi na jednym wątku.
    </text:p>
<text:p text:style-name="Standard">
      ServerSocketChannel tworzy kanał zbindowany na jakimś porcie i adresie, serverSocket.configureBlocking(false) , potem rejestrujemy kanał i startujemy nieskończone nasłuchiwanie.
    </text:p>
<text:p text:style-name="Standard">
      W pętli pobieramy selektory reprezentujące klientów, wybieramy te, które są gotowe do odbioru i piszemy do nich.
    </text:p>
<text:p text:style-name="Standard"/>
<text:p text:style-name="Standard">
      https://github.com/mikewojtyna/efficient-java/blob/master/src/main/java/pro/buildmysoftware/efficientjava/newio/server/EchoServer.java
    </text:p>
<text:h text:style-name="Heading_20_2" text:outline-level="2">Reactor i WebFlux</text:h>
<text:p text:style-name="Standard">
      Reactor - zbiór wielu klas , biblioteką umożliwiającą pisanie kodu reaktywnego, można go używać z innymi biblitekami  RxJava2, ProjectReactor, AkkaStreams, ponieważ mają wspólne interfejsy i można je używać zamiennie.
    </text:p>
<text:p text:style-name="Standard"/>
<text:p text:style-name="Standard">
      Bibliotekę tę tak samo jak webflux wnosi starter :
    </text:p>spring-boot-starter-webflux

 <text:p text:style-name="Standard"/>
<text:p text:style-name="Standard"/>
<text:p text:style-name="Standard">
      Najważniejsze klasy Reactor to Mono(co najwyżej jeden element/wiadomość) i  Flux(wiele elementów/wiadomości).
    </text:p>
<text:p text:style-name="Standard">
      Flux.just("pierwszy","drugi")
    </text:p>
<text:p text:style-name="Standard">
      Mono.just("tylko jeden") - działa trochę jak Optional
    </text:p>
<text:p text:style-name="Standard"/>
<text:p text:style-name="Standard">
      Publisher jest czymś co publikuje wiadomości, możemy się na nim zasubskrybować za pomocą interfejsu Subscriber.
    </text:p>
<text:p text:style-name="Standard"/>
<text:p text:style-name="Standard">
      publisher.subscribe()- pozwala na zarejestrowanie handlerów, które zostaną  wywołane gdy coś się zadzieje.
    </text:p>
<text:p text:style-name="Standard"/>
<text:p text:style-name="Standard">
      Interfejsy można adaptować jedne do drugich. Np  Flux.from(publisher) - publisher jest częścią innej implementacji - warunek muszą być zgodne ze specyfikacją ReactiveStreams.
    </text:p>
<text:p text:style-name="Standard"/>
<text:p text:style-name="Standard"/>
<text:p text:style-name="Standard"/>
<text:h text:style-name="Heading_20_3" text:outline-level="3">Testy</text:h>
<text:p text:style-name="Standard">
      Programowanie reaktywne musi być testowane w specjalny sposób . Służy do tego klasa pomocnicza StepVerifier. Pozwala ona expectować dowolny krok naszego strumienia.
    </text:p>
<text:p text:style-name="Standard"/>
<text:list text:style-name="L1">
<text:list-item>
<text:p text:style-name="P1">
        przekazując wartość której się spodziewamy
      </text:p>
</text:list-item>
<text:list-item>
<text:p text:style-name="P1">
        przekazując asercję
      </text:p>
</text:list-item>
<text:list-item>
<text:p text:style-name="P1">
        uruchomienie lambdy expectujący następny match
      </text:p>
</text:list-item>
</text:list>
<text:p text:style-name="P3"/>
<text:p text:style-name="Standard"/>
<text:span text:style-name="T1">public class </text:span>StepVerifierExampleTest {<text:line-break/>
<text:span text:style-name="T2">// @formatter:off<text:line-break/>
</text:span>@DisplayName(<text:line-break/>
<text:span text:style-name="T1">"show how to use step verifier"<text:line-break/>
</text:span>)<text:line-break/>
<text:span text:style-name="T2">// @formatter:on<text:line-break/>
</text:span>@Test<text:line-break/>
<text:span text:style-name="T1">void </text:span>test() <text:span text:style-name="T1">throws </text:span>Exception {<text:line-break/>      Publisher&lt;String&gt; flux = Flux.<text:span text:style-name="T2">just</text:span>(1, 2, 3)<text:line-break/>         .map(String::<text:span text:style-name="T2">valueOf</text:span>);<text:line-break/>
<text:line-break/>      StepVerifier.<text:span text:style-name="T2">create</text:span>(flux)<text:line-break/>
<text:span text:style-name="T2">// @formatter:off<text:line-break/>
<text:line-break/>
</text:span>.expectSubscription()<text:line-break/>         .expectNext(<text:span text:style-name="T1">"1"</text:span>)<text:line-break/>         .assertNext(s -&gt; <text:span text:style-name="T2">assertThat</text:span>(s).isEqualTo(<text:line-break/>
<text:span text:style-name="T1">"2"</text:span>))<text:line-break/>         .expectNextMatches(s -&gt; <text:span text:style-name="T1">"3"</text:span>.equals(s))<text:line-break/>
<text:span text:style-name="T2">// @formatter:on<text:line-break/>
</text:span>.verifyComplete();<text:line-break/>   }<text:line-break/>}<text:p text:style-name="Standard"/>
<text:p text:style-name="Standard">
      Większość logiki reaktywnej da się przetestować w podobny sposób, bo na końcu lecą sygnały, wynik jest prosty, niezależny od być może złożonego procesu jego pozyskania.
    </text:p>
<text:h text:style-name="Heading_20_3" text:outline-level="3">Hot vs cold streams</text:h>
<text:p text:style-name="Standard">
      https://projectreactor.io/docs/core/release/reference/
    </text:p>
<text:p text:style-name="Standard"/>
      3.3.6. Hot vs Cold
    <text:p text:style-name="Standard">
        The Rx family of reactive libraries distinguishes two broad categories of reactive sequences: hot and cold. This distinction mainly has to do with how the reactive stream reacts to subscribers:
      </text:p>
<text:list text:style-name="L1">
<text:list-item>
<text:p text:style-name="P1">
<text:p text:style-name="Standard">
            A Cold sequence starts anew for each Subscriber, including at the source of data. For example, if the source wraps an HTTP call, a new HTTP request is made for each subscription.
          </text:p>
</text:p>
</text:list-item>
<text:list-item>
<text:p text:style-name="P1">
<text:p text:style-name="Standard">
            A Hot sequence does not start from scratch for each Subscriber. Rather, late subscribers receive signals emitted after they subscribed. Note, however, that some hot reactive streams can cache or replay the history of emissions totally or partially. From a general perspective, a hot sequence can even emit when no subscriber is listening (an exception to the “nothing happens before you subscribe” rule).
          </text:p>
</text:p>
</text:list-item>
</text:list>
<text:p text:style-name="P3"/>
<text:p text:style-name="Standard">
        For more information on hot vs cold in the context of Reactor, see this reactor-specific section.
      </text:p>
<text:p text:style-name="Standard">Suggest Edit to "Introduction to Reactive Programming"
      </text:p>
<text:p text:style-name="Standard"/>
<text:p text:style-name="Standard"/>
<text:span text:style-name="T1">public class </text:span>ColdAndHotStreamsExampleTest {<text:line-break/>
<text:span text:style-name="T2">// @formatter:off<text:line-break/>
</text:span>@DisplayName(<text:line-break/>
<text:span text:style-name="T1">"cold stream example"<text:line-break/>
</text:span>)<text:line-break/>
<text:span text:style-name="T2">// @formatter:on<text:line-break/>
</text:span>@Test<text:line-break/>
<text:span text:style-name="T1">void </text:span>cold() <text:span text:style-name="T1">throws </text:span>Exception {<text:line-break/>      Flux&lt;Long&gt; ticks = Flux.<text:span text:style-name="T2">interval</text:span>(Duration.<text:span text:style-name="T2">ofSeconds</text:span>(1));<text:line-break/>
<text:line-break/>      ticks.subscribe(System.<text:span text:style-name="T1">
<text:span text:style-name="T2">out</text:span>
</text:span>::println);<text:line-break/>      Thread.<text:span text:style-name="T2">sleep</text:span>(2000);<text:line-break/>      ticks.subscribe(System.<text:span text:style-name="T1">
<text:span text:style-name="T2">out</text:span>
</text:span>::println);<text:line-break/>
<text:line-break/>      Thread.<text:span text:style-name="T2">sleep</text:span>(5000);<text:line-break/>   }<text:line-break/>
<text:line-break/>
<text:span text:style-name="T2">// @formatter:off<text:line-break/>
</text:span>@DisplayName(<text:line-break/>
<text:span text:style-name="T1">"hot stream example"<text:line-break/>
</text:span>)<text:line-break/>
<text:span text:style-name="T2">// @formatter:on<text:line-break/>
</text:span>@Test<text:line-break/>
<text:span text:style-name="T1">void </text:span>hot() <text:span text:style-name="T1">throws </text:span>Exception {<text:line-break/>      Flux&lt;Long&gt; ticks =<text:line-break/>         Flux.<text:span text:style-name="T2">interval</text:span>(Duration.<text:span text:style-name="T2">ofSeconds</text:span>(1)).share();<text:line-break/>
<text:line-break/>      ticks.subscribe(System.<text:span text:style-name="T1">
<text:span text:style-name="T2">out</text:span>
</text:span>::println);<text:line-break/>      Thread.<text:span text:style-name="T2">sleep</text:span>(2000);<text:line-break/>      ticks.subscribe(System.<text:span text:style-name="T1">
<text:span text:style-name="T2">out</text:span>
</text:span>::println);<text:line-break/>
<text:line-break/>      Thread.<text:span text:style-name="T2">sleep</text:span>(5000);<text:line-break/>   }<text:line-break/>
<text:line-break/>
<text:span text:style-name="T2">// @formatter:off<text:line-break/>
</text:span>@DisplayName(<text:line-break/>
<text:span text:style-name="T1">"hot stream still requires at least subscription example"<text:line-break/>
</text:span>)<text:line-break/>
<text:span text:style-name="T2">// @formatter:on<text:line-break/>
</text:span>@Test<text:line-break/>
<text:span text:style-name="T1">void </text:span>hotSubscribe() <text:span text:style-name="T1">throws </text:span>Exception {<text:line-break/>      Flux&lt;Long&gt; ticks = Flux.<text:span text:style-name="T2">interval</text:span>(Duration.<text:span text:style-name="T2">ofSeconds</text:span>(1))<text:line-break/>         .doOnNext(System.<text:span text:style-name="T1">
<text:span text:style-name="T2">out</text:span>
</text:span>::println).share();<text:line-break/>
<text:line-break/>      Thread.<text:span text:style-name="T2">sleep</text:span>(2000);<text:line-break/>   }<text:line-break/>
<text:line-break/>
<text:span text:style-name="T2">// @formatter:off<text:line-break/>
</text:span>@DisplayName(<text:line-break/>
<text:span text:style-name="T1">"connectable flux example"<text:line-break/>
</text:span>)<text:line-break/>
<text:span text:style-name="T2">// @formatter:on<text:line-break/>
</text:span>@Test<text:line-break/>
<text:span text:style-name="T1">void </text:span>test() <text:span text:style-name="T1">throws </text:span>Exception {<text:line-break/>      ConnectableFlux&lt;Long&gt; source = Flux<text:line-break/>         .<text:span text:style-name="T2">interval</text:span>(Duration.<text:span text:style-name="T2">ofSeconds</text:span>(1)).publish();<text:line-break/>
<text:line-break/>      source.subscribe(System.<text:span text:style-name="T1">
<text:span text:style-name="T2">out</text:span>
</text:span>::println);<text:line-break/>      source.connect();<text:line-break/>      Thread.<text:span text:style-name="T2">sleep</text:span>(2000);<text:line-break/>      source.subscribe(System.<text:span text:style-name="T1">
<text:span text:style-name="T2">out</text:span>
</text:span>::println);<text:line-break/>
<text:line-break/>      Thread.<text:span text:style-name="T2">sleep</text:span>(5000);<text:line-break/>   }<text:line-break/>}<text:p text:style-name="Standard"/>
<text:p text:style-name="Standard">
      Subskrypcja 1 po dwóch sekundach subskrybuje się drugi, i potem czekamy 5 sekund.
    </text:p>
<text:p text:style-name="Standard">
      Cold produkuje po zasubskrybowaniu co subskrybent (od początku).
    </text:p>
<text:p text:style-name="Standard"/>
<text:p text:style-name="Standard">
      HOT:
    </text:p>
<text:p text:style-name="Standard">
      Subskrybujemy się , wcześniej robimy share() - stworzył Hotflaxa z oryginalnego, hot nie respektuje tego że musi odtwarzać sygnały od początku po podłączeniu się, on kontynuuje zdarzenia dla nowego
    </text:p>
<text:p text:style-name="Standard">
      subskrybenta. (czyli jeśli pierwszy wątek skonsumował 0,1, to drugi subskrybent zacznie od 2)
    </text:p>
<text:p text:style-name="Standard"/>
<text:span text:style-name="T2">// @formatter:off<text:line-break/>
</text:span>@DisplayName(<text:line-break/>
<text:span text:style-name="T1">"hot stream still requires at least subscription example"<text:line-break/>
</text:span>)<text:line-break/>
<text:span text:style-name="T2">// @formatter:on<text:line-break/>
</text:span>@Test<text:line-break/>
<text:span text:style-name="T1">void </text:span>hotSubscribe() <text:span text:style-name="T1">throws </text:span>Exception {<text:line-break/>   Flux&lt;Long&gt; ticks = Flux.<text:span text:style-name="T2">interval</text:span>(Duration.<text:span text:style-name="T2">ofSeconds</text:span>(1))<text:line-break/>      .doOnNext(System.<text:span text:style-name="T1">
<text:span text:style-name="T2">out</text:span>
</text:span>::println).share();<text:line-break/>
<text:line-break/>   Thread.<text:span text:style-name="T2">sleep</text:span>(2000);<text:line-break/>}<text:p text:style-name="Standard"/>
<text:p text:style-name="Standard"/>
<text:p text:style-name="Standard">
      Wisi bo nie podłączył się nowy subskrybent.
    </text:p>
<text:h text:style-name="Heading_20_3" text:outline-level="3">ConnectableFlux</text:h>
<text:span text:style-name="T1">public class </text:span>AutoConnectExampleTest {<text:line-break/>@DisplayName(<text:span text:style-name="T1">"auto connect example (from documentation)"</text:span>)<text:line-break/>@Test<text:line-break/>
<text:span text:style-name="T1">void </text:span>test() <text:span text:style-name="T1">throws </text:span>Exception {<text:line-break/>      Flux&lt;Integer&gt; source = Flux.<text:span text:style-name="T2">range</text:span>(1, 3)<text:line-break/>         .doOnSubscribe(s -&gt; System.<text:span text:style-name="T1">
<text:span text:style-name="T2">out<text:line-break/>
</text:span>
</text:span>.println(<text:span text:style-name="T1">"subscribed to source"</text:span>));<text:line-break/>
<text:line-break/>      Flux&lt;Integer&gt; autoCo = source.publish().autoConnect(2);<text:line-break/>
<text:line-break/>      autoCo.subscribe(System.<text:span text:style-name="T1">
<text:span text:style-name="T2">out</text:span>
</text:span>::println, e -&gt; {<text:line-break/>      }, () -&gt; {<text:line-break/>      });<text:line-break/>      System.<text:span text:style-name="T1">
<text:span text:style-name="T2">out</text:span>
</text:span>.println(<text:span text:style-name="T1">"subscribed first"</text:span>);<text:line-break/>      System.<text:span text:style-name="T1">
<text:span text:style-name="T2">out</text:span>
</text:span>.println(<text:span text:style-name="T1">"subscribing second"</text:span>);<text:line-break/>      autoCo.subscribe(System.<text:span text:style-name="T1">
<text:span text:style-name="T2">out</text:span>
</text:span>::println, e -&gt; {<text:line-break/>      }, () -&gt; {<text:line-break/>      });<text:line-break/>   }<text:line-break/>}<text:p text:style-name="Standard"/>
<text:p text:style-name="Standard">
      Flux&lt;Integer&gt; autoCo = source.publish().autoConnect(2);
    </text:p>
<text:p text:style-name="Standard">
      source.publish()-&gt; zwraca
    </text:p>ConnectableFlux<text:p text:style-name="Standard"/>
<text:p text:style-name="Standard">
      metoda autoconnect mówi żeby aktywować po połączeniu 2 subskrybentów (w odróżnienieniu od connect(), który uruchomi od razu))
    </text:p>
<text:h text:style-name="Heading_20_3" text:outline-level="3">operatory</text:h>
<text:h text:style-name="Heading_20_4" text:outline-level="4">map i flatMap</text:h>
<text:span text:style-name="T1">public class </text:span>OperatorExamplesTest {<text:line-break/>@DisplayName(<text:span text:style-name="T1">"map example"</text:span>)<text:line-break/>@Test<text:line-break/>
<text:span text:style-name="T1">void </text:span>mapExample() <text:span text:style-name="T1">throws </text:span>Exception {<text:line-break/>      StepVerifier.<text:span text:style-name="T2">create</text:span>(Mono.<text:span text:style-name="T2">just</text:span>(<text:span text:style-name="T1">"hello"</text:span>).log().map(Hello::<text:span text:style-name="T1">new</text:span>)<text:line-break/>         .map(m -&gt; m)).expectNext(<text:span text:style-name="T1">new </text:span>Hello(<text:span text:style-name="T1">"hello"</text:span>))<text:line-break/>         .expectComplete().verify();<text:line-break/>   }<text:line-break/>
<text:line-break/>@DisplayName(<text:span text:style-name="T1">"flat map example"</text:span>)<text:line-break/>@Test<text:line-break/>
<text:span text:style-name="T1">void </text:span>flatMapExample() <text:span text:style-name="T1">throws </text:span>Exception {<text:line-break/>      StepVerifier.<text:span text:style-name="T2">create</text:span>(Mono.<text:span text:style-name="T2">just</text:span>(<text:span text:style-name="T1">"hello"</text:span>).log().map(Hello::<text:span text:style-name="T1">new</text:span>)<text:line-break/>         .flatMap(m -&gt; Mono.<text:span text:style-name="T2">fromCallable</text:span>(() -&gt; m)))<text:line-break/>         .expectNext(<text:span text:style-name="T1">new </text:span>Hello(<text:span text:style-name="T1">"hello"</text:span>)).verifyComplete();<text:line-break/>   }<text:line-break/>}<text:p text:style-name="Standard"/>
<text:p text:style-name="Standard">
      A----B----C
    </text:p>
<text:p text:style-name="Standard">
      jeśli stworzymy publishery to flatMap stworzy coś takigo:
    </text:p>
<text:p text:style-name="Standard">
      A0---A1---A2---B0---B1---B2---C0---C1---C2
    </text:p>
<text:h text:style-name="Heading_20_4" text:outline-level="4">FlatMap</text:h>
<text:span text:style-name="T1">public class </text:span>FlatMapExamplesTest {<text:line-break/>@DisplayName(<text:span text:style-name="T1">"flat map blocking example"</text:span>)<text:line-break/>@Test<text:line-break/>
<text:span text:style-name="T1">void </text:span>test() <text:span text:style-name="T1">throws </text:span>Exception {<text:line-break/>      Flux.<text:span text:style-name="T2">range</text:span>(1, 10).log()<text:line-break/>         .flatMap(i -&gt; Mono.<text:span text:style-name="T2">fromRunnable</text:span>(() -&gt; blockingTask())<text:line-break/>            .subscribeOn(Schedulers.<text:span text:style-name="T2">elastic</text:span>()), 3)<text:line-break/>         .blockLast();<text:line-break/>   }<text:line-break/>
<text:line-break/>
<text:span text:style-name="T1">private void </text:span>blockingTask() {<text:line-break/>
<text:span text:style-name="T1">try </text:span>{<text:line-break/>         Thread.<text:span text:style-name="T2">sleep</text:span>(2000);<text:line-break/>         System.<text:span text:style-name="T1">
<text:span text:style-name="T2">out</text:span>
</text:span>.println(<text:span text:style-name="T1">"hello"</text:span>);<text:line-break/>      }<text:line-break/>
<text:span text:style-name="T1">catch </text:span>(InterruptedException e) {<text:line-break/>
<text:span text:style-name="T1">throw new </text:span>RuntimeException(e.getMessage(), e);<text:line-break/>      }<text:line-break/>   }<text:line-break/>}<text:p text:style-name="Standard"/>
<text:p text:style-name="Standard"/>
<text:p text:style-name="Standard">
       Flux.<text:span text:style-name="T2">range</text:span>(1, 10).log()         .flatMap(i -&gt; Mono.<text:span text:style-name="T2">fromRunnable</text:span>(() -&gt; blockingTask())            .subscribeOn(Schedulers.<text:span text:style-name="T2">elastic</text:span>()), 3)         .blockLast();
    </text:p>
<text:p text:style-name="Standard"/>
<text:p text:style-name="Standard">
      Sposób obsługi wielowątkowej, zostanie odpalone w trzech wątkach.Mamy 10 elementów, dzielimy je po trzy , każda trójka zostanie odpalon na elastycznych schedulerach.
    </text:p>
<text:p text:style-name="Standard"/>
<text:p text:style-name="Standard">
      Scheduler jest jest abstrakcją ponad Excecutorami.
    </text:p>
<text:h text:style-name="Heading_20_4" text:outline-level="4">Parallel</text:h>
<text:span text:style-name="T1">public class </text:span>ParallelExampleTest {<text:line-break/>
<text:span text:style-name="T2">// @formatter:off<text:line-break/>
</text:span>@DisplayName(<text:line-break/>
<text:span text:style-name="T1">"show how to use parallel mapping"<text:line-break/>
</text:span>)<text:line-break/>
<text:span text:style-name="T2">// @formatter:on<text:line-break/>
</text:span>@Test<text:line-break/>
<text:span text:style-name="T1">void </text:span>parallel() <text:span text:style-name="T1">throws </text:span>Exception {<text:line-break/>      Flux.<text:span text:style-name="T2">range</text:span>(1, 10).parallel().runOn(Schedulers.<text:span text:style-name="T2">elastic</text:span>())<text:line-break/>         .map(i -&gt; {<text:line-break/>
<text:span text:style-name="T1">try </text:span>{<text:line-break/>               Thread.<text:span text:style-name="T2">sleep</text:span>(1000);<text:line-break/>
<text:span text:style-name="T1">return </text:span>i;<text:line-break/>            }<text:line-break/>
<text:span text:style-name="T1">catch </text:span>(InterruptedException e) {<text:line-break/>
<text:span text:style-name="T1">throw new </text:span>RuntimeException(e);<text:line-break/>            }<text:line-break/>         }).log().subscribe(System.<text:span text:style-name="T1">
<text:span text:style-name="T2">out</text:span>
</text:span>::println);<text:line-break/>
<text:line-break/>      Thread.<text:span text:style-name="T2">sleep</text:span>(2000);<text:line-break/>   }<text:line-break/>
<text:line-break/>
<text:span text:style-name="T2">// @formatter:off<text:line-break/>
</text:span>@DisplayName(<text:line-break/>
<text:span text:style-name="T1">"show how NOT to use parallel mapping"<text:line-break/>
</text:span>)<text:line-break/>
<text:span text:style-name="T2">// @formatter:on<text:line-break/>
</text:span>@Test<text:line-break/>
<text:span text:style-name="T1">void </text:span>parallelBad() <text:span text:style-name="T1">throws </text:span>Exception {<text:line-break/>      Flux.<text:span text:style-name="T2">range</text:span>(1, 10).parallel()<text:line-break/>
<text:span text:style-name="T2">// Only this line changed - map is invoked before<text:line-break/>         // runOn! Therefore, it doesn't run on elastic<text:line-break/>         // scheduler.<text:line-break/>
</text:span>.map(i -&gt; {<text:line-break/>
<text:span text:style-name="T1">try </text:span>{<text:line-break/>               Thread.<text:span text:style-name="T2">sleep</text:span>(1000);<text:line-break/>
<text:span text:style-name="T1">return </text:span>i;<text:line-break/>            }<text:line-break/>
<text:span text:style-name="T1">catch </text:span>(InterruptedException e) {<text:line-break/>
<text:span text:style-name="T1">throw new </text:span>RuntimeException(e);<text:line-break/>            }<text:line-break/>         }).runOn(Schedulers.<text:span text:style-name="T2">elastic</text:span>()).log()<text:line-break/>         .subscribe(System.<text:span text:style-name="T1">
<text:span text:style-name="T2">out</text:span>
</text:span>::println);<text:line-break/>
<text:line-break/>
<text:span text:style-name="T2">// we don't even need Thread.sleep here to see the problem<text:line-break/>      // (mapping happens on a single thread)<text:line-break/>
</text:span>}<text:line-break/>}<text:p text:style-name="Standard"/>
<text:p text:style-name="Standard">
      Wartości dostajemy dużo szybciej, jednak nikt nie gwarantuje nam zachowania kolejności.
    </text:p>
<text:h text:style-name="Heading_20_4" text:outline-level="4">Finite and Infinite</text:h>
<text:span text:style-name="T1">public class </text:span>FiniteAndInfiniteFluxExamplesTest {<text:line-break/>@DisplayName(<text:span text:style-name="T1">"show map operator"</text:span>)<text:line-break/>@Test<text:line-break/>
<text:span text:style-name="T1">void </text:span>mapFinite() <text:span text:style-name="T1">throws </text:span>Exception {<text:line-break/>      Flux&lt;String&gt; flux = Flux.<text:span text:style-name="T2">just</text:span>(<text:span text:style-name="T1">"hi"</text:span>, <text:span text:style-name="T1">"hello"</text:span>);<text:line-break/>
<text:line-break/>      flux.log().map(String::length).filter(l -&gt; l &gt; 2)<text:line-break/>         .subscribe(System.<text:span text:style-name="T1">
<text:span text:style-name="T2">out</text:span>
</text:span>::println);<text:line-break/>   }<text:line-break/>
<text:line-break/>@DisplayName(<text:span text:style-name="T1">"show working on infinite stream"</text:span>)<text:line-break/>@Test<text:line-break/>
<text:span text:style-name="T1">void </text:span>infinite() <text:span text:style-name="T1">throws </text:span>Exception {<text:line-break/>      Flux&lt;Long&gt; flux = Flux.<text:span text:style-name="T2">interval</text:span>(Duration.<text:span text:style-name="T2">ofSeconds</text:span>(1));<text:line-break/>
<text:line-break/>      flux.log().subscribe(l -&gt; {<text:line-break/>
<text:span text:style-name="T1">try </text:span>{<text:line-break/>            System.<text:span text:style-name="T1">
<text:span text:style-name="T2">out</text:span>
</text:span>.println(<text:span text:style-name="T1">"Subscriber 0 " </text:span>+ l);<text:line-break/>            Thread.<text:span text:style-name="T2">sleep</text:span>(5000);<text:line-break/>         }<text:line-break/>
<text:span text:style-name="T1">catch </text:span>(InterruptedException e) {<text:line-break/>            e.printStackTrace();<text:line-break/>         }<text:line-break/>      });<text:line-break/>      flux.log().subscribe(l -&gt; System.<text:span text:style-name="T1">
<text:span text:style-name="T2">out<text:line-break/>
</text:span>
</text:span>.println(<text:span text:style-name="T1">"Subscriber 1: " </text:span>+ l));<text:line-break/>
<text:line-break/>      Thread.<text:span text:style-name="T2">sleep</text:span>(2000);<text:line-break/>   }<text:line-break/>}<text:p text:style-name="Standard"/>
<text:p text:style-name="Standard">
       Flux&lt;Long&gt; flux = Flux.<text:span text:style-name="T2">interval</text:span>(Duration.<text:span text:style-name="T2">ofSeconds</text:span>(1));
    </text:p>
<text:p text:style-name="Standard">
      Jestem w stanie wyprodukować co sekundę, jeśli nie dasz rady przetworzyć to dostaniesz wtedy gdy będziesz mógł.
    </text:p>
<text:p text:style-name="Standard">
      Jest to punkt w którym widać różnicę między stream(java) i rx
    </text:p>
<text:h text:style-name="Heading_20_4" text:outline-level="4">SubscribeOn i PublishOn</text:h>
<text:span text:style-name="T1">package </text:span>pro.buildmysoftware.webflux.examples.operators;<text:line-break/>
<text:line-break/>
<text:span text:style-name="T1">import </text:span>org.junit.jupiter.api.DisplayName;<text:line-break/>
<text:span text:style-name="T1">import </text:span>org.junit.jupiter.api.Test;<text:line-break/>
<text:span text:style-name="T1">import </text:span>reactor.core.publisher.Flux;<text:line-break/>
<text:span text:style-name="T1">import </text:span>reactor.core.scheduler.Schedulers;<text:line-break/>
<text:line-break/>
<text:span text:style-name="T1">public class </text:span>SubscribeAndPublishOnExampleTest {<text:line-break/>
<text:span text:style-name="T2">// @formatter:off<text:line-break/>
</text:span>@DisplayName(<text:span text:style-name="T1">"subscribeOn example"</text:span>)<text:line-break/>
<text:span text:style-name="T2">// @formatter:on<text:line-break/>
</text:span>@Test<text:line-break/>
<text:span text:style-name="T1">void </text:span>subscribeOn() <text:span text:style-name="T1">throws </text:span>Exception {<text:line-break/>      Flux&lt;Integer&gt; flux = Flux.<text:span text:style-name="T2">range</text:span>(1, 10);<text:line-break/>      System.<text:span text:style-name="T1">
<text:span text:style-name="T2">out</text:span>
</text:span>.println(<text:span text:style-name="T1">"Without subscribeOn (default thread)"</text:span>);<text:line-break/>      flux.log().blockLast();<text:line-break/>      System.<text:span text:style-name="T1">
<text:span text:style-name="T2">out</text:span>
</text:span>.println(<text:span text:style-name="T1">"With subscribeOn using single scheduler"</text:span>);<text:line-break/>      flux.subscribeOn(Schedulers.<text:span text:style-name="T2">single</text:span>()).log().blockLast();<text:line-break/>
<text:span text:style-name="T2">//subscribeOn(); - cały proces otrzymywania dzieje się na publisherze<text:line-break/>
</text:span>}<text:line-break/>
<text:line-break/>
<text:span text:style-name="T2">// @formatter:off<text:line-break/>
</text:span>@DisplayName(<text:span text:style-name="T1">"publishOn example"</text:span>)<text:line-break/>
<text:span text:style-name="T2">// @formatter:on<text:line-break/>
</text:span>@Test<text:line-break/>
<text:span text:style-name="T1">void </text:span>publishOn() <text:span text:style-name="T1">throws </text:span>Exception {<text:line-break/>      Flux&lt;Integer&gt; flux = Flux.<text:span text:style-name="T2">range</text:span>(1, 10);<text:line-break/>      System.<text:span text:style-name="T1">
<text:span text:style-name="T2">out</text:span>
</text:span>.println(<text:span text:style-name="T1">"Publish on before log"</text:span>);<text:line-break/>      flux.publishOn(Schedulers.<text:span text:style-name="T2">single</text:span>()).log().blockLast();<text:line-break/>      System.<text:span text:style-name="T1">
<text:span text:style-name="T2">out</text:span>
</text:span>.println(<text:span text:style-name="T1">"Publish on after log"</text:span>);<text:line-break/>      flux.log().publishOn(Schedulers.<text:span text:style-name="T2">single</text:span>()).blockLast();<text:line-break/>
<text:span text:style-name="T2">//publishOn()-od tego momentu publikuj mi na innym wątku<text:line-break/>
</text:span>}<text:line-break/>}<text:line-break/>
<text:h text:style-name="Heading_20_3" text:outline-level="3">debugging</text:h>
<text:span text:style-name="T1">package </text:span>pro.buildmysoftware.webflux.examples.debug;<text:line-break/>
<text:line-break/>
<text:span text:style-name="T1">import </text:span>org.junit.jupiter.api.DisplayName;<text:line-break/>
<text:span text:style-name="T1">import </text:span>org.junit.jupiter.api.Test;<text:line-break/>
<text:span text:style-name="T1">import </text:span>org.reactivestreams.Publisher;<text:line-break/>
<text:span text:style-name="T1">import </text:span>reactor.core.publisher.Flux;<text:line-break/>
<text:span text:style-name="T1">import </text:span>reactor.core.publisher.Hooks;<text:line-break/>
<text:line-break/>
<text:span text:style-name="T1">public class </text:span>DebugExampleTest {<text:line-break/>
<text:span text:style-name="T2">// @formatter:off<text:line-break/>
</text:span>@DisplayName(<text:line-break/>
<text:span text:style-name="T1">"show debugging example using global hooks (costly)"<text:line-break/>
</text:span>)<text:line-break/>
<text:span text:style-name="T2">// @formatter:on<text:line-break/>
</text:span>@Test<text:line-break/>
<text:span text:style-name="T1">void </text:span>test0() <text:span text:style-name="T1">throws </text:span>Exception {<text:line-break/>      Hooks.<text:span text:style-name="T2">onOperatorDebug</text:span>();<text:line-break/>      Flux&lt;String&gt; flux =<text:line-break/>         Flux.<text:span text:style-name="T2">just</text:span>(1, 2).log().flatMap(<text:span text:style-name="T1">this</text:span>::handle);<text:line-break/>      flux.subscribe();<text:line-break/>   }<text:line-break/>
<text:line-break/>
<text:span text:style-name="T2">// @formatter:off<text:line-break/>
</text:span>@DisplayName(<text:line-break/>
<text:span text:style-name="T1">"show debugging example using checkpoint"<text:line-break/>
</text:span>)<text:line-break/>
<text:span text:style-name="T2">// @formatter:on<text:line-break/>
</text:span>@Test<text:line-break/>
<text:span text:style-name="T1">void </text:span>test1() <text:span text:style-name="T1">throws </text:span>Exception {<text:line-break/>      Flux&lt;String&gt; flux = Flux.<text:span text:style-name="T2">just</text:span>(1, 2).log().flatMap(<text:span text:style-name="T1">this</text:span>::handle)<text:line-break/>
<text:span text:style-name="T2">// checkpoint should be constructed near the end of<text:line-break/>         // the stream, to be able to instrument all operations<text:line-break/>
</text:span>.checkpoint();<text:line-break/>      flux.subscribe();<text:line-break/>   }<text:line-break/>
<text:line-break/>
<text:span text:style-name="T1">private </text:span>Publisher&lt;String&gt; handle(<text:span text:style-name="T1">int </text:span>i) {<text:line-break/>
<text:span text:style-name="T1">throw new </text:span>RuntimeException(<text:span text:style-name="T1">"exception when processing " </text:span>+ i);<text:line-break/>   }<text:line-break/>}<text:line-break/>
<text:p text:style-name="Standard"/>
<text:p text:style-name="Standard">
      Hooks.<text:span text:style-name="T2">onOperatorDebug</text:span>(); - informuje na którym operatorze wyleciał błąd, operacja bardzo kosztowna wydajnościowo
    </text:p>
<text:p text:style-name="Standard">
      Flux&lt;String&gt; flux = Flux.<text:span text:style-name="T2">just</text:span>(1, 2).log().flatMap(<text:span text:style-name="T1">this</text:span>::handle)         <text:span text:style-name="T2">// checkpoint should be constructed near the end of         // the stream, to be able to instrument all operations         </text:span>.checkpoint();
    </text:p>
<text:p text:style-name="Standard">
      - drugi sposób znacznie mniej obciążający
    </text:p>
<text:h text:style-name="Heading_20_3" text:outline-level="3"> </text:h>
<text:h text:style-name="Heading_20_2" text:outline-level="2">WebFlux</text:h>
<text:p text:style-name="Standard">
      Bibliotekę tę wnosi starter :
    </text:p>spring-boot-starter-webflux

Webflux jest frameworkiem webowym zbudowanym na bazie projektu Reactor. Webflux jest altenatywą dla MVC. Od siebie dodaje aspekty programowania webowego.<text:p text:style-name="Standard"/>
<text:p text:style-name="Standard">
      Mogą istnieć kontrolery, można używać tych samych adnotacji co przy mvc.
    </text:p>
<text:p text:style-name="Standard"/>@RestController<text:line-break/>@RequestMapping(<text:span text:style-name="T1">"/controller/hello"</text:span>)<text:line-break/>
<text:span text:style-name="T1">public class </text:span>ReactiveHelloController {<text:line-break/>@GetMapping(produces = MediaType.<text:span text:style-name="T1">
<text:span text:style-name="T2">TEXT_EVENT_STREAM_VALUE</text:span>
</text:span>)<text:line-break/>
<text:span text:style-name="T1">public </text:span>Flux&lt;Hello&gt; allMsgs() {<text:line-break/>
<text:span text:style-name="T1">return </text:span>Flux.<text:span text:style-name="T2">interval</text:span>(Duration.<text:span text:style-name="T2">ofSeconds</text:span>(1))<text:line-break/>         .map(i -&gt; <text:span text:style-name="T1">new </text:span>Hello(<text:span text:style-name="T1">"Hello " </text:span>+ i));<text:line-break/>   }<text:line-break/>}<text:p text:style-name="Standard"/>
<text:p text:style-name="Standard">
       @GetMapping(produces = MediaType.<text:span text:style-name="T1">
<text:span text:style-name="T2">TEXT_EVENT_STREAM_VALUE</text:span>
</text:span>) -&gt; ta linia ma ogromne znaczenie, ponieważ ona powoduje że klient nie otrzyma odpowiedzi tylko będzie czekał
    </text:p>
<text:p text:style-name="Standard">
      na kolejne eventy.
    </text:p>
<text:p text:style-name="Standard"/>
<text:p text:style-name="Standard">
      Jeśli ustawilibyśmy typ na JSON to użytkownik końcowy nie zobaczy tego dopisywania, tylko jsona,
    </text:p>@GetMapping(produces = MediaType.<text:span text:style-name="T1">
<text:span text:style-name="T2">APPLICATION_JSON_UTF8_VALUE</text:span>
</text:span>)<text:p text:style-name="Standard">
      Próbuje skompletować odpowiedź, ale strumień jest nieskończony, więc będzie wisiał.
    </text:p>
<text:p text:style-name="Standard"/>
<text:p text:style-name="Standard"/>
<text:p text:style-name="Standard">
      Dostajemy nowy sposób mapowania kontrolerów (nie muszą być reaktywne) robimy to przy pomocy RouterFunction .
    </text:p>
<text:p text:style-name="Standard"/>@Configuration<text:line-break/>
<text:span text:style-name="T1">public class </text:span>HandlerConfig {<text:line-break/>
<text:line-break/>@Bean<text:line-break/>
<text:span text:style-name="T1">public </text:span>RouterFunction&lt;ServerResponse&gt; route(HelloHandler helloHandler) {<text:line-break/>
<text:span text:style-name="T1">return </text:span>RouterFunctions<text:line-break/>         .<text:span text:style-name="T2">route</text:span>(<text:span text:style-name="T2">GET</text:span>(<text:span text:style-name="T1">"/hello"</text:span>), helloHandler::hello);<text:line-break/>   }<text:line-break/>}<text:p text:style-name="Standard"/>
<text:p text:style-name="Standard">
      Można je łączyć je w chain
    </text:p>
<text:span text:style-name="T1">return </text:span>RouterFunctions<text:line-break/>   .<text:span text:style-name="T2">route</text:span>(<text:span text:style-name="T2">GET</text:span>(<text:span text:style-name="T1">"/hello"</text:span>), helloHandler::hello).and(....);<text:p text:style-name="Standard"/>
<text:p text:style-name="Standard">
      Można dodawać dowolną funkcję
    </text:p>
<text:span text:style-name="T1">return </text:span>RouterFunctions<text:line-break/>   .<text:span text:style-name="T2">route</text:span>(<text:span text:style-name="T2">GET</text:span>(<text:span text:style-name="T1">"/hello"</text:span>), r-&gt;ServerResponse.<text:span text:style-name="T2">ok</text:span>().build());Inny sposób pisania testów. Nie mamy MockMVC (bo ściśle łączy się z API Servletów).

Mamy odpowiednik RestTemplate(zawsze jest blokujące), nazywa się WebClient (może być reaktywne, jest ogólnego przeznaczenia).<text:p text:style-name="Standard">
      WebClient jest ogólnego przeznaczenia a nie dedykowany do testów. Zwraca Flux.
    </text:p>
<text:p text:style-name="Standard"/>@SpringBootTest<text:line-break/>@AutoConfigureWebTestClient<text:line-break/>
<text:span text:style-name="T1">public class </text:span>HelloHandlerIntegrationTest {<text:line-break/>@Autowired<text:line-break/>
<text:span text:style-name="T1">private </text:span>WebTestClient <text:span text:style-name="T1">webTestClient</text:span>;<text:line-break/>
<text:line-break/>
<text:span text:style-name="T2">// @formatter:off<text:line-break/>
</text:span>@DisplayName(<text:line-break/>
<text:span text:style-name="T1">"when GET on /hello, " </text:span>+<text:line-break/>
<text:span text:style-name="T1">"then hello message with status 200 is returned"<text:line-break/>
</text:span>)<text:line-break/>
<text:span text:style-name="T2">// @formatter:on<text:line-break/>
</text:span>@Test<text:line-break/>
<text:span text:style-name="T1">void </text:span>test() <text:span text:style-name="T1">throws </text:span>Exception {<text:line-break/>
<text:span text:style-name="T2">// when<text:line-break/>
</text:span>
<text:span text:style-name="T1">webTestClient</text:span>.get().uri(<text:span text:style-name="T1">"/hello"</text:span>).exchange()<text:line-break/>
<text:span text:style-name="T2">// then<text:line-break/>
</text:span>.expectStatus().isOk().expectBody().jsonPath(<text:span text:style-name="T1">"$.msg"</text:span>)<text:line-break/>         .isEqualTo(<text:span text:style-name="T1">"hello"</text:span>);<text:line-break/>   }<text:line-break/>}<text:line-break/>
<text:p text:style-name="Standard"/>
<text:p text:style-name="Standard">
      Przy pomocy WebClient możemy się dobrać do ciała Flux zwracanego z innego serwisu:
    </text:p>WebClient wb;<text:line-break/>wb.get().uri(<text:span text:style-name="T1">""</text:span>).exchange().map(r-&gt;r.bodyToFlux())<text:p text:style-name="Standard"/>
<text:h text:style-name="Heading_20_2" text:outline-level="2">Przykład użycia z MongoDB</text:h>
<text:p text:style-name="Standard">
      Uruchamiamy:
    </text:p>
<text:p text:style-name="Standard"/>@SpringBootApplication<text:line-break/>
<text:span text:style-name="T1">public class </text:span>WebfluxTrainingApplication {<text:line-break/>
<text:line-break/>   <text:span text:style-name="T1">public static void </text:span>main(String[] args) {<text:line-break/>      SpringApplication.<text:span text:style-name="T2">run</text:span>(WebfluxTrainingApplication.<text:span text:style-name="T1">class</text:span>, args);<text:line-break/>   }<text:line-break/>
<text:line-break/>}

Tailable coursor - jeśli nie będzie ani jednego pasującego dokuemntu to kursor się nie utworzy. (Cecha Mongo) . Otwiera nieskończonego Fluxa na Mongo. <text:span text:style-name="T1">public interface </text:span>MessageRepository <text:span text:style-name="T1">extends </text:span>ReactiveMongoRepository&lt;Message,<text:line-break/>   String&gt; {<text:line-break/>@Tailable<text:line-break/>Flux&lt;Message&gt; findByMsg(String msg);<text:line-break/>}@RestController<text:line-break/>@RequestMapping(<text:span text:style-name="T1">"/controller/mongo"</text:span>)<text:line-break/>
<text:span text:style-name="T1">public class </text:span>MongoController {<text:line-break/>
<text:span text:style-name="T1">private </text:span>MessageRepository <text:span text:style-name="T1">messageRepository</text:span>;<text:line-break/>
<text:line-break/>
<text:span text:style-name="T1">public </text:span>MongoController(MessageRepository messageRepository) {<text:line-break/>
<text:span text:style-name="T1">this</text:span>.<text:span text:style-name="T1">messageRepository </text:span>= messageRepository;<text:line-break/>   }<text:line-break/>
<text:line-break/>@GetMapping(produces = MediaType.<text:span text:style-name="T1">
<text:span text:style-name="T2">TEXT_EVENT_STREAM_VALUE</text:span>
</text:span>)<text:line-break/>
<text:span text:style-name="T1">public </text:span>Flux&lt;Message&gt; findMessagesByNameStreams(@RequestParam(<text:span text:style-name="T1">"msg"</text:span>) String msg) {<text:line-break/>
<text:span text:style-name="T1">return </text:span>
<text:span text:style-name="T1">messageRepository</text:span>.findByMsg(msg).log();<text:line-break/>   }<text:line-break/>
<text:line-break/>@PostMapping<text:line-break/>
<text:span text:style-name="T1">public </text:span>Mono&lt;Message&gt; save(@RequestBody Message message) {<text:line-break/>
<text:span text:style-name="T1">return </text:span>
<text:span text:style-name="T1">messageRepository</text:span>.save(message);<text:line-break/>   }<text:line-break/>}<text:p text:style-name="Standard"/>
<text:p text:style-name="Standard"/>
<text:h text:style-name="Heading_20_3" text:outline-level="3">MongoInit</text:h>Ten kod przygotowuje kolekcję. Nie zapisujemy odczytujemy obiektów tylko reaktywne streamy. Można robić chain wywołań. Wszystko jest kaskadą. 

Musimy mieć kolekcję która nie może rosnąć w nieskończoność (to jest ograniczenie MongoDB), musi mieć ograniczony rozmmiar maksymalny jest to warunek działania Tailable Cursor.

Drugim warunkiem działania otwartego połączenia jest adnotacja @Tailable

reactiveMongoTemplate w operacji save() ma Mono i Flux. 

Chainy publisher z jednego źródła może być sourcem w innym. 

@Component<text:line-break/>
<text:span text:style-name="T1">public class </text:span>MongoInit <text:span text:style-name="T1">implements </text:span>ApplicationRunner {<text:line-break/>   <text:span text:style-name="T1">private </text:span>ReactiveMongoTemplate <text:span text:style-name="T1">reactiveMongoTemplate</text:span>;<text:line-break/>
<text:line-break/>   <text:span text:style-name="T1">public </text:span>MongoInit(ReactiveMongoTemplate reactiveMongoTemplate) {<text:line-break/>      <text:span text:style-name="T1">this</text:span>.<text:span text:style-name="T1">reactiveMongoTemplate </text:span>= reactiveMongoTemplate;<text:line-break/>   }<text:line-break/>
<text:line-break/>   @Override<text:line-break/>   <text:span text:style-name="T1">public void </text:span>run(ApplicationArguments args) <text:span text:style-name="T1">throws </text:span>Exception {<text:line-break/>      <text:span text:style-name="T1">reactiveMongoTemplate</text:span>.dropCollection(<text:span text:style-name="T1">"message"</text:span>)<text:line-break/>         .then(<text:span text:style-name="T1">reactiveMongoTemplate<text:line-break/>            </text:span>.createCollection(<text:span text:style-name="T1">"message"</text:span>, CollectionOptions<text:line-break/>               .<text:span text:style-name="T2">empty</text:span>().capped().size(2048)<text:line-break/>               .maxDocuments(10000))).subscribe();<text:line-break/>   }<text:line-break/>}<text:p text:style-name="Standard">
       subscribe() - inicjalizuje flow, bez tego się nie uruchomi.
    </text:p>
<text:h text:style-name="Heading_20_3" text:outline-level="3">Przykład pobierania eventu, przetworzenie i wypchnięcie go dalej</text:h>@GetMapping(produces = MediaType.<text:span text:style-name="T1">
<text:span text:style-name="T2">TEXT_EVENT_STREAM_VALUE</text:span>
</text:span>) <text:line-break/>
<text:span text:style-name="T1">public </text:span>Flux&lt;String&gt; findMessagesByNameStreams(@RequestParam(<text:span text:style-name="T1">"msg"</text:span>) String msg) {<text:line-break/>
<text:span text:style-name="T2">//map(m-&gt;m.getMsg().toUpperCase()) to mapowanie odbywa się przy zasubskrybowaniu, <text:line-break/>   //subskrybent uruchamia operatory przemapowanie odbywa się w subskrybencie<text:line-break/>
</text:span>
<text:span text:style-name="T1">return </text:span>
<text:span text:style-name="T1">messageRepository</text:span>.findByMsg(msg).map(m-&gt;m.getMsg().toUpperCase()).log();<text:line-break/>}<text:h text:style-name="Heading_20_3" text:outline-level="3">Zasilenie MongoDB prostym dokumentem</text:h>curl -H "Content-Type: application/json" -X POST -d "{\"msg\": \"hi\"}" http://localhost:8080/controller/mongo<text:h text:style-name="Heading_20_2" text:outline-level="2">Async vs Ractive</text:h>
<text:p text:style-name="Standard">
      Przy async oddelegowujemy cały duży wątek realizujący zadanie mimo że zwalniamy wątki obsługujących żądanie. Niewiele zyskujemy bo i tak czekamy na wątek workera.
    </text:p>
<text:p text:style-name="Standard"/>
<text:p text:style-name="Standard">
      W przypadku reactive, gdy cały stos jest reaktywny (w szczególności baza) nie ma tego ograniczenia.
    </text:p>
<text:h text:style-name="Heading_20_2" text:outline-level="2">Bridge pomiędzy system klasycznym i reaktywnym - przykład</text:h>
<text:p text:style-name="Standard">
      Stosujemy wtedy gdy nasz system jest klasyczny, ale spodziewamy się że kiedyś wymienimy architekturę.
    </text:p>
<text:p text:style-name="Standard"/>
<text:p text:style-name="Standard">
      Możemy przykryć go fasadą.
    </text:p>
<text:p text:style-name="Standard"/>
<text:p text:style-name="Standard">
      Mając event publishera, który jest klasą do publikacji zdarzeń korzysta z klasycznego ApplicationEventPublisher, potem takie zdarzenie ma zostać przechwycone i  zamienione na Flux.
    </text:p>
<text:p text:style-name="Standard"/>
<text:p text:style-name="Standard">
      event-&gt;EventPublisher-&gt;przykrywamy fasadą (adapterem), który zwróci Flux
    </text:p>
<text:p text:style-name="Standard"/>
<text:p text:style-name="Standard">
      Tworzymy komponent nasłuchujący na zdarzenie adnotacja @EventListener takiego eventa oddelegowujemy do ReactiveEventSource który konsumuje zdarzenia i generuje FluxSink.
    </text:p>
<text:p text:style-name="Standard"/>
<text:p text:style-name="Standard"/>
<text:p text:style-name="Standard">
      LinkedBlockigQueue-&gt;może być używane przez dowolną liczbę klientów, maksymalnie ograniczająca locki . Sprytna struktura nie blokująca wątków, bardzo dobra do przetwarzania danych z kolejek.
    </text:p>
<text:p text:style-name="Standard"/>
<text:p text:style-name="Standard">
      accept - metoda z Consumera , na egzekutorze uruchamiamy kod który tak szybko jak się da wybiera elementy z kolejki. Nasz bufor jest 100 elementowy, jest to klasyczny wielowątkowy consumer publisher. To co weźmiemy z kolejki wysyłamy jako Flux.
    </text:p>
<text:p text:style-name="Standard"/>
<text:p text:style-name="Standard">
      BlockingQueue - symuluje system stary blokujący, natomiast accept jest consumerem części blokującej, monitoruje ją i jeśli coś pojawi się w systemie blokującym i publikuje to od razu. Jeśli nikt nic nie dodał to czeka (nawet długo) i potem jeśli pojawi się to uruchamia.
    </text:p>
<text:p text:style-name="Standard"/>
<text:p text:style-name="Standard"/>
<text:p text:style-name="Standard">
      Ponieważ puściliśmy to na wątku (wstawianie do zasobu blokującego) . Poświęcamy cały wątek by czytał nam z fluxa. System blokujący dla całej reszty świata wygląda i zachowuje się jak system reaktywny. Mimo że poświęcamy jeden wątek który blokuje, to jeśli mamy całą
    </text:p>
<text:p text:style-name="Standard">
      masę klientów reaktywnych , którzy w klasycznym podejściu przyblokowaliby wątki by pozyskać dane klasycznie i zablokowaliby wątki, to teraz to się nie wydarzy.
    </text:p>
<text:p text:style-name="Standard"/>
<text:span text:style-name="T1">public class </text:span>ReactiveEventSource <text:span text:style-name="T1">implements </text:span>Consumer&lt;FluxSink&lt;Event&gt;&gt; {<text:line-break/>
<text:span text:style-name="T1">private </text:span>BlockingQueue&lt;Event&gt; <text:span text:style-name="T1">queue</text:span>;<text:line-break/>
<text:span text:style-name="T1">private </text:span>Executor <text:span text:style-name="T1">executor</text:span>;<text:line-break/>
<text:line-break/>
<text:span text:style-name="T1">public </text:span>ReactiveEventSource(Executor executor) {<text:line-break/>
<text:span text:style-name="T1">this</text:span>.<text:span text:style-name="T1">executor </text:span>= executor;<text:line-break/>
<text:span text:style-name="T1">queue </text:span>= <text:span text:style-name="T1">new </text:span>LinkedBlockingQueue&lt;&gt;(100);<text:line-break/>   }<text:line-break/>
<text:line-break/>
<text:span text:style-name="T1">public void </text:span>handle(Event event) {<text:line-break/>
<text:span text:style-name="T1">queue</text:span>.offer(event);<text:line-break/>   }<text:line-break/>
<text:line-break/>@Override<text:line-break/>
<text:span text:style-name="T1">public void </text:span>accept(FluxSink&lt;Event&gt; eventFluxSink) {<text:line-break/>
<text:span text:style-name="T1">executor</text:span>.execute(() -&gt; {<text:line-break/>
<text:span text:style-name="T1">try </text:span>{<text:line-break/>
<text:span text:style-name="T1">while </text:span>(<text:span text:style-name="T1">true</text:span>) {<text:line-break/>eventFluxSink.next(<text:span text:style-name="T1">queue</text:span>.take());<text:line-break/>            }<text:line-break/>         }<text:line-break/>
<text:span text:style-name="T1">catch </text:span>(InterruptedException e) {<text:line-break/>
<text:span text:style-name="T1">throw new </text:span>RuntimeException(e);<text:line-break/>         }<text:line-break/>      });<text:line-break/>   }<text:line-break/>}<text:line-break/>
<text:p text:style-name="Standard"/>
<text:p text:style-name="Standard"/>
<text:span text:style-name="T1">public class </text:span>ReactiveEventSourceTest {<text:line-break/>@DisplayName(<text:span text:style-name="T1">"when add 3 elements, then source emits 3 signals"</text:span>)<text:line-break/>@Test<text:line-break/>
<text:span text:style-name="T1">void </text:span>test() <text:span text:style-name="T1">throws </text:span>Exception {<text:line-break/>
<text:span text:style-name="T2">// given<text:line-break/>
</text:span>Collection&lt;Event&gt; receivedEvents = <text:span text:style-name="T1">new </text:span>ArrayList&lt;&gt;();<text:line-break/>      ReactiveEventSource eventSource =<text:line-break/>
<text:span text:style-name="T1">new </text:span>ReactiveEventSource(Executors<text:line-break/>         .<text:span text:style-name="T2">newSingleThreadExecutor</text:span>());<text:line-break/>      Event event0 = <text:span text:style-name="T1">new </text:span>Event(<text:span text:style-name="T1">"event 0"</text:span>);<text:line-break/>      eventSource.handle(event0);<text:line-break/>      Event event1 = <text:span text:style-name="T1">new </text:span>Event(<text:span text:style-name="T1">"event 1"</text:span>);<text:line-break/>      eventSource.handle(event1);<text:line-break/>      Event event2 = <text:span text:style-name="T1">new </text:span>Event(<text:span text:style-name="T1">"event 2"</text:span>);<text:line-break/>      eventSource.handle(event2);<text:line-break/>
<text:line-break/>
<text:span text:style-name="T2">// when<text:line-break/>
</text:span>Flux.<text:span text:style-name="T2">create</text:span>(eventSource).take(3).log()<text:line-break/>         .doOnNext(receivedEvents::add)<text:line-break/>         .blockLast(Duration.<text:span text:style-name="T2">ofSeconds</text:span>(5));<text:line-break/>
<text:line-break/>
<text:span text:style-name="T2">// then<text:line-break/>
</text:span>
<text:span text:style-name="T2">assertThat</text:span>(receivedEvents)<text:line-break/>         .containsExactlyInAnyOrder(event0, event1, event2);<text:line-break/>   }<text:line-break/>}<text:p text:style-name="Standard"/>
<text:p text:style-name="Standard"/>
<text:h text:style-name="Heading_20_3" text:outline-level="3">FluxSink</text:h>
<text:p text:style-name="Standard">
      Interfejs pasujący funkcyjnie do metody create, jest to API do dynamicznego tworzenia zdarzeń związanych z eventami.
    </text:p>
<text:h text:style-name="Heading_20_1" text:outline-level="1">Spring MVC</text:h>
<text:h text:style-name="Heading_20_2" text:outline-level="2">Dobre praktyki</text:h>
<text:p text:style-name="Standard">
      Rest
    </text:p>
<text:p text:style-name="Standard">
      Zbiór zasad architektoniczny w którym wyróżnić możemy stan i zasoby. W wymianie występuje zasób i stan. Klient i serwer muszą wysyłać wszystko co jest potrzebne do  odtworzenia stanu danych.
    </text:p>
<text:p text:style-name="Standard">
      Serwisy stanowe są bezstanowe powinniśmy wysłać i odebrać wszystko co jest potrzebne do realizacji zadania.
    </text:p>
<text:p text:style-name="Standard"/>
<text:p text:style-name="Standard">
      Wysyłamy coś -&gt;efekt -&gt;restart-&gt;wysłanie tego samego -&gt; ten same efekt
    </text:p>
<text:p text:style-name="Standard"/>
<text:p text:style-name="Standard">
      Poziomy dojrzałości Richardsona - warstwy poziomu dojrzałości naszego API.
    </text:p>
<text:list text:style-name="L1">
<text:list-item>
<text:p text:style-name="P1">
        The Swamp of POX - usługi nie mające ustalonych verbów, statusów, jest to wstępna wersja serwisu który dopiero może stać się usługą ale w tej chwili nie jest, jakiś endpoint, coś odbiera coś zwraca . Verby nie mają znaczenia, wszystko może lecieć POSTEM. Wymieszane "bagienko"<text:line-break/>
</text:p>
</text:list-item>
<text:list-item>
<text:p text:style-name="P1">
        Resources -  z bagienka zaczynamy wyciągać zasoby, zamiast jednego endpoita zaczynamy wyodrębniać zasoby, np. api do userów, api do tweetów, produktów, różne resource na których możemy wykonywać operacje i w zależności na który resource puścimy żądanie będziemy wiedzieli na jakim zasobie wykonana zostanie operacja. Jest to podstawa do wydzielania modułów, łączenia tematycznego.<text:line-break/>
</text:p>
</text:list-item>
<text:list-item>
<text:p text:style-name="P1">
        HTTP Verb - używamy czasowników, różnych metod które mówią nam o tym co zostanie wykonane na danym zasobie.<text:line-break/>
</text:p>
</text:list-item>
<text:list-item>
<text:p text:style-name="P1">
        Hypermedia Controls - menu nawigowalne - HTEOAS<text:line-break/>
<text:line-break/>
</text:p>
</text:list-item>
<text:list-item>
<text:p text:style-name="P1">
        Dodatkowo poza modelem: api powinno być skalowalne, dobrze operujące statusami, dobrze obsługujące headery<text:line-break/>
</text:p>
</text:list-item>
</text:list>
<text:p text:style-name="P3"/>
<text:p text:style-name="Standard"/>
<text:p text:style-name="Standard">
      /api/tweets/{id}
    </text:p>
<text:p text:style-name="Standard">
      Można sobie wyobrazić nawet websocket tylko nie można się trzymać stanu
    </text:p>
<text:p text:style-name="Standard"/>
<text:p text:style-name="Standard">
      PUT - podmień nowy zasób -  podmienia cały zasób oprócz id . Jeśli chcemy użyć do modyfikacji jednego elementu to pobieramy na klienta, zmieniamy i odsyłamy na PUT, wszystkie pola zostaną podmienione.
    </text:p>
<text:p text:style-name="Standard">
      Nie można liczyć że wyśle się jedno pole i tylko one zostanie zmienione. Jeśli innych nie będzie to zmienią się na nulle.
    </text:p>
<text:p text:style-name="Standard"/>
<text:p text:style-name="Standard">
      PATCH - modyfikacja wybiórcza pól . Nie zawsze ma przełożenie na CRUD. Powinien w ciele wysłać (np. json, ale nie musi) wysyła tylko te pola które chce podmienić. Jeśli
    </text:p>
<text:p text:style-name="Standard"/>
<text:p text:style-name="Standard">
      api/tweets/{id}/message -&gt; sposób do odwołania się do pojedynczego zasobu -&gt; może zostać wysłany PUT z plain/text, natomiast
    </text:p>
<text:p text:style-name="Standard">
      jeśli nasze api wspiera xml to PUT na api api/tweets/{id} to tu musi być wysłany xml , jeśli json to json. Znaczenie ma typ content, czyli REPREZENTACJA .
    </text:p>
<text:p text:style-name="Standard"/>
<text:p text:style-name="Standard">
      Przykład
    </text:p>
<text:p text:style-name="Standard">
      api/tweets/{id}/message -&gt; PUT z plain/text - zmiana message
    </text:p>
<text:p text:style-name="Standard">
      api/tweets/{id} -&gt; PUT z json ({message:"new message"})- też zmiana message ale wysyłamy na inny zasób i inny typ
    </text:p>
<text:p text:style-name="Standard"/>
<text:p text:style-name="Standard">
      Wyjątki błędy należałoby wyłapać błąd i zamienić go na kod błędu.
    </text:p>
<text:p text:style-name="Standard"/>
<text:p text:style-name="Standard">
      Zasoby nie muszą mieć wspólnego z bazą. Np. Spring REST data jest driverem do bazy , nie ma stanu, jest specyficzne, nie należy traktować go jako pełnoprawne api, bo tam nie ma stanów, absolutnie żadnej logiki. To jest tylko sposób dostępu do bazy, inna reprezentacja.
    </text:p>
<text:p text:style-name="Standard"/>
<text:p text:style-name="Standard">
      Endpointy RESTowe nie można traktować jako CRUD. Zasoby mogą być łączone, może być duża logika biznesowa . To tylko reprezentacja, nie musi oddawać struktury tego co jest pod spodem.
    </text:p>
<text:p text:style-name="Standard"/>
<text:p text:style-name="Standard">
      W momencie gdy zasób jest dużym grafem można np. user -&gt; adress, można dodać dodatkowy param np. fields który mówi jak szeroka interpretacja jest potrzebna
    </text:p>
<text:p text:style-name="Standard">
      api/users/{id}/fields=adress
    </text:p>
<text:p text:style-name="Standard"/>
<text:p text:style-name="Standard">
      Często dla searchy realizuje się go jako osobny endpoint nie przypisany do zasobu, taki crosszasób.
    </text:p>
<text:h text:style-name="Heading_20_3" text:outline-level="3">Cykle</text:h>
<text:p text:style-name="Standard">
      Obsługa cyklów:
    </text:p>
<text:p text:style-name="Standard"/>
<text:p text:style-name="Standard">
      api/users/{id} i dostajemy
    </text:p>
<text:p text:style-name="Standard">
      { name:'ale',
    </text:p>
<text:p text:style-name="Standard">
      adress:{ street:"",city:"" ,user:{}}
    </text:p>
<text:p text:style-name="Standard">
      }
    </text:p>
<text:p text:style-name="Standard">
      Powstaje cykl.
    </text:p>
<text:list text:style-name="L2">
<text:list-item>
<text:p text:style-name="P2">
        Nie musi być pełna reprezentacja, więc możemy w adresie wysłać tylko id usera
      </text:p>
</text:list-item>
<text:list-item>
<text:p text:style-name="P2">
        Wycięcie back ref do usera. To mogłoby być np. coś profile, user details, to nie muszą być encje , w bazie nadal może być po staremu.<text:line-break/>Wystawiamy nowe api: /api/dashboard/users/{id} - nowe api dostosowane do klienta, to mogłoby być ukrete za gatewayem , który podejmie decyzję na podstawie headera. Czyli idziemy w kierunku<text:line-break/>robienia modelu pod konkretny use case. Tworzymy dto pod reprezentacje, jako we/wy pod reprezentację, są to struktury (lombok + mapstruct). Można oznaczyć coś jako property podpięta pod funkcję (json getter lub json property - do sprawdzenia, nie jest to skalowalne, bo kroimy encję pod przypadki użycia).
      </text:p>
</text:list-item>
<text:list-item>
<text:p text:style-name="P2">
        Dodanie do api możliwości tworzenia query. Np: api/users/{id}?fields=name,adress.street . To nie jest rozwiązanie generyczne. Nie każde api musi dawać taką możliwość. Filtr który na poziomie requesta zbieramy pola, np aspektem tłumaczyć na dto, albo wybierać pola i tworzyć jsona.
      </text:p>
</text:list-item>
</text:list>
<text:p text:style-name="P3"/>
<text:h text:style-name="Heading_20_3" text:outline-level="3">HTEOAS</text:h>
<text:p text:style-name="Standard">
      Koncept mówiący o sposobie nawigacji po api.
    </text:p>
<text:p text:style-name="Standard"/>
<text:p text:style-name="Standard">
      Przykładem jest api githuba:
    </text:p>
<text:p text:style-name="Standard">
      https://api.github.com/
    </text:p>
<text:p text:style-name="Standard"/>
<text:p text:style-name="Standard">
      są różne formaty, linki do zasobów, api, nawigowalność do dokumentacji, ludziom jest łatwiej operować na api. Można trawersować graf.
    </text:p>
<text:p text:style-name="Standard"/>
<text:p text:style-name="Standard">
      Klient jest całkowicie niezależny od ścieżek. Każde api ma swój klucz, np:
    </text:p>
<text:p text:style-name="Standard"/>
<text:p text:style-name="Standard">
      emails_url : https://api.github.com/user/email
    </text:p>
<text:p text:style-name="Standard"/>
<text:p text:style-name="Standard">
      więc uderzamy do głównego api, i wyszukujemy po kluczu emails_url, zadziała nawet jeśli adres do zasobu się zmieni.
    </text:p>
<text:p text:style-name="Standard"/>
<text:p text:style-name="Standard">
      Informacja o nawigacjach jest często zagnieżdżona . Tu pomocny jest https://github.com/traverson/traverson, poszukuje zasobów i wykonuje cache na kliencie.
    </text:p>
<text:p text:style-name="Standard"/>
<text:p text:style-name="Standard">
      HTEOAS - nieco komplikuje sposób serializacji/deserializacji, klient musi być świadomy linków. Zalety: uniezależnienie się od linków, jeśli jest sporo URL, resourców
    </text:p>
<text:h text:style-name="Heading_20_4" text:outline-level="4">Wersjonowanie api</text:h>
<text:p text:style-name="Standard">
      Po headerach:
    </text:p>
<text:p text:style-name="Standard">
      Accept:application/vnd.nazwa.v3+hal+json - klient w headerze informuje nas z jakiej wersji api chce korzystać
    </text:p>
<text:h text:style-name="Heading_20_3" text:outline-level="3">https://api.github.com/</text:h>
<text:p text:style-name="Standard">
<text:a xmlns:text="text" xmlns:xlink="xlink" xlink:type="simple" xlink:href="https://api.github.com/">https://api.github.com/</text:a>
</text:p>
<text:h text:style-name="Heading_20_3" text:outline-level="3">Przykład </text:h>@RequestMapping(<text:span text:style-name="T1">"/api/tweets"</text:span>) <text:span text:style-name="T2">//liczba mnoga, wszystkie tweety<text:line-break/>
</text:span>
<text:span text:style-name="T1">public class </text:span>TweetController {<text:line-break/>
<text:line-break/>
<text:span text:style-name="T1">private </text:span>TweetRepo <text:span text:style-name="T1">repo</text:span>;<text:line-break/>
<text:line-break/>
<text:span text:style-name="T1">public </text:span>TweetController(TweetRepo repo) {<text:line-break/>
<text:span text:style-name="T1">this</text:span>.<text:span text:style-name="T1">repo </text:span>= repo;<text:line-break/>        repo.saveAll(Stream.<text:span text:style-name="T2">generate</text:span>(() -&gt; <text:span text:style-name="T1">new </text:span>Tweet(<text:span text:style-name="T1">"message" </text:span>+ UUID<text:line-break/>                .<text:span text:style-name="T2">randomUUID</text:span>(), <text:span text:style-name="T1">"author" </text:span>+ UUID.<text:span text:style-name="T2">randomUUID</text:span>())).limit(100)<text:line-break/>                .collect(Collectors.<text:span text:style-name="T2">toList</text:span>()));<text:line-break/>    }<text:line-break/>
<text:line-break/>@GetMapping<text:line-break/>
<text:span text:style-name="T1">public </text:span>Collection&lt;Tweet&gt; findAllTweets() {<text:line-break/>
<text:span text:style-name="T1">return </text:span>
<text:span text:style-name="T1">repo</text:span>.findAll();<text:line-break/>    }<text:line-break/>
<text:line-break/>
<text:span text:style-name="T2">/*Domyslny sposob bindinnngu parametrow to po konwencji z ciala.<text:line-break/>    Uzywajac odpowiednich adnotacji:<text:line-break/>    * mozna ze sciezki<text:line-break/>    * mozna z parametrow<text:line-break/>    * */<text:line-break/>
</text:span>@GetMapping(<text:span text:style-name="T1">"/{id}"</text:span>)<text:line-break/>
<text:span text:style-name="T2">//jawne mapowanie id-&gt;uuid , przy zgodności nazw niekonieczne<text:line-break/>
</text:span>
<text:span text:style-name="T1">public </text:span>ResponseEntity&lt;Tweet&gt; findTweet(@PathVariable(<text:span text:style-name="T1">"id"</text:span>) String uuid) {<text:line-break/>
<text:span text:style-name="T1">return </text:span>
<text:span text:style-name="T1">repo</text:span>.findById(UUID.<text:span text:style-name="T2">fromString</text:span>(uuid)).map(t -&gt; ResponseEntity.<text:span text:style-name="T2">status</text:span>(HttpStatus.<text:span text:style-name="T1">
<text:span text:style-name="T2">OK</text:span>
</text:span>).body(t)).orElse(ResponseEntity.<text:span text:style-name="T2">notFound</text:span>().build());<text:line-break/>    }<text:line-break/>
<text:line-break/>@GetMapping(<text:span text:style-name="T1">"/empty"</text:span>)<text:line-break/>
<text:span text:style-name="T1">public </text:span>Optional&lt;Tweet&gt; findEmpty() {<text:line-break/>
<text:span text:style-name="T1">return </text:span>Optional.<text:span text:style-name="T2">empty</text:span>();<text:line-break/>    }<text:line-break/>
<text:line-break/>
<text:span text:style-name="T2">/*<text:line-break/>     * PathVariable - szuka po pasującej części na potrzeby placeholdera - zmienna ze ścieżki user/tweet/{id} np user/tweet/11<text:line-break/>     * RequestParam- parametry po znaku zapytania user/tweet?id=11<text:line-break/>     * */<text:line-break/>
</text:span>@GetMapping(params = <text:span text:style-name="T1">"msg"</text:span>)<text:line-break/>
<text:span text:style-name="T1">public </text:span>Collection&lt;Tweet&gt; findByMessage(@RequestParam(<text:span text:style-name="T1">"msg"</text:span>) String msg) {<text:line-break/>
<text:span text:style-name="T1">return </text:span>
<text:span text:style-name="T1">repo</text:span>.findByMessage();<text:line-break/>    }<text:line-break/>
<text:line-break/>
<text:span text:style-name="T2">//status domyslny - mozna ustawiac tylko jeśli z ciała nie zmieniamy statusu<text:line-break/>   //@ResponseStatus(HttpStatus.CREATED)<text:line-break/>
</text:span>@PostMapping<text:line-break/>
<text:span text:style-name="T1">public </text:span>ResponseEntity&lt;?&gt; createTweet(@RequestBody Tweet tweet) {<text:line-break/>      Tweet saveTweet = <text:span text:style-name="T1">repo</text:span>.save(tweet);<text:line-break/>
<text:span text:style-name="T1">return </text:span>ResponseEntity.<text:span text:style-name="T2">created</text:span>(URI.<text:span text:style-name="T2">create</text:span>(String.<text:span text:style-name="T2">format</text:span>(<text:span text:style-name="T1">"api/tweets/%s"</text:span>,<text:span text:style-name="T1">"1"</text:span>))).build();<text:line-break/>
<text:line-break/>    }<text:line-break/>
<text:line-break/>@GetMapping(params = {<text:span text:style-name="T1">"page"</text:span>})<text:line-break/>
<text:span text:style-name="T1">public </text:span>Page&lt;Tweet&gt; findTweetPage(Pageable pageable) {<text:line-break/>
<text:span text:style-name="T1">return </text:span>
<text:span text:style-name="T1">repo</text:span>.findAll(pageable);<text:line-break/>    }<text:line-break/>
<text:line-break/>
<text:span text:style-name="T2">//wynosząc id wymuszam jesgo istnienie<text:line-break/>
</text:span>@PutMapping(<text:span text:style-name="T1">"/{id}"</text:span>)<text:line-break/>
<text:span text:style-name="T1">public void </text:span>replace(<text:line-break/>@PathVariable(<text:span text:style-name="T1">"id"</text:span>) String uuid,<text:line-break/>@RequestBody Tweet tweet){<text:line-break/>
<text:span text:style-name="T1">repo</text:span>.save(tweet);<text:line-break/>   }<text:line-break/>
<text:line-break/>@PostMapping(<text:span text:style-name="T1">"/exception"</text:span>)<text:line-break/>
<text:span text:style-name="T1">public void </text:span>throwEx() {<text:line-break/>
<text:span text:style-name="T1">throw new </text:span>RuntimeException(<text:span text:style-name="T1">"This method throws " </text:span>+<text:line-break/>
<text:span text:style-name="T1">"exception"</text:span>);<text:line-break/>    }<text:line-break/>
<text:line-break/>
<text:line-break/>}<text:h text:style-name="Heading_20_3" text:outline-level="3">Metoda z HTEOAS</text:h>@GetMapping(<text:span text:style-name="T1">"/{id}"</text:span>)<text:line-break/>
<text:span text:style-name="T2">// this method uses HATEOAS to produce self link reference<text:line-break/>
</text:span>
<text:span text:style-name="T1">public </text:span>ResponseEntity&lt;EntityModel&lt;Tweet&gt;&gt; findTweet(@PathVariable(<text:span text:style-name="T1">"id"</text:span>) String uuid) {<text:line-break/>
<text:span text:style-name="T1">return </text:span>
<text:span text:style-name="T1">repo</text:span>.findById(UUID.<text:span text:style-name="T2">fromString</text:span>(uuid))<text:line-break/>      .map(t -&gt; ResponseEntity.<text:span text:style-name="T2">status</text:span>(HttpStatus.<text:span text:style-name="T1">
<text:span text:style-name="T2">OK</text:span>
</text:span>)<text:line-break/>         .body(<text:span text:style-name="T1">new </text:span>EntityModel&lt;&gt;(t,<text:line-break/>
<text:span text:style-name="T2">linkTo</text:span>(<text:span text:style-name="T2">methodOn</text:span>(TweetController.<text:span text:style-name="T1">class</text:span>)<text:line-break/>            .findTweet(uuid)).withSelfRel())))<text:line-break/>      .orElse(ResponseEntity.<text:span text:style-name="T2">notFound</text:span>().build());<text:line-break/>}<text:p text:style-name="Standard"/>
<text:p text:style-name="Standard">
      UWAGA! zmiany wersji - to co kiedyś nazywało się Resource teraz EntityModel, pojawiła się klasa MVCLinkBuilder a zniknęła ResourceLinkBuilder (jest w starych przykłądach). Dostarczony został skrypt który to przemapowuje.
    </text:p>
<text:p text:style-name="Standard"/>
<text:p text:style-name="Standard">
      W body jest EntityModel, pierwszy argument to co ma być w ciele responsa(czyli Tweet), a drugi argument to linki które budujemy linkto(methodOn/*metoda w kontrolerze do której ma być link*/) i nazwa symboliczna linku.
    </text:p>
<text:h text:style-name="Heading_20_1" text:outline-level="1">Spring Cloud Netflix (OSS)</text:h>
<text:p text:style-name="Standard">
      Jest to podprojekt Spring Cloud (który sam w sobie jest projektem Umbrella , tak jak Spring Data).
    </text:p>
<text:p text:style-name="Standard"/>
<text:p text:style-name="Standard">
      Netflix OSS to grupa komponentów które wydewelopował zespół netflix a spring je zaadaptował do swoich potrzeb, obecnie te zespoły pracują wspólnie i rozwijają nowe rozwiązania.
    </text:p>
<text:p text:style-name="Standard"/>
<text:p text:style-name="Standard">
      Wyzwania :
    </text:p>
<text:list text:style-name="L1">
<text:list-item>
<text:p text:style-name="P1">
        Spójność
      </text:p>
</text:list-item>
<text:list-item>
<text:p text:style-name="P1">
        Niezawodność
      </text:p>
</text:list-item>
<text:list-item>
<text:p text:style-name="P1">
        Bezpieczeństwo
      </text:p>
</text:list-item>
</text:list>
<text:p text:style-name="P3"/>
<text:p text:style-name="Standard"/>
<text:p text:style-name="Standard">
      W systemach klasycznych nie zabezpieczamy sie  przed tym że metoda się nie wywoła. Jeśli wywołania są na obiektach które są wrapperami na klasy dostępowe do innych serwisów to wtedy szansa że metoda się nie wywoła staje się dużo większa.
    </text:p>
<text:p text:style-name="Standard"/>
<text:p text:style-name="Standard">
      Load Balancer - Ribbon - jest to load balancer rozwijany przez Spring, obecnie wygaszany zostanie zastąpiony przez Spring Cloud Balancer .Klient nie musi znać listy adresów serwierów Gateway, posługuje się nazwą hosta wirtualnego. To rozwiązanie rozwija sobie nazwę hosta wirtualnego na faktyczne adresy.
    </text:p>
<text:p text:style-name="Standard"/>
<text:p text:style-name="Standard">
      Service Discovery , Service Discovery Server - rozwiązanie pozwalające na zwrócenie listy usług o zadanej nazwie. Żeby osiągnąć niezawodność serwer usług działa podobnie jak P2P, każdy nowy serwer rejestruje się jako klient do innych, tworzy się sieć, jeśli w danym momencie nie odpowiedziała nam żadna Eureka z domyślnych (czekamy chwilę), po osiągnięciu maksymalnego timeoutu wywoływana jest metoda która z cachea daje listę która obowiązywała jakiś czas temu.
    </text:p>
<text:p text:style-name="Standard"/>
<text:p text:style-name="Standard">
      Nad tym wszystkim jest Spring Cloud Configuration Server - repozytorium konfiguracji, propertisów .
    </text:p>
<text:p text:style-name="Standard"/>
<text:h text:style-name="Heading_20_2" text:outline-level="2">Przykład - serwer/klient konfiguracji</text:h>
<text:h text:style-name="Heading_20_3" text:outline-level="3">Konfiguracja</text:h>
<text:p text:style-name="Standard">
      Spring Cloud jest zarządzany poza Spring Boot, importujemy zależności z umbrella project,
    </text:p>
<text:p text:style-name="Standard"/>
<text:p text:style-name="Standard">
      Umbrella project mają nazwy kodowe zamiast numerków wersji. Tak samo jest np.  w przypadku Spring Data.
    </text:p>
<text:p text:style-name="Standard"/>
<text:p text:style-name="Standard">
      Jeżeli mamy duże release trainy należy połączyć je w BOM,  połączyć te które ze sobą działają, nadać im nazwę kodową.
    </text:p>
<text:p text:style-name="Standard"/>
<text:p text:style-name="Standard">
      np. w tym przypadku Hoxton, Greenwich - tak też zorganizowana jest dokumentacja.
    </text:p>
<text:p text:style-name="Standard">
       
    </text:p>&lt;<text:span text:style-name="T1">dependencyManagement</text:span>&gt;<text:line-break/>   &lt;<text:span text:style-name="T1">dependencies</text:span>&gt;<text:line-break/>      &lt;<text:span text:style-name="T1">dependency</text:span>&gt;<text:line-break/>         &lt;<text:span text:style-name="T1">groupId</text:span>&gt;org.springframework.cloud&lt;/<text:span text:style-name="T1">groupId</text:span>&gt;<text:line-break/>         &lt;<text:span text:style-name="T1">artifactId</text:span>&gt;spring-cloud-dependencies<text:line-break/>         &lt;/<text:span text:style-name="T1">artifactId</text:span>&gt;<text:line-break/>         &lt;<text:span text:style-name="T1">version</text:span>&gt;${spring-cloud.version}<text:line-break/>         &lt;/<text:span text:style-name="T1">version</text:span>&gt;<text:line-break/>         &lt;<text:span text:style-name="T1">type</text:span>&gt;pom&lt;/<text:span text:style-name="T1">type</text:span>&gt;<text:line-break/>         &lt;<text:span text:style-name="T1">scope</text:span>&gt;import&lt;/<text:span text:style-name="T1">scope</text:span>&gt;<text:line-break/>      &lt;/<text:span text:style-name="T1">dependency</text:span>&gt;<text:line-break/>   &lt;/<text:span text:style-name="T1">dependencies</text:span>&gt;<text:line-break/>&lt;/<text:span text:style-name="T1">dependencyManagement</text:span>&gt;<text:p text:style-name="Standard"/>
<text:p text:style-name="Standard">
      Implementacja serwera:
    </text:p>
<text:p text:style-name="Standard">
      Dodajemy jeden artefakt do zależności:
    </text:p>&lt;<text:span text:style-name="T1">dependencies</text:span>&gt;<text:line-break/>   &lt;<text:span text:style-name="T1">dependency</text:span>&gt;<text:line-break/>      &lt;<text:span text:style-name="T1">groupId</text:span>&gt;org.springframework.cloud&lt;/<text:span text:style-name="T1">groupId</text:span>&gt;<text:line-break/>      &lt;<text:span text:style-name="T1">artifactId</text:span>&gt;spring-cloud-config-server&lt;/<text:span text:style-name="T1">artifactId</text:span>&gt;<text:line-break/>   &lt;/<text:span text:style-name="T1">dependency</text:span>&gt;<text:line-break/>&lt;/<text:span text:style-name="T1">dependencies</text:span>&gt;<text:p text:style-name="Standard"/>
<text:p text:style-name="Standard"/>
<text:h text:style-name="Heading_20_3" text:outline-level="3">Implementacja serwera konfiguracji</text:h>
<text:p text:style-name="Standard">
      Tworzymy aplikację z adnotacją @EnableConfigServer
    </text:p>
<text:p text:style-name="Standard"/>@SpringBootApplication<text:line-break/>@EnableConfigServer<text:line-break/>
<text:span text:style-name="T1">public class </text:span>Server {<text:line-break/>
<text:line-break/>
<text:span text:style-name="T1">public static void </text:span>main(String[] args) {<text:line-break/>      SpringApplication.<text:span text:style-name="T2">run</text:span>(Server.<text:span text:style-name="T1">class</text:span>, args);<text:line-break/>   }<text:line-break/>}<text:line-break/>
<text:p text:style-name="Standard"/>
<text:p text:style-name="Standard">
      Konfiguracja:
    </text:p>
<text:span text:style-name="T1">server</text:span>:<text:line-break/>  <text:span text:style-name="T1">port</text:span>: 8888<text:line-break/>
<text:span text:style-name="T1">spring</text:span>:<text:line-break/>  <text:span text:style-name="T1">cloud</text:span>:<text:line-break/>    <text:span text:style-name="T1">config</text:span>:<text:line-break/>      <text:span text:style-name="T1">server</text:span>:<text:line-break/>        <text:span text:style-name="T1">git</text:span>:<text:line-break/>          <text:span text:style-name="T1">uri</text:span>: https://github.com/mikewojtyna/spring-training<text:line-break/>          <text:span text:style-name="T1">search-paths</text:span>: cloud/cloud-config-server/config

Taka konstrukcja powoduje że konfiguracja jest przechowywana na github. URI to nazwa usługi (na github) a search-patch - to zagłębienie w drzewie katalogów gdzie położony jest plik  z konfiguracją.

Po podniesieniu ten serwer udostępni endpoint gdzie klienci będą mogli pozykać konfigurację. Jest to abstract nad propertisami.

W tym przypadku actuator wystawia  endpointa pozwalającego na pozyskanie tego serwisu. 
      curl http://localhost:8888/hello-app.propertieson tak naprawdę uderzy do usługi githuba. <text:h text:style-name="Heading_20_3" text:outline-level="3">Implementacja klienta konfiguracji (plik specjalny: bootstrap.yml)</text:h>&lt;<text:span text:style-name="T1">dependencies</text:span>&gt;<text:line-break/>   &lt;<text:span text:style-name="T1">dependency</text:span>&gt;<text:line-break/>      &lt;<text:span text:style-name="T1">groupId</text:span>&gt;org.springframework.boot&lt;/<text:span text:style-name="T1">groupId</text:span>&gt;<text:line-break/>      &lt;<text:span text:style-name="T1">artifactId</text:span>&gt;spring-boot-starter-actuator&lt;/<text:span text:style-name="T1">artifactId</text:span>&gt;<text:line-break/>   &lt;/<text:span text:style-name="T1">dependency</text:span>&gt;<text:line-break/>   &lt;<text:span text:style-name="T1">dependency</text:span>&gt;<text:line-break/>      &lt;<text:span text:style-name="T1">groupId</text:span>&gt;org.springframework.cloud&lt;/<text:span text:style-name="T1">groupId</text:span>&gt;<text:line-break/>      &lt;<text:span text:style-name="T1">artifactId</text:span>&gt;spring-cloud-starter-config&lt;/<text:span text:style-name="T1">artifactId</text:span>&gt;<text:line-break/>   &lt;/<text:span text:style-name="T1">dependency</text:span>&gt;<text:line-break/>   &lt;<text:span text:style-name="T1">dependency</text:span>&gt;<text:line-break/>      &lt;<text:span text:style-name="T1">groupId</text:span>&gt;org.springframework.boot&lt;/<text:span text:style-name="T1">groupId</text:span>&gt;<text:line-break/>      &lt;<text:span text:style-name="T1">artifactId</text:span>&gt;spring-boot-starter-web&lt;/<text:span text:style-name="T1">artifactId</text:span>&gt;<text:line-break/>   &lt;/<text:span text:style-name="T1">dependency</text:span>&gt;<text:line-break/>&lt;/<text:span text:style-name="T1">dependencies</text:span>&gt;<text:p text:style-name="Standard"/>
<text:p text:style-name="Standard">
      Komponenty oznaczone jako RefreshScope, to gdy wyślemy POST na endpoint refresh (endpointa wystawia acuator, po to zależność).
    </text:p>
<text:p text:style-name="Standard"/>
<text:p text:style-name="Standard"/>
<text:p text:style-name="Standard">
      plik
    </text:p>
<text:p text:style-name="Standard">
      bootstrap.yml - uruchamiane na sammym początku załadowany w pierwszej kolejności, nawet przed wczytaniem innych propertisów . Klient musi znać nazwę aplikacji hello-app jest to ta nazwa  pliku z konfiguracją serwera.
    </text:p>
<text:p text:style-name="Standard">
      w katalogu config na githubie (konf. serwera) musi leżeć plik hello-app.yml itd...
    </text:p>
<text:p text:style-name="Standard"/>
<text:span text:style-name="T1">spring</text:span>:<text:line-break/>
<text:span text:style-name="T1">application</text:span>:<text:line-break/>
<text:span text:style-name="T1">name</text:span>: hello-app<text:line-break/>
<text:line-break/>
<text:span text:style-name="T1">cloud</text:span>:<text:line-break/>
<text:span text:style-name="T1">config</text:span>:<text:line-break/>
<text:span text:style-name="T1">uri</text:span>: http://localhost:8888<text:p text:style-name="Standard"/>
<text:p text:style-name="Standard"/>
<text:p text:style-name="Standard">
      plik properties:
    </text:p>
<text:span text:style-name="T1">management</text:span>:<text:line-break/>
<text:span text:style-name="T1">endpoints</text:span>:<text:line-break/>
<text:span text:style-name="T1">web</text:span>:<text:line-break/>
<text:span text:style-name="T1">exposure</text:span>:<text:line-break/>
<text:span text:style-name="T1">include</text:span>: <text:span text:style-name="T1">"*"</text:span>
<text:p text:style-name="Standard">
      Wystawia endpointy prze actuatora, wszystkie endpointy związane z lokalnymi restami.
    </text:p>
<text:h text:style-name="Heading_20_2" text:outline-level="2">Przykład - eureka  z  ribbonem + hystrix</text:h>
<text:p text:style-name="Standard">
      Może zdarzyć się że jakaś usługa nie odpowie. Mamy klienta który ma problem sieciowy.
    </text:p>
<text:p text:style-name="Standard"/>
<text:p text:style-name="Standard">
      Pattern Circle Breaker - jeśli dana usługa nie działa lub działa wolno to należy znaleźć dla niej zastępnik. Service nie działa przerywamy obwód i pobieramy z cache - implementacja tej usługi to Hystrix.
    </text:p>
<text:p text:style-name="Standard"/>
<text:p text:style-name="Standard">
      ______X____ SERVICE
    </text:p>
<text:p text:style-name="Standard">
            |
    </text:p>
<text:p text:style-name="Standard">
            |
    </text:p>
<text:p text:style-name="Standard">
            ----------CACHE
    </text:p>
<text:p text:style-name="Standard"/>
<text:p text:style-name="Standard">
      Przykład:
    </text:p>
<text:p text:style-name="Standard">
      mamy serwer eureka i dwóch klientów, klient się rejestruje , drugi uzywa pierwszzego, odnalezionego przez eureke żeby coś na nim zrobić, jeśli ten jest niedostępny to zamiast go pozyskiwać wywołuje prywatną metodę.
    </text:p>
<text:h text:style-name="Heading_20_3" text:outline-level="3">Serwer @EnableEurekaServer</text:h>
<text:span text:style-name="T1">server</text:span>:<text:line-break/>
<text:span text:style-name="T1">port</text:span>: 8761<text:line-break/>
<text:line-break/>
<text:span text:style-name="T1">eureka</text:span>:<text:line-break/>
<text:span text:style-name="T1">client</text:span>:<text:line-break/>
<text:span text:style-name="T1">register-with-eureka</text:span>: false<text:line-break/>
<text:span text:style-name="T1">fetch-registry</text:span>: false<text:p text:style-name="Standard"/>
<text:p text:style-name="Standard">
      Nie rejestruj się (nie działamy jako P2P)
    </text:p>
<text:p text:style-name="Standard"/>@SpringBootApplication<text:line-break/>@EnableEurekaServer<text:line-break/>
<text:span text:style-name="T1">public class </text:span>EurekaServerApp {<text:line-break/>
<text:line-break/>
<text:span text:style-name="T1">public static void </text:span>main(String[] args) {<text:line-break/>      SpringApplication.run(EurekaServerApp.<text:span text:style-name="T1">class</text:span>, args);<text:line-break/>   }<text:line-break/>}<text:line-break/>
<text:h text:style-name="Heading_20_3" text:outline-level="3">Klient @EnableDiscoveryClient @LoadBalanced</text:h>&lt;<text:span text:style-name="T1">dependency</text:span>&gt;<text:line-break/>   &lt;<text:span text:style-name="T1">groupId</text:span>&gt;org.springframework.cloud&lt;/<text:span text:style-name="T1">groupId</text:span>&gt;<text:line-break/>   &lt;<text:span text:style-name="T1">artifactId</text:span>&gt;<text:line-break/>      spring-cloud-starter-netflix-eureka-client<text:line-break/>   &lt;/<text:span text:style-name="T1">artifactId</text:span>&gt;<text:line-break/>&lt;/<text:span text:style-name="T1">dependency</text:span>&gt;<text:p text:style-name="Standard"/>
<text:span text:style-name="T1">spring</text:span>:<text:line-break/>
<text:span text:style-name="T1">application</text:span>:<text:line-break/>
<text:span text:style-name="T1">name</text:span>: eureka-client-greetings<text:p text:style-name="Standard"/>
<text:p text:style-name="Standard"/>
<text:p text:style-name="Standard">
      -ponieważ chcemy korzystać z RestTemplate musimy użyć:
    </text:p>&lt;<text:span text:style-name="T1">dependency</text:span>&gt;<text:line-break/>   &lt;<text:span text:style-name="T1">groupId</text:span>&gt;org.springframework.boot&lt;/<text:span text:style-name="T1">groupId</text:span>&gt;<text:line-break/>   &lt;<text:span text:style-name="T1">artifactId</text:span>&gt;spring-boot-starter-web&lt;/<text:span text:style-name="T1">artifactId</text:span>&gt;<text:line-break/>&lt;/<text:span text:style-name="T1">dependency</text:span>&gt;<text:p text:style-name="Standard"/>
<text:p text:style-name="Standard"/>@SpringBootApplication<text:line-break/>@EnableDiscoveryClient<text:line-break/>
<text:span text:style-name="T1">public class </text:span>EurekaClientGreetingsApp {<text:line-break/>
<text:line-break/>
<text:span text:style-name="T1">public static void </text:span>main(String[] args) {<text:line-break/>      SpringApplication.<text:span text:style-name="T2">run</text:span>(EurekaClientGreetingsApp.<text:span text:style-name="T1">class</text:span>, args);<text:line-break/>
<text:line-break/>   }<text:line-break/>
<text:line-break/>@Bean<text:line-break/>   @LoadBalanced<text:line-break/>
<text:span text:style-name="T1">public </text:span>RestTemplate restTemplate() {<text:line-break/>
<text:span text:style-name="T1">return new </text:span>RestTemplate();<text:line-break/>   }<text:line-break/>}<text:p text:style-name="Standard"/>
<text:p text:style-name="Standard">@LoadBalanced-powoduje że pod spodem użyty zostanie ribbon (load balancer) i umożliwia  posługiwanie się wirtualną nazwą hosta. </text:p>
<text:p text:style-name="Standard"/>
<text:p text:style-name="Standard"/>
<text:p text:style-name="Standard">
      Demo:
    </text:p>@Component<text:line-break/>
<text:span text:style-name="T1">public class </text:span>EurekaDiscoverer <text:span text:style-name="T1">implements </text:span>ApplicationRunner {<text:line-break/>
<text:line-break/>
<text:span text:style-name="T1">private </text:span>DiscoveryClient <text:span text:style-name="T1">discoveryClient</text:span>;<text:line-break/>
<text:span text:style-name="T1">private </text:span>String <text:span text:style-name="T1">clientName</text:span>;<text:line-break/>
<text:span text:style-name="T1">private </text:span>RestTemplate <text:span text:style-name="T1">restTemplate</text:span>;<text:line-break/>
<text:line-break/>
<text:span text:style-name="T1">public </text:span>EurekaDiscoverer(DiscoveryClient discoveryClient, @Value(<text:span text:style-name="T1">"$" </text:span>+<text:line-break/>
<text:span text:style-name="T1">"{spring.application.name}"</text:span>) String appName,<text:line-break/>            RestTemplate restTemplate) {<text:line-break/>
<text:span text:style-name="T1">this</text:span>.<text:span text:style-name="T1">discoveryClient </text:span>= discoveryClient;<text:line-break/>
<text:span text:style-name="T1">clientName </text:span>= appName;<text:line-break/>
<text:span text:style-name="T1">this</text:span>.<text:span text:style-name="T1">restTemplate </text:span>= restTemplate;<text:line-break/>   }<text:line-break/>
<text:line-break/>@Override<text:line-break/>
<text:span text:style-name="T1">public void </text:span>run(ApplicationArguments args) <text:span text:style-name="T1">throws </text:span>Exception {<text:line-break/>
<text:span text:style-name="T1">while </text:span>(<text:span text:style-name="T1">true</text:span>) {<text:line-break/>         List&lt;ServiceInstance&gt; instances = <text:span text:style-name="T1">discoveryClient<text:line-break/>
</text:span>.getInstances(<text:span text:style-name="T1">clientName</text:span>);<text:line-break/>
<text:line-break/>
<text:span text:style-name="T1">if </text:span>(!instances.isEmpty()) {<text:line-break/>            System.<text:span text:style-name="T1">
<text:span text:style-name="T2">out</text:span>
</text:span>.println(<text:span text:style-name="T1">"Found instances!"</text:span>);<text:line-break/>            instances.stream().forEach(i -&gt; {<text:line-break/>               System.<text:span text:style-name="T1">
<text:span text:style-name="T2">out<text:line-break/>
</text:span>
</text:span>.printf(<text:span text:style-name="T1">"Instance: " </text:span>+ <text:span text:style-name="T1">"host " </text:span>+ <text:span text:style-name="T1">"%s, " </text:span>+ <text:span text:style-name="T1">"instanceId: " </text:span>+ <text:span text:style-name="T1">"%s, Uri %s</text:span>
<text:span text:style-name="T1">\n"</text:span>, i<text:line-break/>                     .getHost(), i<text:line-break/>                     .getInstanceId(), i<text:line-break/>                     .getUri());<text:line-break/>
<text:line-break/>               System.<text:span text:style-name="T1">
<text:span text:style-name="T2">out<text:line-break/>
</text:span>
</text:span>.printf(<text:span text:style-name="T1">"Calling %s service" </text:span>+ <text:span text:style-name="T1">" to get all greetings </text:span>
<text:span text:style-name="T1">\n"</text:span>, <text:span text:style-name="T1">clientName</text:span>);<text:line-break/>
<text:line-break/>               Greetings greetings = <text:span text:style-name="T1">restTemplate<text:line-break/>
</text:span>.getForObject(String<text:line-break/>                     .<text:span text:style-name="T2">format</text:span>(<text:span text:style-name="T1">"http://%s" </text:span>+<text:line-break/>
<text:span text:style-name="T1">"/api" </text:span>+<text:line-break/>
<text:span text:style-name="T1">"/greetings"</text:span>,<text:line-break/>
<text:span text:style-name="T1">clientName</text:span>),<text:line-break/>                     Greetings.<text:span text:style-name="T1">class</text:span>);<text:line-break/>
<text:line-break/>               System.<text:span text:style-name="T1">
<text:span text:style-name="T2">out<text:line-break/>
</text:span>
</text:span>.println(<text:span text:style-name="T1">"Received " </text:span>+<text:line-break/>
<text:span text:style-name="T1">"greetings: " </text:span>+ greetings);<text:line-break/>            });<text:line-break/>
<text:span text:style-name="T1">break</text:span>;<text:line-break/>         }<text:line-break/>
<text:span text:style-name="T1">else </text:span>{<text:line-break/>            System.<text:span text:style-name="T1">
<text:span text:style-name="T2">out<text:line-break/>
</text:span>
</text:span>.println(<text:span text:style-name="T1">"No instances found " </text:span>+<text:line-break/>
<text:span text:style-name="T1">"yet"</text:span>);<text:line-break/>         }<text:line-break/>         Thread.<text:span text:style-name="T2">sleep</text:span>(1000);<text:line-break/>      }<text:line-break/>   }<text:line-break/>}<text:line-break/>
<text:p text:style-name="Standard"/>
<text:p text:style-name="Standard">
      To że uda się takie wstrzyknięcie:
    </text:p>
<text:p text:style-name="Standard">
       <text:span text:style-name="T1">private </text:span>DiscoveryClient <text:span text:style-name="T1">discoveryClient</text:span>;
    </text:p>
<text:p text:style-name="Standard">
      to zasługa tego że na aplikacji było użyte EnableDiscoveryClient.
    </text:p>
<text:p text:style-name="Standard">
      Wstrzyknięty discoveryclient będzie próbował fetchować konfigurację czyli zsamego siebie pod nazwę uzyskaną w eureka.
    </text:p>
<text:p text:style-name="Standard"/>
<text:p text:style-name="Standard">
         Greetings greetings = <text:span text:style-name="T1">restTemplate                  </text:span>.getForObject(String                     .<text:span text:style-name="T2">format</text:span>(<text:span text:style-name="T1">"http://%s" </text:span>+                        <text:span text:style-name="T1">"/api" </text:span>+                        <text:span text:style-name="T1">"/greetings"</text:span>,                        <text:span text:style-name="T1">clientName</text:span>),                     Greetings.<text:span text:style-name="T1">class</text:span>);
    </text:p>
<text:p text:style-name="Standard"/>
<text:p text:style-name="Standard">
      robimy strzał pod zmienną którą pozyskaliśmy po rejestracji klienta, w naszym przypadku będzie to
    </text:p>eureka-client-greetings

Pod spodem niejawnie uruchomi się ribbon. <text:p text:style-name="Standard">
      Co sekundę sprawdzamy czy taki klient się zarejestrował, jeśli tak się stanie to do niego uderzamy.
    </text:p>
<text:p text:style-name="Standard"/>@RestController<text:line-break/>@RequestMapping(<text:span text:style-name="T1">"/api/greetings"</text:span>)<text:line-break/>
<text:span text:style-name="T1">public class </text:span>GreetingsController {<text:line-break/>
<text:line-break/>@GetMapping<text:line-break/>
<text:span text:style-name="T1">public </text:span>Greetings greetings() {<text:line-break/>
<text:span text:style-name="T1">return new </text:span>Greetings(<text:span text:style-name="T1">"hello, hi and welcome"</text:span>);<text:line-break/>   }<text:line-break/>}<text:line-break/>
<text:p text:style-name="Standard"/>
<text:p text:style-name="Standard">
      ten kod pokazuje że można do niego uderzyć i coś się pojawi. Rejestracja trochę trwa.
    </text:p>
<text:p text:style-name="Standard">
      No instances found yet
    </text:p>
<text:p text:style-name="Standard">
      No instances found yet
    </text:p>
<text:p text:style-name="Standard">
      No instances found yet
    </text:p>
<text:p text:style-name="Standard">
      No instances found yet
    </text:p>
<text:p text:style-name="Standard">
      No instances found yet
    </text:p>
<text:p text:style-name="Standard">
      No instances found yet
    </text:p>
<text:p text:style-name="Standard">
      No instances found yet
    </text:p>
<text:p text:style-name="Standard">
      No instances found yet
    </text:p>
<text:p text:style-name="Standard">
      Found instances!
    </text:p>
<text:p text:style-name="Standard">
      Instance: host aps00066152-mb.poland.asseco.corp, instanceId: aps00066152-mb.poland.asseco.corp:eureka-client-greetings, Uri http://aps00066152-mb.poland.asseco.corp:8080
    </text:p>
<text:p text:style-name="Standard">
      Calling eureka-client-greetings service to get all greetings
    </text:p>
<text:p text:style-name="Standard">
      Received greetings: Greeting{msg='hello, hi and welcome'}
    </text:p>
<text:h text:style-name="Heading_20_3" text:outline-level="3">Klient hystrix @HystrixCommand</text:h>&lt;<text:span text:style-name="T1">dependencies</text:span>&gt;<text:line-break/>   &lt;<text:span text:style-name="T1">dependency</text:span>&gt;<text:line-break/>      &lt;<text:span text:style-name="T1">groupId</text:span>&gt;org.springframework.boot&lt;/<text:span text:style-name="T1">groupId</text:span>&gt;<text:line-break/>      &lt;<text:span text:style-name="T1">artifactId</text:span>&gt;spring-boot-starter-web&lt;/<text:span text:style-name="T1">artifactId</text:span>&gt;<text:line-break/>      &lt;<text:span text:style-name="T1">exclusions</text:span>&gt;<text:line-break/>         &lt;<text:span text:style-name="T1">exclusion</text:span>&gt;<text:line-break/>            &lt;<text:span text:style-name="T1">groupId</text:span>&gt;org.springframework.boot<text:line-break/>            &lt;/<text:span text:style-name="T1">groupId</text:span>&gt;<text:line-break/>            &lt;<text:span text:style-name="T1">artifactId</text:span>&gt;spring-boot-starter-tomcat<text:line-break/>            &lt;/<text:span text:style-name="T1">artifactId</text:span>&gt;<text:line-break/>         &lt;/<text:span text:style-name="T1">exclusion</text:span>&gt;<text:line-break/>      &lt;/<text:span text:style-name="T1">exclusions</text:span>&gt;<text:line-break/>   &lt;/<text:span text:style-name="T1">dependency</text:span>&gt;<text:line-break/>   &lt;<text:span text:style-name="T1">dependency</text:span>&gt;<text:line-break/>      &lt;<text:span text:style-name="T1">groupId</text:span>&gt;org.springframework.cloud&lt;/<text:span text:style-name="T1">groupId</text:span>&gt;<text:line-break/>      &lt;<text:span text:style-name="T1">artifactId</text:span>&gt;<text:line-break/>         spring-cloud-starter-netflix-hystrix<text:line-break/>      &lt;/<text:span text:style-name="T1">artifactId</text:span>&gt;<text:line-break/>   &lt;/<text:span text:style-name="T1">dependency</text:span>&gt;<text:line-break/>   &lt;<text:span text:style-name="T1">dependency</text:span>&gt;<text:line-break/>      &lt;<text:span text:style-name="T1">groupId</text:span>&gt;org.springframework.cloud&lt;/<text:span text:style-name="T1">groupId</text:span>&gt;<text:line-break/>      &lt;<text:span text:style-name="T1">artifactId</text:span>&gt;<text:line-break/>         spring-cloud-starter-netflix-eureka-client<text:line-break/>      &lt;/<text:span text:style-name="T1">artifactId</text:span>&gt;<text:line-break/>   &lt;/<text:span text:style-name="T1">dependency</text:span>&gt;<text:line-break/>&lt;/<text:span text:style-name="T1">dependencies</text:span>&gt;<text:p text:style-name="Standard"/>
<text:p text:style-name="Standard">
      Starter dodaje starter do tomcata, ale nie chcemy by wstawało to jako serwer, dlatego wykluczenie. Można byłoby wykluczyć autokonfiguracje na poziomie java (ale lepiej tak bo w ogóle nie dostajemy zależności)
    </text:p>
<text:p text:style-name="Standard"/>
<text:p text:style-name="Standard">
      Sam nie jestem usługą,  więc nie rejestruję się w Eureka, chcę tylko pozyskać info od Eureka o innym kliencie (po id-klienta). Nie znam jego id, port, ip, tylko identyfiaktor logiczny
    </text:p>
<text:span text:style-name="T1">greetingsClient </text:span>= <text:span text:style-name="T1">"eureka-client-greetings"</text:span>;<text:p text:style-name="Standard">
       
    </text:p>
<text:p text:style-name="Standard">
      @HystrixCommand- traktuj to jako coś co może być narażone na przerwanie obwodu, w takim przypadku należy dostarczyć wartości defaultowej.
    </text:p>
<text:p text:style-name="Standard"/>@Bean<text:line-break/>@LoadBalanced<text:line-break/>
<text:span text:style-name="T1">public </text:span>RestTemplate restTemplate() {<text:line-break/>
<text:span text:style-name="T1">return new </text:span>RestTemplate();<text:line-break/>}<text:p text:style-name="Standard"/>
<text:p text:style-name="Standard">
      to powoduje że możemy posługiwać się logicznymi nazwami pobranymi z eureka serwer.
    </text:p>
<text:p text:style-name="Standard"/>
<text:span text:style-name="T1">public static void </text:span>main(String[] args) <text:span text:style-name="T1">throws </text:span>InterruptedException {<text:line-break/>
<text:span text:style-name="T1">try </text:span>(ConfigurableApplicationContext context = SpringApplication<text:line-break/>      .<text:span text:style-name="T2">run</text:span>(TranslatorApp.<text:span text:style-name="T1">class</text:span>, args)) {<text:line-break/>
<text:line-break/>      TranslatorService translatorService = context<text:line-break/>         .getBean(TranslatorService.<text:span text:style-name="T1">class</text:span>);<text:line-break/>
<text:span text:style-name="T1">while </text:span>(<text:span text:style-name="T1">true</text:span>) {<text:line-break/>         String translation = translatorService<text:line-break/>            .translate();<text:line-break/>         System.<text:span text:style-name="T1">
<text:span text:style-name="T2">out<text:line-break/>
</text:span>
</text:span>.println(<text:span text:style-name="T1">"Translation: " </text:span>+ translation);<text:line-break/>
<text:span text:style-name="T1">if </text:span>(!translation<text:line-break/>            .equals(TranslatorService.<text:span text:style-name="T1">
<text:span text:style-name="T2">DEFAULT_MSG</text:span>
</text:span>)) {<text:line-break/>
<text:span text:style-name="T1">break</text:span>;<text:line-break/>         }<text:line-break/>         Thread.<text:span text:style-name="T2">sleep</text:span>(1000);<text:line-break/>      }<text:line-break/>   }<text:p text:style-name="Standard"/>
<text:p text:style-name="Standard">
      Aplikacja tak długo będzie zwracała cache dotąd aż odpowie usługa żądana.
    </text:p>
<text:p text:style-name="Standard"/>
<text:p text:style-name="Standard">
      Gdy działa eureka, client greetings  wynik:
    </text:p>
<text:p text:style-name="Standard">
      Server stats: [[Server:aps00066152-mb.poland.asseco.corp:8080; Zone:defaultZone; Total Requests:0; Successive connection failure:0; Total blackout seconds:0; Last connection made:Thu Jan 01 01:00:00 CET 1970; First connection made: Thu Jan 01 01:00:00 CET 1970; Active Connections:0; total failure count in last (1000) msecs:0; average resp time:0.0; 90 percentile resp time:0.0; 95 percentile resp time:0.0; min resp time:0.0; max resp time:0.0; stddev resp time:0.0]
    </text:p>
<text:p text:style-name="Standard">
      ]}ServerList:org.springframework.cloud.netflix.ribbon.eureka.DomainExtractingServerList@410694d4
    </text:p>
<text:p text:style-name="Standard">
      Translation: Cześć!
    </text:p>
<text:p text:style-name="Standard"/>
<text:p text:style-name="Standard">
      Jeśli położymy greeting client:
    </text:p>
<text:p text:style-name="Standard">
      },Server stats: [[Server:aps00066152-mb.poland.asseco.corp:8080; Zone:defaultZone; Total Requests:0; Successive connection failure:0; Total blackout seconds:0; Last connection made:Thu Jan 01 01:00:00 CET 1970; First connection made: Thu Jan 01 01:00:00 CET 1970; Active Connections:0; total failure count in last (1000) msecs:0; average resp time:0.0; 90 percentile resp time:0.0; 95 percentile resp time:0.0; min resp time:0.0; max resp time:0.0; stddev resp time:0.0]
    </text:p>
<text:p text:style-name="Standard">
      ]}ServerList:org.springframework.cloud.netflix.ribbon.eureka.DomainExtractingServerList@49edffa8
    </text:p>
<text:p text:style-name="Standard">
      Translation: DEFAULT_MSG
    </text:p>
<text:p text:style-name="Standard">
      2019-11-28 12:24:29.023  INFO 3844 --- [erListUpdater-0] c.netflix.config.ChainedDynamicProperty  : Flipping property: eureka-client-greetings.ribbon.ActiveConnectionsLimit to use NEXT property: niws.loadbalancer.availabilityFilteringRule.activeConnectionsLimit = 2147483647
    </text:p>
<text:p text:style-name="Standard">
      Translation: DEFAULT_MSG
    </text:p>
<text:p text:style-name="Standard">
      Translation: DEFAULT_MSG
    </text:p>
<text:p text:style-name="Standard"/>
<text:p text:style-name="Standard">
      Gdy greetings-client wstanie:
    </text:p>
<text:p text:style-name="Standard">
      Translation: DEFAULT_MSG
    </text:p>
<text:p text:style-name="Standard">
      Translation: Cześć!
    </text:p>
<text:p text:style-name="Standard">
      i kończy działanie.
    </text:p>
<text:h text:style-name="Heading_20_2" text:outline-level="2">zuul - gateway</text:h>
<text:p text:style-name="Standard">
<text:a xmlns:text="text" xmlns:xlink="xlink" xlink:type="simple" xlink:href="https://github.com/Netflix/zuul">https://github.com/Netflix/zuul</text:a>
</text:p>
<text:h text:style-name="Heading_20_2" text:outline-level="2">obraz</text:h>
<text:list text:style-name="L1">
<text:list-item/>
</text:list>
</office:text>
  </office:body>
</office:document-content>
</file>

<file path=styles.xml><?xml version="1.0" encoding="utf-8"?>
<!--
/*FreeMind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